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C2]+[.C1])/2" office:value-type="float" office:value="0.15" calcext:value-type="float">
            <text:p>0.15</text:p>
          </table:table-cell>
          <table:table-cell table:formula="of:=([.C2]-[.C1])/(([.B2]-[.B1])/1000)" office:value-type="float" office:value="-300" calcext:value-type="float">
            <text:p>-3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-0.3" calcext:value-type="float">
            <text:p>-0.3</text:p>
          </table:table-cell>
          <table:table-cell table:formula="of:=([.C3]+[.C2])/2" office:value-type="float" office:value="-0.15" calcext:value-type="float">
            <text:p>-0.15</text:p>
          </table:table-cell>
          <table:table-cell table:formula="of:=([.C3]-[.C2])/(([.B3]-[.B2])/1000)" office:value-type="float" office:value="-300" calcext:value-type="float">
            <text:p>-300</text:p>
          </table:table-cell>
          <table:table-cell table:formula="of:=([.D3]+[.D2])/2" office:value-type="float" office:value="0" calcext:value-type="float">
            <text:p>0</text:p>
          </table:table-cell>
          <table:table-cell table:formula="of:=([.E3]-[.E2])/(([.B3]-[.B2])/100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-0.6" calcext:value-type="float">
            <text:p>-0.6</text:p>
          </table:table-cell>
          <table:table-cell table:formula="of:=([.C4]+[.C3])/2" office:value-type="float" office:value="-0.45" calcext:value-type="float">
            <text:p>-0.45</text:p>
          </table:table-cell>
          <table:table-cell table:formula="of:=([.C4]-[.C3])/(([.B4]-[.B3])/1000)" office:value-type="float" office:value="-100" calcext:value-type="float">
            <text:p>-100</text:p>
          </table:table-cell>
          <table:table-cell table:formula="of:=([.D4]+[.D3])/2" office:value-type="float" office:value="-0.3" calcext:value-type="float">
            <text:p>-0.3</text:p>
          </table:table-cell>
          <table:table-cell table:formula="of:=([.E4]-[.E3])/(([.B4]-[.B3])/1000)" office:value-type="float" office:value="66666.6666666667" calcext:value-type="float">
            <text:p>66666.666666666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-0.9" calcext:value-type="float">
            <text:p>-0.9</text:p>
          </table:table-cell>
          <table:table-cell table:formula="of:=([.C5]+[.C4])/2" office:value-type="float" office:value="-0.75" calcext:value-type="float">
            <text:p>-0.75</text:p>
          </table:table-cell>
          <table:table-cell table:formula="of:=([.C5]-[.C4])/(([.B5]-[.B4])/1000)" office:value-type="float" office:value="-300" calcext:value-type="float">
            <text:p>-300</text:p>
          </table:table-cell>
          <table:table-cell table:formula="of:=([.D5]+[.D4])/2" office:value-type="float" office:value="-0.6" calcext:value-type="float">
            <text:p>-0.6</text:p>
          </table:table-cell>
          <table:table-cell table:formula="of:=([.E5]-[.E4])/(([.B5]-[.B4])/1000)" office:value-type="float" office:value="-200000" calcext:value-type="float">
            <text:p>-20000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-1.2" calcext:value-type="float">
            <text:p>-1.2</text:p>
          </table:table-cell>
          <table:table-cell table:formula="of:=([.C6]+[.C5])/2" office:value-type="float" office:value="-1.05" calcext:value-type="float">
            <text:p>-1.05</text:p>
          </table:table-cell>
          <table:table-cell table:formula="of:=([.C6]-[.C5])/(([.B6]-[.B5])/1000)" office:value-type="float" office:value="-100" calcext:value-type="float">
            <text:p>-100</text:p>
          </table:table-cell>
          <table:table-cell table:formula="of:=([.D6]+[.D5])/2" office:value-type="float" office:value="-0.9" calcext:value-type="float">
            <text:p>-0.9</text:p>
          </table:table-cell>
          <table:table-cell table:formula="of:=([.E6]-[.E5])/(([.B6]-[.B5])/1000)" office:value-type="float" office:value="66666.6666666667" calcext:value-type="float">
            <text:p>66666.6666666667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-1.5" calcext:value-type="float">
            <text:p>-1.5</text:p>
          </table:table-cell>
          <table:table-cell table:formula="of:=([.C7]+[.C6])/2" office:value-type="float" office:value="-1.35" calcext:value-type="float">
            <text:p>-1.35</text:p>
          </table:table-cell>
          <table:table-cell table:formula="of:=([.C7]-[.C6])/(([.B7]-[.B6])/1000)" office:value-type="float" office:value="-150" calcext:value-type="float">
            <text:p>-150</text:p>
          </table:table-cell>
          <table:table-cell table:formula="of:=([.D7]+[.D6])/2" office:value-type="float" office:value="-1.2" calcext:value-type="float">
            <text:p>-1.2</text:p>
          </table:table-cell>
          <table:table-cell table:formula="of:=([.E7]-[.E6])/(([.B7]-[.B6])/1000)" office:value-type="float" office:value="-25000" calcext:value-type="float">
            <text:p>-25000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-3.9" calcext:value-type="float">
            <text:p>-3.9</text:p>
          </table:table-cell>
          <table:table-cell table:formula="of:=([.C8]+[.C7])/2" office:value-type="float" office:value="-2.7" calcext:value-type="float">
            <text:p>-2.7</text:p>
          </table:table-cell>
          <table:table-cell table:formula="of:=([.C8]-[.C7])/(([.B8]-[.B7])/1000)" office:value-type="float" office:value="-171.428571428571" calcext:value-type="float">
            <text:p>-171.428571428571</text:p>
          </table:table-cell>
          <table:table-cell table:formula="of:=([.D8]+[.D7])/2" office:value-type="float" office:value="-2.025" calcext:value-type="float">
            <text:p>-2.025</text:p>
          </table:table-cell>
          <table:table-cell table:formula="of:=([.E8]-[.E7])/(([.B8]-[.B7])/1000)" office:value-type="float" office:value="-1530.61224489796" calcext:value-type="float">
            <text:p>-1530.61224489796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-6.3" calcext:value-type="float">
            <text:p>-6.3</text:p>
          </table:table-cell>
          <table:table-cell table:formula="of:=([.C9]+[.C8])/2" office:value-type="float" office:value="-5.1" calcext:value-type="float">
            <text:p>-5.1</text:p>
          </table:table-cell>
          <table:table-cell table:formula="of:=([.C9]-[.C8])/(([.B9]-[.B8])/1000)" office:value-type="float" office:value="-171.428571428571" calcext:value-type="float">
            <text:p>-171.428571428571</text:p>
          </table:table-cell>
          <table:table-cell table:formula="of:=([.D9]+[.D8])/2" office:value-type="float" office:value="-3.9" calcext:value-type="float">
            <text:p>-3.9</text:p>
          </table:table-cell>
          <table:table-cell table:formula="of:=([.E9]-[.E8])/(([.B9]-[.B8])/100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-9.3" calcext:value-type="float">
            <text:p>-9.3</text:p>
          </table:table-cell>
          <table:table-cell table:formula="of:=([.C10]+[.C9])/2" office:value-type="float" office:value="-7.8" calcext:value-type="float">
            <text:p>-7.8</text:p>
          </table:table-cell>
          <table:table-cell table:formula="of:=([.C10]-[.C9])/(([.B10]-[.B9])/1000)" office:value-type="float" office:value="-200" calcext:value-type="float">
            <text:p>-200</text:p>
          </table:table-cell>
          <table:table-cell table:formula="of:=([.D10]+[.D9])/2" office:value-type="float" office:value="-6.45" calcext:value-type="float">
            <text:p>-6.45</text:p>
          </table:table-cell>
          <table:table-cell table:formula="of:=([.E10]-[.E9])/(([.B10]-[.B9])/1000)" office:value-type="float" office:value="-1904.76190476191" calcext:value-type="float">
            <text:p>-1904.76190476191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-12.3" calcext:value-type="float">
            <text:p>-12.3</text:p>
          </table:table-cell>
          <table:table-cell table:formula="of:=([.C11]+[.C10])/2" office:value-type="float" office:value="-10.8" calcext:value-type="float">
            <text:p>-10.8</text:p>
          </table:table-cell>
          <table:table-cell table:formula="of:=([.C11]-[.C10])/(([.B11]-[.B10])/1000)" office:value-type="float" office:value="-200" calcext:value-type="float">
            <text:p>-200</text:p>
          </table:table-cell>
          <table:table-cell table:formula="of:=([.D11]+[.D10])/2" office:value-type="float" office:value="-9.3" calcext:value-type="float">
            <text:p>-9.3</text:p>
          </table:table-cell>
          <table:table-cell table:formula="of:=([.E11]-[.E10])/(([.B11]-[.B10])/100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-15.3" calcext:value-type="float">
            <text:p>-15.3</text:p>
          </table:table-cell>
          <table:table-cell table:formula="of:=([.C12]+[.C11])/2" office:value-type="float" office:value="-13.8" calcext:value-type="float">
            <text:p>-13.8</text:p>
          </table:table-cell>
          <table:table-cell table:formula="of:=([.C12]-[.C11])/(([.B12]-[.B11])/1000)" office:value-type="float" office:value="-200" calcext:value-type="float">
            <text:p>-200</text:p>
          </table:table-cell>
          <table:table-cell table:formula="of:=([.D12]+[.D11])/2" office:value-type="float" office:value="-12.3" calcext:value-type="float">
            <text:p>-12.3</text:p>
          </table:table-cell>
          <table:table-cell table:formula="of:=([.E12]-[.E11])/(([.B12]-[.B11])/100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-18.9" calcext:value-type="float">
            <text:p>-18.9</text:p>
          </table:table-cell>
          <table:table-cell table:formula="of:=([.C13]+[.C12])/2" office:value-type="float" office:value="-17.1" calcext:value-type="float">
            <text:p>-17.1</text:p>
          </table:table-cell>
          <table:table-cell table:formula="of:=([.C13]-[.C12])/(([.B13]-[.B12])/1000)" office:value-type="float" office:value="-225" calcext:value-type="float">
            <text:p>-225</text:p>
          </table:table-cell>
          <table:table-cell table:formula="of:=([.D13]+[.D12])/2" office:value-type="float" office:value="-15.45" calcext:value-type="float">
            <text:p>-15.45</text:p>
          </table:table-cell>
          <table:table-cell table:formula="of:=([.E13]-[.E12])/(([.B13]-[.B12])/1000)" office:value-type="float" office:value="-1562.49999999999" calcext:value-type="float">
            <text:p>-1562.49999999999</text:p>
          </table:table-cell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float" office:value="-22.5" calcext:value-type="float">
            <text:p>-22.5</text:p>
          </table:table-cell>
          <table:table-cell table:formula="of:=([.C14]+[.C13])/2" office:value-type="float" office:value="-20.7" calcext:value-type="float">
            <text:p>-20.7</text:p>
          </table:table-cell>
          <table:table-cell table:formula="of:=([.C14]-[.C13])/(([.B14]-[.B13])/1000)" office:value-type="float" office:value="-225" calcext:value-type="float">
            <text:p>-225</text:p>
          </table:table-cell>
          <table:table-cell table:formula="of:=([.D14]+[.D13])/2" office:value-type="float" office:value="-18.9" calcext:value-type="float">
            <text:p>-18.9</text:p>
          </table:table-cell>
          <table:table-cell table:formula="of:=([.E14]-[.E13])/(([.B14]-[.B13])/100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-25.5" calcext:value-type="float">
            <text:p>-25.5</text:p>
          </table:table-cell>
          <table:table-cell table:formula="of:=([.C15]+[.C14])/2" office:value-type="float" office:value="-24" calcext:value-type="float">
            <text:p>-24</text:p>
          </table:table-cell>
          <table:table-cell table:formula="of:=([.C15]-[.C14])/(([.B15]-[.B14])/1000)" office:value-type="float" office:value="-166.666666666667" calcext:value-type="float">
            <text:p>-166.666666666667</text:p>
          </table:table-cell>
          <table:table-cell table:formula="of:=([.D15]+[.D14])/2" office:value-type="float" office:value="-22.35" calcext:value-type="float">
            <text:p>-22.35</text:p>
          </table:table-cell>
          <table:table-cell table:formula="of:=([.E15]-[.E14])/(([.B15]-[.B14])/1000)" office:value-type="float" office:value="3240.74074074074" calcext:value-type="float">
            <text:p>3240.74074074074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-28.5" calcext:value-type="float">
            <text:p>-28.5</text:p>
          </table:table-cell>
          <table:table-cell table:formula="of:=([.C16]+[.C15])/2" office:value-type="float" office:value="-27" calcext:value-type="float">
            <text:p>-27</text:p>
          </table:table-cell>
          <table:table-cell table:formula="of:=([.C16]-[.C15])/(([.B16]-[.B15])/1000)" office:value-type="float" office:value="-187.5" calcext:value-type="float">
            <text:p>-187.5</text:p>
          </table:table-cell>
          <table:table-cell table:formula="of:=([.D16]+[.D15])/2" office:value-type="float" office:value="-25.5" calcext:value-type="float">
            <text:p>-25.5</text:p>
          </table:table-cell>
          <table:table-cell table:formula="of:=([.E16]-[.E15])/(([.B16]-[.B15])/1000)" office:value-type="float" office:value="-1302.08333333333" calcext:value-type="float">
            <text:p>-1302.08333333333</text:p>
          </table:table-cell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-31.2" calcext:value-type="float">
            <text:p>-31.2</text:p>
          </table:table-cell>
          <table:table-cell table:formula="of:=([.C17]+[.C16])/2" office:value-type="float" office:value="-29.85" calcext:value-type="float">
            <text:p>-29.85</text:p>
          </table:table-cell>
          <table:table-cell table:formula="of:=([.C17]-[.C16])/(([.B17]-[.B16])/1000)" office:value-type="float" office:value="-168.75" calcext:value-type="float">
            <text:p>-168.75</text:p>
          </table:table-cell>
          <table:table-cell table:formula="of:=([.D17]+[.D16])/2" office:value-type="float" office:value="-28.425" calcext:value-type="float">
            <text:p>-28.425</text:p>
          </table:table-cell>
          <table:table-cell table:formula="of:=([.E17]-[.E16])/(([.B17]-[.B16])/1000)" office:value-type="float" office:value="1171.875" calcext:value-type="float">
            <text:p>1171.875</text:p>
          </table:table-cell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-33.9" calcext:value-type="float">
            <text:p>-33.9</text:p>
          </table:table-cell>
          <table:table-cell table:formula="of:=([.C18]+[.C17])/2" office:value-type="float" office:value="-32.55" calcext:value-type="float">
            <text:p>-32.55</text:p>
          </table:table-cell>
          <table:table-cell table:formula="of:=([.C18]-[.C17])/(([.B18]-[.B17])/1000)" office:value-type="float" office:value="-158.823529411765" calcext:value-type="float">
            <text:p>-158.823529411765</text:p>
          </table:table-cell>
          <table:table-cell table:formula="of:=([.D18]+[.D17])/2" office:value-type="float" office:value="-31.2" calcext:value-type="float">
            <text:p>-31.2</text:p>
          </table:table-cell>
          <table:table-cell table:formula="of:=([.E18]-[.E17])/(([.B18]-[.B17])/1000)" office:value-type="float" office:value="583.910034602077" calcext:value-type="float">
            <text:p>583.910034602077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-36.3" calcext:value-type="float">
            <text:p>-36.3</text:p>
          </table:table-cell>
          <table:table-cell table:formula="of:=([.C19]+[.C18])/2" office:value-type="float" office:value="-35.1" calcext:value-type="float">
            <text:p>-35.1</text:p>
          </table:table-cell>
          <table:table-cell table:formula="of:=([.C19]-[.C18])/(([.B19]-[.B18])/1000)" office:value-type="float" office:value="-141.176470588235" calcext:value-type="float">
            <text:p>-141.176470588235</text:p>
          </table:table-cell>
          <table:table-cell table:formula="of:=([.D19]+[.D18])/2" office:value-type="float" office:value="-33.825" calcext:value-type="float">
            <text:p>-33.825</text:p>
          </table:table-cell>
          <table:table-cell table:formula="of:=([.E19]-[.E18])/(([.B19]-[.B18])/1000)" office:value-type="float" office:value="1038.06228373703" calcext:value-type="float">
            <text:p>1038.06228373703</text:p>
          </table:table-cell>
        </table:table-row>
        <table:table-row table:style-name="ro1">
          <table:table-cell/>
          <table:table-cell office:value-type="float" office:value="217" calcext:value-type="float">
            <text:p>217</text:p>
          </table:table-cell>
          <table:table-cell office:value-type="float" office:value="-39" calcext:value-type="float">
            <text:p>-39</text:p>
          </table:table-cell>
          <table:table-cell table:formula="of:=([.C20]+[.C19])/2" office:value-type="float" office:value="-37.65" calcext:value-type="float">
            <text:p>-37.65</text:p>
          </table:table-cell>
          <table:table-cell table:formula="of:=([.C20]-[.C19])/(([.B20]-[.B19])/1000)" office:value-type="float" office:value="-158.823529411765" calcext:value-type="float">
            <text:p>-158.823529411765</text:p>
          </table:table-cell>
          <table:table-cell table:formula="of:=([.D20]+[.D19])/2" office:value-type="float" office:value="-36.375" calcext:value-type="float">
            <text:p>-36.375</text:p>
          </table:table-cell>
          <table:table-cell table:formula="of:=([.E20]-[.E19])/(([.B20]-[.B19])/1000)" office:value-type="float" office:value="-1038.06228373704" calcext:value-type="float">
            <text:p>-1038.06228373704</text:p>
          </table:table-cell>
        </table:table-row>
        <table:table-row table:style-name="ro1">
          <table:table-cell/>
          <table:table-cell office:value-type="float" office:value="233" calcext:value-type="float">
            <text:p>233</text:p>
          </table:table-cell>
          <table:table-cell office:value-type="float" office:value="-41.1" calcext:value-type="float">
            <text:p>-41.1</text:p>
          </table:table-cell>
          <table:table-cell table:formula="of:=([.C21]+[.C20])/2" office:value-type="float" office:value="-40.05" calcext:value-type="float">
            <text:p>-40.05</text:p>
          </table:table-cell>
          <table:table-cell table:formula="of:=([.C21]-[.C20])/(([.B21]-[.B20])/1000)" office:value-type="float" office:value="-131.25" calcext:value-type="float">
            <text:p>-131.25</text:p>
          </table:table-cell>
          <table:table-cell table:formula="of:=([.D21]+[.D20])/2" office:value-type="float" office:value="-38.85" calcext:value-type="float">
            <text:p>-38.85</text:p>
          </table:table-cell>
          <table:table-cell table:formula="of:=([.E21]-[.E20])/(([.B21]-[.B20])/1000)" office:value-type="float" office:value="1723.3455882353" calcext:value-type="float">
            <text:p>1723.3455882353</text:p>
          </table:table-cell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office:value-type="float" office:value="-42.9" calcext:value-type="float">
            <text:p>-42.9</text:p>
          </table:table-cell>
          <table:table-cell table:formula="of:=([.C22]+[.C21])/2" office:value-type="float" office:value="-42" calcext:value-type="float">
            <text:p>-42</text:p>
          </table:table-cell>
          <table:table-cell table:formula="of:=([.C22]-[.C21])/(([.B22]-[.B21])/1000)" office:value-type="float" office:value="-112.5" calcext:value-type="float">
            <text:p>-112.5</text:p>
          </table:table-cell>
          <table:table-cell table:formula="of:=([.D22]+[.D21])/2" office:value-type="float" office:value="-41.025" calcext:value-type="float">
            <text:p>-41.025</text:p>
          </table:table-cell>
          <table:table-cell table:formula="of:=([.E22]-[.E21])/(([.B22]-[.B21])/1000)" office:value-type="float" office:value="1171.87500000002" calcext:value-type="float">
            <text:p>1171.87500000002</text:p>
          </table:table-cell>
        </table:table-row>
        <table:table-row table:style-name="ro1">
          <table:table-cell/>
          <table:table-cell office:value-type="float" office:value="267" calcext:value-type="float">
            <text:p>267</text:p>
          </table:table-cell>
          <table:table-cell office:value-type="float" office:value="-44.7" calcext:value-type="float">
            <text:p>-44.7</text:p>
          </table:table-cell>
          <table:table-cell table:formula="of:=([.C23]+[.C22])/2" office:value-type="float" office:value="-43.8" calcext:value-type="float">
            <text:p>-43.8</text:p>
          </table:table-cell>
          <table:table-cell table:formula="of:=([.C23]-[.C22])/(([.B23]-[.B22])/1000)" office:value-type="float" office:value="-100" calcext:value-type="float">
            <text:p>-100</text:p>
          </table:table-cell>
          <table:table-cell table:formula="of:=([.D23]+[.D22])/2" office:value-type="float" office:value="-42.9" calcext:value-type="float">
            <text:p>-42.9</text:p>
          </table:table-cell>
          <table:table-cell table:formula="of:=([.E23]-[.E22])/(([.B23]-[.B22])/1000)" office:value-type="float" office:value="694.444444444421" calcext:value-type="float">
            <text:p>694.444444444421</text:p>
          </table:table-cell>
        </table:table-row>
        <table:table-row table:style-name="ro1">
          <table:table-cell/>
          <table:table-cell office:value-type="float" office:value="283" calcext:value-type="float">
            <text:p>283</text:p>
          </table:table-cell>
          <table:table-cell office:value-type="float" office:value="-46.5" calcext:value-type="float">
            <text:p>-46.5</text:p>
          </table:table-cell>
          <table:table-cell table:formula="of:=([.C24]+[.C23])/2" office:value-type="float" office:value="-45.6" calcext:value-type="float">
            <text:p>-45.6</text:p>
          </table:table-cell>
          <table:table-cell table:formula="of:=([.C24]-[.C23])/(([.B24]-[.B23])/1000)" office:value-type="float" office:value="-112.5" calcext:value-type="float">
            <text:p>-112.5</text:p>
          </table:table-cell>
          <table:table-cell table:formula="of:=([.D24]+[.D23])/2" office:value-type="float" office:value="-44.7" calcext:value-type="float">
            <text:p>-44.7</text:p>
          </table:table-cell>
          <table:table-cell table:formula="of:=([.E24]-[.E23])/(([.B24]-[.B23])/1000)" office:value-type="float" office:value="-781.249999999973" calcext:value-type="float">
            <text:p>-781.249999999973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-48.9" calcext:value-type="float">
            <text:p>-48.9</text:p>
          </table:table-cell>
          <table:table-cell table:formula="of:=([.C25]+[.C24])/2" office:value-type="float" office:value="-47.7" calcext:value-type="float">
            <text:p>-47.7</text:p>
          </table:table-cell>
          <table:table-cell table:formula="of:=([.C25]-[.C24])/(([.B25]-[.B24])/1000)" office:value-type="float" office:value="-141.176470588235" calcext:value-type="float">
            <text:p>-141.176470588235</text:p>
          </table:table-cell>
          <table:table-cell table:formula="of:=([.D25]+[.D24])/2" office:value-type="float" office:value="-46.65" calcext:value-type="float">
            <text:p>-46.65</text:p>
          </table:table-cell>
          <table:table-cell table:formula="of:=([.E25]-[.E24])/(([.B25]-[.B24])/1000)" office:value-type="float" office:value="-1686.85121107267" calcext:value-type="float">
            <text:p>-1686.85121107267</text:p>
          </table:table-cell>
        </table:table-row>
        <table:table-row table:style-name="ro1">
          <table:table-cell/>
          <table:table-cell office:value-type="float" office:value="316" calcext:value-type="float">
            <text:p>316</text:p>
          </table:table-cell>
          <table:table-cell office:value-type="float" office:value="-50.7" calcext:value-type="float">
            <text:p>-50.7</text:p>
          </table:table-cell>
          <table:table-cell table:formula="of:=([.C26]+[.C25])/2" office:value-type="float" office:value="-49.8" calcext:value-type="float">
            <text:p>-49.8</text:p>
          </table:table-cell>
          <table:table-cell table:formula="of:=([.C26]-[.C25])/(([.B26]-[.B25])/1000)" office:value-type="float" office:value="-112.5" calcext:value-type="float">
            <text:p>-112.5</text:p>
          </table:table-cell>
          <table:table-cell table:formula="of:=([.D26]+[.D25])/2" office:value-type="float" office:value="-48.75" calcext:value-type="float">
            <text:p>-48.75</text:p>
          </table:table-cell>
          <table:table-cell table:formula="of:=([.E26]-[.E25])/(([.B26]-[.B25])/1000)" office:value-type="float" office:value="1792.27941176468" calcext:value-type="float">
            <text:p>1792.27941176468</text:p>
          </table:table-cell>
        </table:table-row>
        <table:table-row table:style-name="ro1">
          <table:table-cell/>
          <table:table-cell office:value-type="float" office:value="333" calcext:value-type="float">
            <text:p>333</text:p>
          </table:table-cell>
          <table:table-cell office:value-type="float" office:value="-53.1" calcext:value-type="float">
            <text:p>-53.1</text:p>
          </table:table-cell>
          <table:table-cell table:formula="of:=([.C27]+[.C26])/2" office:value-type="float" office:value="-51.9" calcext:value-type="float">
            <text:p>-51.9</text:p>
          </table:table-cell>
          <table:table-cell table:formula="of:=([.C27]-[.C26])/(([.B27]-[.B26])/1000)" office:value-type="float" office:value="-141.176470588235" calcext:value-type="float">
            <text:p>-141.176470588235</text:p>
          </table:table-cell>
          <table:table-cell table:formula="of:=([.D27]+[.D26])/2" office:value-type="float" office:value="-50.85" calcext:value-type="float">
            <text:p>-50.85</text:p>
          </table:table-cell>
          <table:table-cell table:formula="of:=([.E27]-[.E26])/(([.B27]-[.B26])/1000)" office:value-type="float" office:value="-1686.85121107264" calcext:value-type="float">
            <text:p>-1686.85121107264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-54.6" calcext:value-type="float">
            <text:p>-54.6</text:p>
          </table:table-cell>
          <table:table-cell table:formula="of:=([.C28]+[.C27])/2" office:value-type="float" office:value="-53.85" calcext:value-type="float">
            <text:p>-53.85</text:p>
          </table:table-cell>
          <table:table-cell table:formula="of:=([.C28]-[.C27])/(([.B28]-[.B27])/1000)" office:value-type="float" office:value="-88.2352941176471" calcext:value-type="float">
            <text:p>-88.2352941176471</text:p>
          </table:table-cell>
          <table:table-cell table:formula="of:=([.D28]+[.D27])/2" office:value-type="float" office:value="-52.875" calcext:value-type="float">
            <text:p>-52.875</text:p>
          </table:table-cell>
          <table:table-cell table:formula="of:=([.E28]-[.E27])/(([.B28]-[.B27])/1000)" office:value-type="float" office:value="3114.18685121107" calcext:value-type="float">
            <text:p>3114.18685121107</text:p>
          </table:table-cell>
        </table:table-row>
        <table:table-row table:style-name="ro1">
          <table:table-cell/>
          <table:table-cell office:value-type="float" office:value="366" calcext:value-type="float">
            <text:p>366</text:p>
          </table:table-cell>
          <table:table-cell office:value-type="float" office:value="-56.4" calcext:value-type="float">
            <text:p>-56.4</text:p>
          </table:table-cell>
          <table:table-cell table:formula="of:=([.C29]+[.C28])/2" office:value-type="float" office:value="-55.5" calcext:value-type="float">
            <text:p>-55.5</text:p>
          </table:table-cell>
          <table:table-cell table:formula="of:=([.C29]-[.C28])/(([.B29]-[.B28])/1000)" office:value-type="float" office:value="-112.5" calcext:value-type="float">
            <text:p>-112.5</text:p>
          </table:table-cell>
          <table:table-cell table:formula="of:=([.D29]+[.D28])/2" office:value-type="float" office:value="-54.675" calcext:value-type="float">
            <text:p>-54.675</text:p>
          </table:table-cell>
          <table:table-cell table:formula="of:=([.E29]-[.E28])/(([.B29]-[.B28])/1000)" office:value-type="float" office:value="-1516.54411764705" calcext:value-type="float">
            <text:p>-1516.54411764705</text:p>
          </table:table-cell>
        </table:table-row>
        <table:table-row table:style-name="ro1">
          <table:table-cell/>
          <table:table-cell office:value-type="float" office:value="382" calcext:value-type="float">
            <text:p>382</text:p>
          </table:table-cell>
          <table:table-cell office:value-type="float" office:value="-58.2" calcext:value-type="float">
            <text:p>-58.2</text:p>
          </table:table-cell>
          <table:table-cell table:formula="of:=([.C30]+[.C29])/2" office:value-type="float" office:value="-57.3" calcext:value-type="float">
            <text:p>-57.3</text:p>
          </table:table-cell>
          <table:table-cell table:formula="of:=([.C30]-[.C29])/(([.B30]-[.B29])/1000)" office:value-type="float" office:value="-112.5" calcext:value-type="float">
            <text:p>-112.5</text:p>
          </table:table-cell>
          <table:table-cell table:formula="of:=([.D30]+[.D29])/2" office:value-type="float" office:value="-56.4" calcext:value-type="float">
            <text:p>-56.4</text:p>
          </table:table-cell>
          <table:table-cell table:formula="of:=([.E30]-[.E29])/(([.B30]-[.B29])/1000)" office:value-type="float" office:value="-0.000000000028421709430404" calcext:value-type="float">
            <text:p>-2.8421709430404E-11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-60.3" calcext:value-type="float">
            <text:p>-60.3</text:p>
          </table:table-cell>
          <table:table-cell table:formula="of:=([.C31]+[.C30])/2" office:value-type="float" office:value="-59.25" calcext:value-type="float">
            <text:p>-59.25</text:p>
          </table:table-cell>
          <table:table-cell table:formula="of:=([.C31]-[.C30])/(([.B31]-[.B30])/1000)" office:value-type="float" office:value="-116.666666666666" calcext:value-type="float">
            <text:p>-116.666666666666</text:p>
          </table:table-cell>
          <table:table-cell table:formula="of:=([.D31]+[.D30])/2" office:value-type="float" office:value="-58.275" calcext:value-type="float">
            <text:p>-58.275</text:p>
          </table:table-cell>
          <table:table-cell table:formula="of:=([.E31]-[.E30])/(([.B31]-[.B30])/1000)" office:value-type="float" office:value="-231.481481481449" calcext:value-type="float">
            <text:p>-231.481481481449</text:p>
          </table:table-cell>
        </table:table-row>
        <table:table-row table:style-name="ro1">
          <table:table-cell/>
          <table:table-cell office:value-type="float" office:value="416" calcext:value-type="float">
            <text:p>416</text:p>
          </table:table-cell>
          <table:table-cell office:value-type="float" office:value="-62.4" calcext:value-type="float">
            <text:p>-62.4</text:p>
          </table:table-cell>
          <table:table-cell table:formula="of:=([.C32]+[.C31])/2" office:value-type="float" office:value="-61.35" calcext:value-type="float">
            <text:p>-61.35</text:p>
          </table:table-cell>
          <table:table-cell table:formula="of:=([.C32]-[.C31])/(([.B32]-[.B31])/1000)" office:value-type="float" office:value="-131.25" calcext:value-type="float">
            <text:p>-131.25</text:p>
          </table:table-cell>
          <table:table-cell table:formula="of:=([.D32]+[.D31])/2" office:value-type="float" office:value="-60.3" calcext:value-type="float">
            <text:p>-60.3</text:p>
          </table:table-cell>
          <table:table-cell table:formula="of:=([.E32]-[.E31])/(([.B32]-[.B31])/1000)" office:value-type="float" office:value="-911.458333333358" calcext:value-type="float">
            <text:p>-911.458333333358</text:p>
          </table:table-cell>
        </table:table-row>
        <table:table-row table:style-name="ro1">
          <table:table-cell/>
          <table:table-cell office:value-type="float" office:value="433" calcext:value-type="float">
            <text:p>433</text:p>
          </table:table-cell>
          <table:table-cell office:value-type="float" office:value="-64.8" calcext:value-type="float">
            <text:p>-64.8</text:p>
          </table:table-cell>
          <table:table-cell table:formula="of:=([.C33]+[.C32])/2" office:value-type="float" office:value="-63.6" calcext:value-type="float">
            <text:p>-63.6</text:p>
          </table:table-cell>
          <table:table-cell table:formula="of:=([.C33]-[.C32])/(([.B33]-[.B32])/1000)" office:value-type="float" office:value="-141.176470588235" calcext:value-type="float">
            <text:p>-141.176470588235</text:p>
          </table:table-cell>
          <table:table-cell table:formula="of:=([.D33]+[.D32])/2" office:value-type="float" office:value="-62.475" calcext:value-type="float">
            <text:p>-62.475</text:p>
          </table:table-cell>
          <table:table-cell table:formula="of:=([.E33]-[.E32])/(([.B33]-[.B32])/1000)" office:value-type="float" office:value="-583.910034602065" calcext:value-type="float">
            <text:p>-583.910034602065</text:p>
          </table:table-cell>
        </table:table-row>
        <table:table-row table:style-name="ro1">
          <table:table-cell/>
          <table:table-cell office:value-type="float" office:value="449" calcext:value-type="float">
            <text:p>449</text:p>
          </table:table-cell>
          <table:table-cell office:value-type="float" office:value="-67.2" calcext:value-type="float">
            <text:p>-67.2</text:p>
          </table:table-cell>
          <table:table-cell table:formula="of:=([.C34]+[.C33])/2" office:value-type="float" office:value="-66" calcext:value-type="float">
            <text:p>-66</text:p>
          </table:table-cell>
          <table:table-cell table:formula="of:=([.C34]-[.C33])/(([.B34]-[.B33])/1000)" office:value-type="float" office:value="-150" calcext:value-type="float">
            <text:p>-150</text:p>
          </table:table-cell>
          <table:table-cell table:formula="of:=([.D34]+[.D33])/2" office:value-type="float" office:value="-64.8" calcext:value-type="float">
            <text:p>-64.8</text:p>
          </table:table-cell>
          <table:table-cell table:formula="of:=([.E34]-[.E33])/(([.B34]-[.B33])/1000)" office:value-type="float" office:value="-551.470588235322" calcext:value-type="float">
            <text:p>-551.470588235322</text:p>
          </table:table-cell>
        </table:table-row>
        <table:table-row table:style-name="ro1">
          <table:table-cell/>
          <table:table-cell office:value-type="float" office:value="466" calcext:value-type="float">
            <text:p>466</text:p>
          </table:table-cell>
          <table:table-cell office:value-type="float" office:value="-69.3" calcext:value-type="float">
            <text:p>-69.3</text:p>
          </table:table-cell>
          <table:table-cell table:formula="of:=([.C35]+[.C34])/2" office:value-type="float" office:value="-68.25" calcext:value-type="float">
            <text:p>-68.25</text:p>
          </table:table-cell>
          <table:table-cell table:formula="of:=([.C35]-[.C34])/(([.B35]-[.B34])/1000)" office:value-type="float" office:value="-123.529411764706" calcext:value-type="float">
            <text:p>-123.529411764706</text:p>
          </table:table-cell>
          <table:table-cell table:formula="of:=([.D35]+[.D34])/2" office:value-type="float" office:value="-67.125" calcext:value-type="float">
            <text:p>-67.125</text:p>
          </table:table-cell>
          <table:table-cell table:formula="of:=([.E35]-[.E34])/(([.B35]-[.B34])/1000)" office:value-type="float" office:value="1557.09342560558" calcext:value-type="float">
            <text:p>1557.09342560558</text:p>
          </table:table-cell>
        </table:table-row>
        <table:table-row table:style-name="ro1">
          <table:table-cell/>
          <table:table-cell office:value-type="float" office:value="483" calcext:value-type="float">
            <text:p>483</text:p>
          </table:table-cell>
          <table:table-cell office:value-type="float" office:value="-71.7" calcext:value-type="float">
            <text:p>-71.7</text:p>
          </table:table-cell>
          <table:table-cell table:formula="of:=([.C36]+[.C35])/2" office:value-type="float" office:value="-70.5" calcext:value-type="float">
            <text:p>-70.5</text:p>
          </table:table-cell>
          <table:table-cell table:formula="of:=([.C36]-[.C35])/(([.B36]-[.B35])/1000)" office:value-type="float" office:value="-141.176470588236" calcext:value-type="float">
            <text:p>-141.176470588236</text:p>
          </table:table-cell>
          <table:table-cell table:formula="of:=([.D36]+[.D35])/2" office:value-type="float" office:value="-69.375" calcext:value-type="float">
            <text:p>-69.375</text:p>
          </table:table-cell>
          <table:table-cell table:formula="of:=([.E36]-[.E35])/(([.B36]-[.B35])/1000)" office:value-type="float" office:value="-1038.06228373706" calcext:value-type="float">
            <text:p>-1038.06228373706</text:p>
          </table:table-cell>
        </table:table-row>
        <table:table-row table:style-name="ro1">
          <table:table-cell/>
          <table:table-cell office:value-type="float" office:value="499" calcext:value-type="float">
            <text:p>499</text:p>
          </table:table-cell>
          <table:table-cell office:value-type="float" office:value="-74.4" calcext:value-type="float">
            <text:p>-74.4</text:p>
          </table:table-cell>
          <table:table-cell table:formula="of:=([.C37]+[.C36])/2" office:value-type="float" office:value="-73.05" calcext:value-type="float">
            <text:p>-73.05</text:p>
          </table:table-cell>
          <table:table-cell table:formula="of:=([.C37]-[.C36])/(([.B37]-[.B36])/1000)" office:value-type="float" office:value="-168.75" calcext:value-type="float">
            <text:p>-168.75</text:p>
          </table:table-cell>
          <table:table-cell table:formula="of:=([.D37]+[.D36])/2" office:value-type="float" office:value="-71.775" calcext:value-type="float">
            <text:p>-71.775</text:p>
          </table:table-cell>
          <table:table-cell table:formula="of:=([.E37]-[.E36])/(([.B37]-[.B36])/1000)" office:value-type="float" office:value="-1723.34558823528" calcext:value-type="float">
            <text:p>-1723.34558823528</text:p>
          </table:table-cell>
        </table:table-row>
        <table:table-row table:style-name="ro1">
          <table:table-cell/>
          <table:table-cell office:value-type="float" office:value="516" calcext:value-type="float">
            <text:p>516</text:p>
          </table:table-cell>
          <table:table-cell office:value-type="float" office:value="-77.1" calcext:value-type="float">
            <text:p>-77.1</text:p>
          </table:table-cell>
          <table:table-cell table:formula="of:=([.C38]+[.C37])/2" office:value-type="float" office:value="-75.75" calcext:value-type="float">
            <text:p>-75.75</text:p>
          </table:table-cell>
          <table:table-cell table:formula="of:=([.C38]-[.C37])/(([.B38]-[.B37])/1000)" office:value-type="float" office:value="-158.823529411764" calcext:value-type="float">
            <text:p>-158.823529411764</text:p>
          </table:table-cell>
          <table:table-cell table:formula="of:=([.D38]+[.D37])/2" office:value-type="float" office:value="-74.4" calcext:value-type="float">
            <text:p>-74.4</text:p>
          </table:table-cell>
          <table:table-cell table:formula="of:=([.E38]-[.E37])/(([.B38]-[.B37])/1000)" office:value-type="float" office:value="583.910034602127" calcext:value-type="float">
            <text:p>583.910034602127</text:p>
          </table:table-cell>
        </table:table-row>
        <table:table-row table:style-name="ro1">
          <table:table-cell/>
          <table:table-cell office:value-type="float" office:value="533" calcext:value-type="float">
            <text:p>533</text:p>
          </table:table-cell>
          <table:table-cell office:value-type="float" office:value="-79.5" calcext:value-type="float">
            <text:p>-79.5</text:p>
          </table:table-cell>
          <table:table-cell table:formula="of:=([.C39]+[.C38])/2" office:value-type="float" office:value="-78.3" calcext:value-type="float">
            <text:p>-78.3</text:p>
          </table:table-cell>
          <table:table-cell table:formula="of:=([.C39]-[.C38])/(([.B39]-[.B38])/1000)" office:value-type="float" office:value="-141.176470588236" calcext:value-type="float">
            <text:p>-141.176470588236</text:p>
          </table:table-cell>
          <table:table-cell table:formula="of:=([.D39]+[.D38])/2" office:value-type="float" office:value="-77.025" calcext:value-type="float">
            <text:p>-77.025</text:p>
          </table:table-cell>
          <table:table-cell table:formula="of:=([.E39]-[.E38])/(([.B39]-[.B38])/1000)" office:value-type="float" office:value="1038.06228373696" calcext:value-type="float">
            <text:p>1038.06228373696</text:p>
          </table:table-cell>
        </table:table-row>
        <table:table-row table:style-name="ro1">
          <table:table-cell/>
          <table:table-cell office:value-type="float" office:value="549" calcext:value-type="float">
            <text:p>549</text:p>
          </table:table-cell>
          <table:table-cell office:value-type="float" office:value="-81.9" calcext:value-type="float">
            <text:p>-81.9</text:p>
          </table:table-cell>
          <table:table-cell table:formula="of:=([.C40]+[.C39])/2" office:value-type="float" office:value="-80.7" calcext:value-type="float">
            <text:p>-80.7</text:p>
          </table:table-cell>
          <table:table-cell table:formula="of:=([.C40]-[.C39])/(([.B40]-[.B39])/1000)" office:value-type="float" office:value="-150" calcext:value-type="float">
            <text:p>-150</text:p>
          </table:table-cell>
          <table:table-cell table:formula="of:=([.D40]+[.D39])/2" office:value-type="float" office:value="-79.5" calcext:value-type="float">
            <text:p>-79.5</text:p>
          </table:table-cell>
          <table:table-cell table:formula="of:=([.E40]-[.E39])/(([.B40]-[.B39])/1000)" office:value-type="float" office:value="-551.470588235295" calcext:value-type="float">
            <text:p>-551.470588235295</text:p>
          </table:table-cell>
        </table:table-row>
        <table:table-row table:style-name="ro1">
          <table:table-cell/>
          <table:table-cell office:value-type="float" office:value="566" calcext:value-type="float">
            <text:p>566</text:p>
          </table:table-cell>
          <table:table-cell office:value-type="float" office:value="-84" calcext:value-type="float">
            <text:p>-84</text:p>
          </table:table-cell>
          <table:table-cell table:formula="of:=([.C41]+[.C40])/2" office:value-type="float" office:value="-82.95" calcext:value-type="float">
            <text:p>-82.95</text:p>
          </table:table-cell>
          <table:table-cell table:formula="of:=([.C41]-[.C40])/(([.B41]-[.B40])/1000)" office:value-type="float" office:value="-123.529411764706" calcext:value-type="float">
            <text:p>-123.529411764706</text:p>
          </table:table-cell>
          <table:table-cell table:formula="of:=([.D41]+[.D40])/2" office:value-type="float" office:value="-81.825" calcext:value-type="float">
            <text:p>-81.825</text:p>
          </table:table-cell>
          <table:table-cell table:formula="of:=([.E41]-[.E40])/(([.B41]-[.B40])/1000)" office:value-type="float" office:value="1557.09342560558" calcext:value-type="float">
            <text:p>1557.09342560558</text:p>
          </table:table-cell>
        </table:table-row>
        <table:table-row table:style-name="ro1">
          <table:table-cell/>
          <table:table-cell office:value-type="float" office:value="582" calcext:value-type="float">
            <text:p>582</text:p>
          </table:table-cell>
          <table:table-cell office:value-type="float" office:value="-86.1" calcext:value-type="float">
            <text:p>-86.1</text:p>
          </table:table-cell>
          <table:table-cell table:formula="of:=([.C42]+[.C41])/2" office:value-type="float" office:value="-85.05" calcext:value-type="float">
            <text:p>-85.05</text:p>
          </table:table-cell>
          <table:table-cell table:formula="of:=([.C42]-[.C41])/(([.B42]-[.B41])/1000)" office:value-type="float" office:value="-131.25" calcext:value-type="float">
            <text:p>-131.25</text:p>
          </table:table-cell>
          <table:table-cell table:formula="of:=([.D42]+[.D41])/2" office:value-type="float" office:value="-84" calcext:value-type="float">
            <text:p>-84</text:p>
          </table:table-cell>
          <table:table-cell table:formula="of:=([.E42]-[.E41])/(([.B42]-[.B41])/1000)" office:value-type="float" office:value="-482.536764705881" calcext:value-type="float">
            <text:p>-482.536764705881</text:p>
          </table:table-cell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-88.2" calcext:value-type="float">
            <text:p>-88.2</text:p>
          </table:table-cell>
          <table:table-cell table:formula="of:=([.C43]+[.C42])/2" office:value-type="float" office:value="-87.15" calcext:value-type="float">
            <text:p>-87.15</text:p>
          </table:table-cell>
          <table:table-cell table:formula="of:=([.C43]-[.C42])/(([.B43]-[.B42])/1000)" office:value-type="float" office:value="-116.666666666667" calcext:value-type="float">
            <text:p>-116.666666666667</text:p>
          </table:table-cell>
          <table:table-cell table:formula="of:=([.D43]+[.D42])/2" office:value-type="float" office:value="-86.1" calcext:value-type="float">
            <text:p>-86.1</text:p>
          </table:table-cell>
          <table:table-cell table:formula="of:=([.E43]-[.E42])/(([.B43]-[.B42])/1000)" office:value-type="float" office:value="810.185185185138" calcext:value-type="float">
            <text:p>810.185185185138</text:p>
          </table:table-cell>
        </table:table-row>
        <table:table-row table:style-name="ro1">
          <table:table-cell/>
          <table:table-cell office:value-type="float" office:value="616" calcext:value-type="float">
            <text:p>616</text:p>
          </table:table-cell>
          <table:table-cell office:value-type="float" office:value="-90.3" calcext:value-type="float">
            <text:p>-90.3</text:p>
          </table:table-cell>
          <table:table-cell table:formula="of:=([.C44]+[.C43])/2" office:value-type="float" office:value="-89.25" calcext:value-type="float">
            <text:p>-89.25</text:p>
          </table:table-cell>
          <table:table-cell table:formula="of:=([.C44]-[.C43])/(([.B44]-[.B43])/1000)" office:value-type="float" office:value="-131.25" calcext:value-type="float">
            <text:p>-131.25</text:p>
          </table:table-cell>
          <table:table-cell table:formula="of:=([.D44]+[.D43])/2" office:value-type="float" office:value="-88.2" calcext:value-type="float">
            <text:p>-88.2</text:p>
          </table:table-cell>
          <table:table-cell table:formula="of:=([.E44]-[.E43])/(([.B44]-[.B43])/1000)" office:value-type="float" office:value="-911.45833333328" calcext:value-type="float">
            <text:p>-911.45833333328</text:p>
          </table:table-cell>
        </table:table-row>
        <table:table-row table:style-name="ro1">
          <table:table-cell/>
          <table:table-cell office:value-type="float" office:value="632" calcext:value-type="float">
            <text:p>632</text:p>
          </table:table-cell>
          <table:table-cell office:value-type="float" office:value="-92.1" calcext:value-type="float">
            <text:p>-92.1</text:p>
          </table:table-cell>
          <table:table-cell table:formula="of:=([.C45]+[.C44])/2" office:value-type="float" office:value="-91.2" calcext:value-type="float">
            <text:p>-91.2</text:p>
          </table:table-cell>
          <table:table-cell table:formula="of:=([.C45]-[.C44])/(([.B45]-[.B44])/1000)" office:value-type="float" office:value="-112.5" calcext:value-type="float">
            <text:p>-112.5</text:p>
          </table:table-cell>
          <table:table-cell table:formula="of:=([.D45]+[.D44])/2" office:value-type="float" office:value="-90.225" calcext:value-type="float">
            <text:p>-90.225</text:p>
          </table:table-cell>
          <table:table-cell table:formula="of:=([.E45]-[.E44])/(([.B45]-[.B44])/1000)" office:value-type="float" office:value="1171.87499999999" calcext:value-type="float">
            <text:p>1171.87499999999</text:p>
          </table:table-cell>
        </table:table-row>
        <table:table-row table:style-name="ro1">
          <table:table-cell/>
          <table:table-cell office:value-type="float" office:value="649" calcext:value-type="float">
            <text:p>649</text:p>
          </table:table-cell>
          <table:table-cell office:value-type="float" office:value="-94.5" calcext:value-type="float">
            <text:p>-94.5</text:p>
          </table:table-cell>
          <table:table-cell table:formula="of:=([.C46]+[.C45])/2" office:value-type="float" office:value="-93.3" calcext:value-type="float">
            <text:p>-93.3</text:p>
          </table:table-cell>
          <table:table-cell table:formula="of:=([.C46]-[.C45])/(([.B46]-[.B45])/1000)" office:value-type="float" office:value="-141.176470588236" calcext:value-type="float">
            <text:p>-141.176470588236</text:p>
          </table:table-cell>
          <table:table-cell table:formula="of:=([.D46]+[.D45])/2" office:value-type="float" office:value="-92.25" calcext:value-type="float">
            <text:p>-92.25</text:p>
          </table:table-cell>
          <table:table-cell table:formula="of:=([.E46]-[.E45])/(([.B46]-[.B45])/1000)" office:value-type="float" office:value="-1686.85121107269" calcext:value-type="float">
            <text:p>-1686.85121107269</text:p>
          </table:table-cell>
        </table:table-row>
        <table:table-row table:style-name="ro1">
          <table:table-cell/>
          <table:table-cell office:value-type="float" office:value="666" calcext:value-type="float">
            <text:p>666</text:p>
          </table:table-cell>
          <table:table-cell office:value-type="float" office:value="-96.3" calcext:value-type="float">
            <text:p>-96.3</text:p>
          </table:table-cell>
          <table:table-cell table:formula="of:=([.C47]+[.C46])/2" office:value-type="float" office:value="-95.4" calcext:value-type="float">
            <text:p>-95.4</text:p>
          </table:table-cell>
          <table:table-cell table:formula="of:=([.C47]-[.C46])/(([.B47]-[.B46])/1000)" office:value-type="float" office:value="-105.882352941176" calcext:value-type="float">
            <text:p>-105.882352941176</text:p>
          </table:table-cell>
          <table:table-cell table:formula="of:=([.D47]+[.D46])/2" office:value-type="float" office:value="-94.35" calcext:value-type="float">
            <text:p>-94.35</text:p>
          </table:table-cell>
          <table:table-cell table:formula="of:=([.E47]-[.E46])/(([.B47]-[.B46])/1000)" office:value-type="float" office:value="2076.12456747408" calcext:value-type="float">
            <text:p>2076.12456747408</text:p>
          </table:table-cell>
        </table:table-row>
        <table:table-row table:style-name="ro1">
          <table:table-cell/>
          <table:table-cell office:value-type="float" office:value="683" calcext:value-type="float">
            <text:p>683</text:p>
          </table:table-cell>
          <table:table-cell office:value-type="float" office:value="-97.8" calcext:value-type="float">
            <text:p>-97.8</text:p>
          </table:table-cell>
          <table:table-cell table:formula="of:=([.C48]+[.C47])/2" office:value-type="float" office:value="-97.05" calcext:value-type="float">
            <text:p>-97.05</text:p>
          </table:table-cell>
          <table:table-cell table:formula="of:=([.C48]-[.C47])/(([.B48]-[.B47])/1000)" office:value-type="float" office:value="-88.2352941176471" calcext:value-type="float">
            <text:p>-88.2352941176471</text:p>
          </table:table-cell>
          <table:table-cell table:formula="of:=([.D48]+[.D47])/2" office:value-type="float" office:value="-96.225" calcext:value-type="float">
            <text:p>-96.225</text:p>
          </table:table-cell>
          <table:table-cell table:formula="of:=([.E48]-[.E47])/(([.B48]-[.B47])/1000)" office:value-type="float" office:value="1038.06228373701" calcext:value-type="float">
            <text:p>1038.06228373701</text:p>
          </table:table-cell>
        </table:table-row>
        <table:table-row table:style-name="ro1">
          <table:table-cell/>
          <table:table-cell office:value-type="float" office:value="699" calcext:value-type="float">
            <text:p>699</text:p>
          </table:table-cell>
          <table:table-cell office:value-type="float" office:value="-99" calcext:value-type="float">
            <text:p>-99</text:p>
          </table:table-cell>
          <table:table-cell table:formula="of:=([.C49]+[.C48])/2" office:value-type="float" office:value="-98.4" calcext:value-type="float">
            <text:p>-98.4</text:p>
          </table:table-cell>
          <table:table-cell table:formula="of:=([.C49]-[.C48])/(([.B49]-[.B48])/1000)" office:value-type="float" office:value="-75.0000000000002" calcext:value-type="float">
            <text:p>-75.0000000000002</text:p>
          </table:table-cell>
          <table:table-cell table:formula="of:=([.D49]+[.D48])/2" office:value-type="float" office:value="-97.725" calcext:value-type="float">
            <text:p>-97.725</text:p>
          </table:table-cell>
          <table:table-cell table:formula="of:=([.E49]-[.E48])/(([.B49]-[.B48])/1000)" office:value-type="float" office:value="827.20588235293" calcext:value-type="float">
            <text:p>827.20588235293</text:p>
          </table:table-cell>
        </table:table-row>
        <table:table-row table:style-name="ro1">
          <table:table-cell/>
          <table:table-cell office:value-type="float" office:value="715" calcext:value-type="float">
            <text:p>715</text:p>
          </table:table-cell>
          <table:table-cell office:value-type="float" office:value="-99.9" calcext:value-type="float">
            <text:p>-99.9</text:p>
          </table:table-cell>
          <table:table-cell table:formula="of:=([.C50]+[.C49])/2" office:value-type="float" office:value="-99.45" calcext:value-type="float">
            <text:p>-99.45</text:p>
          </table:table-cell>
          <table:table-cell table:formula="of:=([.C50]-[.C49])/(([.B50]-[.B49])/1000)" office:value-type="float" office:value="-56.2500000000004" calcext:value-type="float">
            <text:p>-56.2500000000004</text:p>
          </table:table-cell>
          <table:table-cell table:formula="of:=([.D50]+[.D49])/2" office:value-type="float" office:value="-98.925" calcext:value-type="float">
            <text:p>-98.925</text:p>
          </table:table-cell>
          <table:table-cell table:formula="of:=([.E50]-[.E49])/(([.B50]-[.B49])/1000)" office:value-type="float" office:value="1171.87499999999" calcext:value-type="float">
            <text:p>1171.87499999999</text:p>
          </table:table-cell>
        </table:table-row>
        <table:table-row table:style-name="ro1">
          <table:table-cell/>
          <table:table-cell office:value-type="float" office:value="733" calcext:value-type="float">
            <text:p>733</text:p>
          </table:table-cell>
          <table:table-cell office:value-type="float" office:value="-101.1" calcext:value-type="float">
            <text:p>-101.1</text:p>
          </table:table-cell>
          <table:table-cell table:formula="of:=([.C51]+[.C50])/2" office:value-type="float" office:value="-100.5" calcext:value-type="float">
            <text:p>-100.5</text:p>
          </table:table-cell>
          <table:table-cell table:formula="of:=([.C51]-[.C50])/(([.B51]-[.B50])/1000)" office:value-type="float" office:value="-66.6666666666661" calcext:value-type="float">
            <text:p>-66.6666666666661</text:p>
          </table:table-cell>
          <table:table-cell table:formula="of:=([.D51]+[.D50])/2" office:value-type="float" office:value="-99.975" calcext:value-type="float">
            <text:p>-99.975</text:p>
          </table:table-cell>
          <table:table-cell table:formula="of:=([.E51]-[.E50])/(([.B51]-[.B50])/1000)" office:value-type="float" office:value="-578.70370370365" calcext:value-type="float">
            <text:p>-578.70370370365</text:p>
          </table:table-cell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office:value-type="float" office:value="-102.3" calcext:value-type="float">
            <text:p>-102.3</text:p>
          </table:table-cell>
          <table:table-cell table:formula="of:=([.C52]+[.C51])/2" office:value-type="float" office:value="-101.7" calcext:value-type="float">
            <text:p>-101.7</text:p>
          </table:table-cell>
          <table:table-cell table:formula="of:=([.C52]-[.C51])/(([.B52]-[.B51])/1000)" office:value-type="float" office:value="-70.5882352941178" calcext:value-type="float">
            <text:p>-70.5882352941178</text:p>
          </table:table-cell>
          <table:table-cell table:formula="of:=([.D52]+[.D51])/2" office:value-type="float" office:value="-101.1" calcext:value-type="float">
            <text:p>-101.1</text:p>
          </table:table-cell>
          <table:table-cell table:formula="of:=([.E52]-[.E51])/(([.B52]-[.B51])/1000)" office:value-type="float" office:value="-230.680507497162" calcext:value-type="float">
            <text:p>-230.680507497162</text:p>
          </table:table-cell>
        </table:table-row>
        <table:table-row table:style-name="ro1">
          <table:table-cell/>
          <table:table-cell office:value-type="float" office:value="768" calcext:value-type="float">
            <text:p>768</text:p>
          </table:table-cell>
          <table:table-cell office:value-type="float" office:value="-103.2" calcext:value-type="float">
            <text:p>-103.2</text:p>
          </table:table-cell>
          <table:table-cell table:formula="of:=([.C53]+[.C52])/2" office:value-type="float" office:value="-102.75" calcext:value-type="float">
            <text:p>-102.75</text:p>
          </table:table-cell>
          <table:table-cell table:formula="of:=([.C53]-[.C52])/(([.B53]-[.B52])/1000)" office:value-type="float" office:value="-50.0000000000003" calcext:value-type="float">
            <text:p>-50.0000000000003</text:p>
          </table:table-cell>
          <table:table-cell table:formula="of:=([.D53]+[.D52])/2" office:value-type="float" office:value="-102.225" calcext:value-type="float">
            <text:p>-102.225</text:p>
          </table:table-cell>
          <table:table-cell table:formula="of:=([.E53]-[.E52])/(([.B53]-[.B52])/1000)" office:value-type="float" office:value="1143.79084967319" calcext:value-type="float">
            <text:p>1143.79084967319</text:p>
          </table:table-cell>
        </table:table-row>
        <table:table-row table:style-name="ro1">
          <table:table-cell/>
          <table:table-cell office:value-type="float" office:value="785" calcext:value-type="float">
            <text:p>785</text:p>
          </table:table-cell>
          <table:table-cell office:value-type="float" office:value="-104.1" calcext:value-type="float">
            <text:p>-104.1</text:p>
          </table:table-cell>
          <table:table-cell table:formula="of:=([.C54]+[.C53])/2" office:value-type="float" office:value="-103.65" calcext:value-type="float">
            <text:p>-103.65</text:p>
          </table:table-cell>
          <table:table-cell table:formula="of:=([.C54]-[.C53])/(([.B54]-[.B53])/1000)" office:value-type="float" office:value="-52.9411764705877" calcext:value-type="float">
            <text:p>-52.9411764705877</text:p>
          </table:table-cell>
          <table:table-cell table:formula="of:=([.D54]+[.D53])/2" office:value-type="float" office:value="-103.2" calcext:value-type="float">
            <text:p>-103.2</text:p>
          </table:table-cell>
          <table:table-cell table:formula="of:=([.E54]-[.E53])/(([.B54]-[.B53])/1000)" office:value-type="float" office:value="-173.010380622789" calcext:value-type="float">
            <text:p>-173.010380622789</text:p>
          </table:table-cell>
        </table:table-row>
        <table:table-row table:style-name="ro1">
          <table:table-cell/>
          <table:table-cell office:value-type="float" office:value="803" calcext:value-type="float">
            <text:p>803</text:p>
          </table:table-cell>
          <table:table-cell office:value-type="float" office:value="-104.7" calcext:value-type="float">
            <text:p>-104.7</text:p>
          </table:table-cell>
          <table:table-cell table:formula="of:=([.C55]+[.C54])/2" office:value-type="float" office:value="-104.4" calcext:value-type="float">
            <text:p>-104.4</text:p>
          </table:table-cell>
          <table:table-cell table:formula="of:=([.C55]-[.C54])/(([.B55]-[.B54])/1000)" office:value-type="float" office:value="-33.3333333333338" calcext:value-type="float">
            <text:p>-33.3333333333338</text:p>
          </table:table-cell>
          <table:table-cell table:formula="of:=([.D55]+[.D54])/2" office:value-type="float" office:value="-104.025" calcext:value-type="float">
            <text:p>-104.025</text:p>
          </table:table-cell>
          <table:table-cell table:formula="of:=([.E55]-[.E54])/(([.B55]-[.B54])/1000)" office:value-type="float" office:value="1089.32461873633" calcext:value-type="float">
            <text:p>1089.32461873633</text:p>
          </table:table-cell>
        </table:table-row>
        <table:table-row table:style-name="ro1">
          <table:table-cell/>
          <table:table-cell office:value-type="float" office:value="830" calcext:value-type="float">
            <text:p>830</text:p>
          </table:table-cell>
          <table:table-cell office:value-type="float" office:value="-105" calcext:value-type="float">
            <text:p>-105</text:p>
          </table:table-cell>
          <table:table-cell table:formula="of:=([.C56]+[.C55])/2" office:value-type="float" office:value="-104.85" calcext:value-type="float">
            <text:p>-104.85</text:p>
          </table:table-cell>
          <table:table-cell table:formula="of:=([.C56]-[.C55])/(([.B56]-[.B55])/1000)" office:value-type="float" office:value="-11.111111111111" calcext:value-type="float">
            <text:p>-11.111111111111</text:p>
          </table:table-cell>
          <table:table-cell table:formula="of:=([.D56]+[.D55])/2" office:value-type="float" office:value="-104.625" calcext:value-type="float">
            <text:p>-104.625</text:p>
          </table:table-cell>
          <table:table-cell table:formula="of:=([.E56]-[.E55])/(([.B56]-[.B55])/1000)" office:value-type="float" office:value="823.045267489734" calcext:value-type="float">
            <text:p>823.045267489734</text:p>
          </table:table-cell>
        </table:table-row>
        <table:table-row table:style-name="ro1">
          <table:table-cell/>
          <table:table-cell office:value-type="float" office:value="850" calcext:value-type="float">
            <text:p>850</text:p>
          </table:table-cell>
          <table:table-cell office:value-type="float" office:value="-105.3" calcext:value-type="float">
            <text:p>-105.3</text:p>
          </table:table-cell>
          <table:table-cell table:formula="of:=([.C57]+[.C56])/2" office:value-type="float" office:value="-105.15" calcext:value-type="float">
            <text:p>-105.15</text:p>
          </table:table-cell>
          <table:table-cell table:formula="of:=([.C57]-[.C56])/(([.B57]-[.B56])/1000)" office:value-type="float" office:value="-14.9999999999999" calcext:value-type="float">
            <text:p>-14.9999999999999</text:p>
          </table:table-cell>
          <table:table-cell table:formula="of:=([.D57]+[.D56])/2" office:value-type="float" office:value="-105" calcext:value-type="float">
            <text:p>-105</text:p>
          </table:table-cell>
          <table:table-cell table:formula="of:=([.E57]-[.E56])/(([.B57]-[.B56])/1000)" office:value-type="float" office:value="-194.444444444443" calcext:value-type="float">
            <text:p>-194.444444444443</text:p>
          </table:table-cell>
        </table:table-row>
        <table:table-row table:style-name="ro1">
          <table:table-cell/>
          <table:table-cell office:value-type="float" office:value="880" calcext:value-type="float">
            <text:p>880</text:p>
          </table:table-cell>
          <table:table-cell office:value-type="float" office:value="-105.6" calcext:value-type="float">
            <text:p>-105.6</text:p>
          </table:table-cell>
          <table:table-cell table:formula="of:=([.C58]+[.C57])/2" office:value-type="float" office:value="-105.45" calcext:value-type="float">
            <text:p>-105.45</text:p>
          </table:table-cell>
          <table:table-cell table:formula="of:=([.C58]-[.C57])/(([.B58]-[.B57])/1000)" office:value-type="float" office:value="-9.99999999999991" calcext:value-type="float">
            <text:p>-9.99999999999991</text:p>
          </table:table-cell>
          <table:table-cell table:formula="of:=([.D58]+[.D57])/2" office:value-type="float" office:value="-105.3" calcext:value-type="float">
            <text:p>-105.3</text:p>
          </table:table-cell>
          <table:table-cell table:formula="of:=([.E58]-[.E57])/(([.B58]-[.B57])/1000)" office:value-type="float" office:value="166.666666666665" calcext:value-type="float">
            <text:p>166.666666666665</text:p>
          </table:table-cell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office:value-type="float" office:value="-105.3" calcext:value-type="float">
            <text:p>-105.3</text:p>
          </table:table-cell>
          <table:table-cell table:formula="of:=([.C59]+[.C58])/2" office:value-type="float" office:value="-105.45" calcext:value-type="float">
            <text:p>-105.45</text:p>
          </table:table-cell>
          <table:table-cell table:formula="of:=([.C59]-[.C58])/(([.B59]-[.B58])/1000)" office:value-type="float" office:value="14.9999999999999" calcext:value-type="float">
            <text:p>14.9999999999999</text:p>
          </table:table-cell>
          <table:table-cell table:formula="of:=([.D59]+[.D58])/2" office:value-type="float" office:value="-105.45" calcext:value-type="float">
            <text:p>-105.45</text:p>
          </table:table-cell>
          <table:table-cell table:formula="of:=([.E59]-[.E58])/(([.B59]-[.B58])/1000)" office:value-type="float" office:value="1249.99999999999" calcext:value-type="float">
            <text:p>1249.99999999999</text:p>
          </table:table-cell>
        </table:table-row>
        <table:table-row table:style-name="ro1">
          <table:table-cell/>
          <table:table-cell office:value-type="float" office:value="901" calcext:value-type="float">
            <text:p>901</text:p>
          </table:table-cell>
          <table:table-cell office:value-type="float" office:value="-105" calcext:value-type="float">
            <text:p>-105</text:p>
          </table:table-cell>
          <table:table-cell table:formula="of:=([.C60]+[.C59])/2" office:value-type="float" office:value="-105.15" calcext:value-type="float">
            <text:p>-105.15</text:p>
          </table:table-cell>
          <table:table-cell table:formula="of:=([.C60]-[.C59])/(([.B60]-[.B59])/1000)" office:value-type="float" office:value="299.999999999997" calcext:value-type="float">
            <text:p>299.999999999997</text:p>
          </table:table-cell>
          <table:table-cell table:formula="of:=([.D60]+[.D59])/2" office:value-type="float" office:value="-105.3" calcext:value-type="float">
            <text:p>-105.3</text:p>
          </table:table-cell>
          <table:table-cell table:formula="of:=([.E60]-[.E59])/(([.B60]-[.B59])/1000)" office:value-type="float" office:value="284999.999999997" calcext:value-type="float">
            <text:p>284999.999999997</text:p>
          </table:table-cell>
        </table:table-row>
        <table:table-row table:style-name="ro1">
          <table:table-cell/>
          <table:table-cell office:value-type="float" office:value="909" calcext:value-type="float">
            <text:p>909</text:p>
          </table:table-cell>
          <table:table-cell office:value-type="float" office:value="-100.8" calcext:value-type="float">
            <text:p>-100.8</text:p>
          </table:table-cell>
          <table:table-cell table:formula="of:=([.C61]+[.C60])/2" office:value-type="float" office:value="-102.9" calcext:value-type="float">
            <text:p>-102.9</text:p>
          </table:table-cell>
          <table:table-cell table:formula="of:=([.C61]-[.C60])/(([.B61]-[.B60])/1000)" office:value-type="float" office:value="525" calcext:value-type="float">
            <text:p>525</text:p>
          </table:table-cell>
          <table:table-cell table:formula="of:=([.D61]+[.D60])/2" office:value-type="float" office:value="-104.025" calcext:value-type="float">
            <text:p>-104.025</text:p>
          </table:table-cell>
          <table:table-cell table:formula="of:=([.E61]-[.E60])/(([.B61]-[.B60])/1000)" office:value-type="float" office:value="28125.0000000004" calcext:value-type="float">
            <text:p>28125.0000000004</text:p>
          </table:table-cell>
        </table:table-row>
        <table:table-row table:style-name="ro1">
          <table:table-cell/>
          <table:table-cell office:value-type="float" office:value="927" calcext:value-type="float">
            <text:p>927</text:p>
          </table:table-cell>
          <table:table-cell office:value-type="float" office:value="-75" calcext:value-type="float">
            <text:p>-75</text:p>
          </table:table-cell>
          <table:table-cell table:formula="of:=([.C62]+[.C61])/2" office:value-type="float" office:value="-87.9" calcext:value-type="float">
            <text:p>-87.9</text:p>
          </table:table-cell>
          <table:table-cell table:formula="of:=([.C62]-[.C61])/(([.B62]-[.B61])/1000)" office:value-type="float" office:value="1433.33333333333" calcext:value-type="float">
            <text:p>1433.33333333333</text:p>
          </table:table-cell>
          <table:table-cell table:formula="of:=([.D62]+[.D61])/2" office:value-type="float" office:value="-95.4" calcext:value-type="float">
            <text:p>-95.4</text:p>
          </table:table-cell>
          <table:table-cell table:formula="of:=([.E62]-[.E61])/(([.B62]-[.B61])/1000)" office:value-type="float" office:value="50462.9629629629" calcext:value-type="float">
            <text:p>50462.9629629629</text:p>
          </table:table-cell>
        </table:table-row>
        <table:table-row table:style-name="ro1">
          <table:table-cell/>
          <table:table-cell office:value-type="float" office:value="944" calcext:value-type="float">
            <text:p>944</text:p>
          </table:table-cell>
          <table:table-cell office:value-type="float" office:value="-26.4" calcext:value-type="float">
            <text:p>-26.4</text:p>
          </table:table-cell>
          <table:table-cell table:formula="of:=([.C63]+[.C62])/2" office:value-type="float" office:value="-50.7" calcext:value-type="float">
            <text:p>-50.7</text:p>
          </table:table-cell>
          <table:table-cell table:formula="of:=([.C63]-[.C62])/(([.B63]-[.B62])/1000)" office:value-type="float" office:value="2858.82352941176" calcext:value-type="float">
            <text:p>2858.82352941176</text:p>
          </table:table-cell>
          <table:table-cell table:formula="of:=([.D63]+[.D62])/2" office:value-type="float" office:value="-69.3" calcext:value-type="float">
            <text:p>-69.3</text:p>
          </table:table-cell>
          <table:table-cell table:formula="of:=([.E63]-[.E62])/(([.B63]-[.B62])/1000)" office:value-type="float" office:value="83852.3644752018" calcext:value-type="float">
            <text:p>83852.3644752018</text:p>
          </table:table-cell>
        </table:table-row>
        <table:table-row table:style-name="ro1">
          <table:table-cell/>
          <table:table-cell office:value-type="float" office:value="960" calcext:value-type="float">
            <text:p>960</text:p>
          </table:table-cell>
          <table:table-cell office:value-type="float" office:value="33.6" calcext:value-type="float">
            <text:p>33.6</text:p>
          </table:table-cell>
          <table:table-cell table:formula="of:=([.C64]+[.C63])/2" office:value-type="float" office:value="3.6" calcext:value-type="float">
            <text:p>3.6</text:p>
          </table:table-cell>
          <table:table-cell table:formula="of:=([.C64]-[.C63])/(([.B64]-[.B63])/1000)" office:value-type="float" office:value="3750" calcext:value-type="float">
            <text:p>3750</text:p>
          </table:table-cell>
          <table:table-cell table:formula="of:=([.D64]+[.D63])/2" office:value-type="float" office:value="-23.55" calcext:value-type="float">
            <text:p>-23.55</text:p>
          </table:table-cell>
          <table:table-cell table:formula="of:=([.E64]-[.E63])/(([.B64]-[.B63])/1000)" office:value-type="float" office:value="55698.5294117647" calcext:value-type="float">
            <text:p>55698.5294117647</text:p>
          </table:table-cell>
        </table:table-row>
        <table:table-row table:style-name="ro1">
          <table:table-cell/>
          <table:table-cell office:value-type="float" office:value="975" calcext:value-type="float">
            <text:p>975</text:p>
          </table:table-cell>
          <table:table-cell office:value-type="float" office:value="82.2" calcext:value-type="float">
            <text:p>82.2</text:p>
          </table:table-cell>
          <table:table-cell table:formula="of:=([.C65]+[.C64])/2" office:value-type="float" office:value="57.9" calcext:value-type="float">
            <text:p>57.9</text:p>
          </table:table-cell>
          <table:table-cell table:formula="of:=([.C65]-[.C64])/(([.B65]-[.B64])/1000)" office:value-type="float" office:value="3240" calcext:value-type="float">
            <text:p>3240</text:p>
          </table:table-cell>
          <table:table-cell table:formula="of:=([.D65]+[.D64])/2" office:value-type="float" office:value="30.75" calcext:value-type="float">
            <text:p>30.75</text:p>
          </table:table-cell>
          <table:table-cell table:formula="of:=([.E65]-[.E64])/(([.B65]-[.B64])/1000)" office:value-type="float" office:value="-34000" calcext:value-type="float">
            <text:p>-34000</text:p>
          </table:table-cell>
        </table:table-row>
        <table:table-row table:style-name="ro1">
          <table:table-cell/>
          <table:table-cell office:value-type="float" office:value="992" calcext:value-type="float">
            <text:p>992</text:p>
          </table:table-cell>
          <table:table-cell office:value-type="float" office:value="108" calcext:value-type="float">
            <text:p>108</text:p>
          </table:table-cell>
          <table:table-cell table:formula="of:=([.C66]+[.C65])/2" office:value-type="float" office:value="95.1" calcext:value-type="float">
            <text:p>95.1</text:p>
          </table:table-cell>
          <table:table-cell table:formula="of:=([.C66]-[.C65])/(([.B66]-[.B65])/1000)" office:value-type="float" office:value="1517.64705882353" calcext:value-type="float">
            <text:p>1517.64705882353</text:p>
          </table:table-cell>
          <table:table-cell table:formula="of:=([.D66]+[.D65])/2" office:value-type="float" office:value="76.5" calcext:value-type="float">
            <text:p>76.5</text:p>
          </table:table-cell>
          <table:table-cell table:formula="of:=([.E66]-[.E65])/(([.B66]-[.B65])/1000)" office:value-type="float" office:value="-101314.878892734" calcext:value-type="float">
            <text:p>-101314.878892734</text:p>
          </table:table-cell>
        </table:table-row>
        <table:table-row table:style-name="ro1">
          <table:table-cell/>
          <table:table-cell office:value-type="float" office:value="1008" calcext:value-type="float">
            <text:p>1008</text:p>
          </table:table-cell>
          <table:table-cell office:value-type="float" office:value="102.3" calcext:value-type="float">
            <text:p>102.3</text:p>
          </table:table-cell>
          <table:table-cell table:formula="of:=([.C67]+[.C66])/2" office:value-type="float" office:value="105.15" calcext:value-type="float">
            <text:p>105.15</text:p>
          </table:table-cell>
          <table:table-cell table:formula="of:=([.C67]-[.C66])/(([.B67]-[.B66])/1000)" office:value-type="float" office:value="-356.25" calcext:value-type="float">
            <text:p>-356.25</text:p>
          </table:table-cell>
          <table:table-cell table:formula="of:=([.D67]+[.D66])/2" office:value-type="float" office:value="100.125" calcext:value-type="float">
            <text:p>100.125</text:p>
          </table:table-cell>
          <table:table-cell table:formula="of:=([.E67]-[.E66])/(([.B67]-[.B66])/1000)" office:value-type="float" office:value="-117118.566176471" calcext:value-type="float">
            <text:p>-117118.566176471</text:p>
          </table:table-cell>
        </table:table-row>
        <table:table-row table:style-name="ro1">
          <table:table-cell/>
          <table:table-cell office:value-type="float" office:value="1026" calcext:value-type="float">
            <text:p>1026</text:p>
          </table:table-cell>
          <table:table-cell office:value-type="float" office:value="63" calcext:value-type="float">
            <text:p>63</text:p>
          </table:table-cell>
          <table:table-cell table:formula="of:=([.C68]+[.C67])/2" office:value-type="float" office:value="82.65" calcext:value-type="float">
            <text:p>82.65</text:p>
          </table:table-cell>
          <table:table-cell table:formula="of:=([.C68]-[.C67])/(([.B68]-[.B67])/1000)" office:value-type="float" office:value="-2183.33333333333" calcext:value-type="float">
            <text:p>-2183.33333333333</text:p>
          </table:table-cell>
          <table:table-cell table:formula="of:=([.D68]+[.D67])/2" office:value-type="float" office:value="93.9" calcext:value-type="float">
            <text:p>93.9</text:p>
          </table:table-cell>
          <table:table-cell table:formula="of:=([.E68]-[.E67])/(([.B68]-[.B67])/1000)" office:value-type="float" office:value="-101504.62962963" calcext:value-type="float">
            <text:p>-101504.62962963</text:p>
          </table:table-cell>
        </table:table-row>
        <table:table-row table:style-name="ro1">
          <table:table-cell/>
          <table:table-cell office:value-type="float" office:value="1042" calcext:value-type="float">
            <text:p>1042</text:p>
          </table:table-cell>
          <table:table-cell office:value-type="float" office:value="9" calcext:value-type="float">
            <text:p>9</text:p>
          </table:table-cell>
          <table:table-cell table:formula="of:=([.C69]+[.C68])/2" office:value-type="float" office:value="36" calcext:value-type="float">
            <text:p>36</text:p>
          </table:table-cell>
          <table:table-cell table:formula="of:=([.C69]-[.C68])/(([.B69]-[.B68])/1000)" office:value-type="float" office:value="-3375" calcext:value-type="float">
            <text:p>-3375</text:p>
          </table:table-cell>
          <table:table-cell table:formula="of:=([.D69]+[.D68])/2" office:value-type="float" office:value="59.325" calcext:value-type="float">
            <text:p>59.325</text:p>
          </table:table-cell>
          <table:table-cell table:formula="of:=([.E69]-[.E68])/(([.B69]-[.B68])/1000)" office:value-type="float" office:value="-74479.1666666667" calcext:value-type="float">
            <text:p>-74479.1666666667</text:p>
          </table:table-cell>
        </table:table-row>
        <table:table-row table:style-name="ro1">
          <table:table-cell/>
          <table:table-cell office:value-type="float" office:value="1058" calcext:value-type="float">
            <text:p>1058</text:p>
          </table:table-cell>
          <table:table-cell office:value-type="float" office:value="-39.3" calcext:value-type="float">
            <text:p>-39.3</text:p>
          </table:table-cell>
          <table:table-cell table:formula="of:=([.C70]+[.C69])/2" office:value-type="float" office:value="-15.15" calcext:value-type="float">
            <text:p>-15.15</text:p>
          </table:table-cell>
          <table:table-cell table:formula="of:=([.C70]-[.C69])/(([.B70]-[.B69])/1000)" office:value-type="float" office:value="-3018.75" calcext:value-type="float">
            <text:p>-3018.75</text:p>
          </table:table-cell>
          <table:table-cell table:formula="of:=([.D70]+[.D69])/2" office:value-type="float" office:value="10.425" calcext:value-type="float">
            <text:p>10.425</text:p>
          </table:table-cell>
          <table:table-cell table:formula="of:=([.E70]-[.E69])/(([.B70]-[.B69])/1000)" office:value-type="float" office:value="22265.625" calcext:value-type="float">
            <text:p>22265.625</text:p>
          </table:table-cell>
        </table:table-row>
        <table:table-row table:style-name="ro1">
          <table:table-cell/>
          <table:table-cell office:value-type="float" office:value="1076" calcext:value-type="float">
            <text:p>1076</text:p>
          </table:table-cell>
          <table:table-cell office:value-type="float" office:value="-72.6" calcext:value-type="float">
            <text:p>-72.6</text:p>
          </table:table-cell>
          <table:table-cell table:formula="of:=([.C71]+[.C70])/2" office:value-type="float" office:value="-55.95" calcext:value-type="float">
            <text:p>-55.95</text:p>
          </table:table-cell>
          <table:table-cell table:formula="of:=([.C71]-[.C70])/(([.B71]-[.B70])/1000)" office:value-type="float" office:value="-1850" calcext:value-type="float">
            <text:p>-1850</text:p>
          </table:table-cell>
          <table:table-cell table:formula="of:=([.D71]+[.D70])/2" office:value-type="float" office:value="-35.55" calcext:value-type="float">
            <text:p>-35.55</text:p>
          </table:table-cell>
          <table:table-cell table:formula="of:=([.E71]-[.E70])/(([.B71]-[.B70])/1000)" office:value-type="float" office:value="64930.5555555555" calcext:value-type="float">
            <text:p>64930.5555555555</text:p>
          </table:table-cell>
        </table:table-row>
        <table:table-row table:style-name="ro1">
          <table:table-cell/>
          <table:table-cell office:value-type="float" office:value="1093" calcext:value-type="float">
            <text:p>1093</text:p>
          </table:table-cell>
          <table:table-cell office:value-type="float" office:value="-70.8" calcext:value-type="float">
            <text:p>-70.8</text:p>
          </table:table-cell>
          <table:table-cell table:formula="of:=([.C72]+[.C71])/2" office:value-type="float" office:value="-71.7" calcext:value-type="float">
            <text:p>-71.7</text:p>
          </table:table-cell>
          <table:table-cell table:formula="of:=([.C72]-[.C71])/(([.B72]-[.B71])/1000)" office:value-type="float" office:value="105.882352941176" calcext:value-type="float">
            <text:p>105.882352941176</text:p>
          </table:table-cell>
          <table:table-cell table:formula="of:=([.D72]+[.D71])/2" office:value-type="float" office:value="-63.825" calcext:value-type="float">
            <text:p>-63.825</text:p>
          </table:table-cell>
          <table:table-cell table:formula="of:=([.E72]-[.E71])/(([.B72]-[.B71])/1000)" office:value-type="float" office:value="115051.903114187" calcext:value-type="float">
            <text:p>115051.903114187</text:p>
          </table:table-cell>
        </table:table-row>
        <table:table-row table:style-name="ro1">
          <table:table-cell/>
          <table:table-cell office:value-type="float" office:value="1111" calcext:value-type="float">
            <text:p>1111</text:p>
          </table:table-cell>
          <table:table-cell office:value-type="float" office:value="-36.6" calcext:value-type="float">
            <text:p>-36.6</text:p>
          </table:table-cell>
          <table:table-cell table:formula="of:=([.C73]+[.C72])/2" office:value-type="float" office:value="-53.7" calcext:value-type="float">
            <text:p>-53.7</text:p>
          </table:table-cell>
          <table:table-cell table:formula="of:=([.C73]-[.C72])/(([.B73]-[.B72])/1000)" office:value-type="float" office:value="1900" calcext:value-type="float">
            <text:p>1900</text:p>
          </table:table-cell>
          <table:table-cell table:formula="of:=([.D73]+[.D72])/2" office:value-type="float" office:value="-62.7" calcext:value-type="float">
            <text:p>-62.7</text:p>
          </table:table-cell>
          <table:table-cell table:formula="of:=([.E73]-[.E72])/(([.B73]-[.B72])/1000)" office:value-type="float" office:value="99673.2026143791" calcext:value-type="float">
            <text:p>99673.2026143791</text:p>
          </table:table-cell>
        </table:table-row>
        <table:table-row table:style-name="ro1">
          <table:table-cell/>
          <table:table-cell office:value-type="float" office:value="1129" calcext:value-type="float">
            <text:p>1129</text:p>
          </table:table-cell>
          <table:table-cell office:value-type="float" office:value="15.9" calcext:value-type="float">
            <text:p>15.9</text:p>
          </table:table-cell>
          <table:table-cell table:formula="of:=([.C74]+[.C73])/2" office:value-type="float" office:value="-10.35" calcext:value-type="float">
            <text:p>-10.35</text:p>
          </table:table-cell>
          <table:table-cell table:formula="of:=([.C74]-[.C73])/(([.B74]-[.B73])/1000)" office:value-type="float" office:value="2916.66666666667" calcext:value-type="float">
            <text:p>2916.66666666667</text:p>
          </table:table-cell>
          <table:table-cell table:formula="of:=([.D74]+[.D73])/2" office:value-type="float" office:value="-32.025" calcext:value-type="float">
            <text:p>-32.025</text:p>
          </table:table-cell>
          <table:table-cell table:formula="of:=([.E74]-[.E73])/(([.B74]-[.B73])/1000)" office:value-type="float" office:value="56481.4814814815" calcext:value-type="float">
            <text:p>56481.4814814815</text:p>
          </table:table-cell>
        </table:table-row>
        <table:table-row table:style-name="ro1">
          <table:table-cell/>
          <table:table-cell office:value-type="float" office:value="1145" calcext:value-type="float">
            <text:p>1145</text:p>
          </table:table-cell>
          <table:table-cell office:value-type="float" office:value="63" calcext:value-type="float">
            <text:p>63</text:p>
          </table:table-cell>
          <table:table-cell table:formula="of:=([.C75]+[.C74])/2" office:value-type="float" office:value="39.45" calcext:value-type="float">
            <text:p>39.45</text:p>
          </table:table-cell>
          <table:table-cell table:formula="of:=([.C75]-[.C74])/(([.B75]-[.B74])/1000)" office:value-type="float" office:value="2943.75" calcext:value-type="float">
            <text:p>2943.75</text:p>
          </table:table-cell>
          <table:table-cell table:formula="of:=([.D75]+[.D74])/2" office:value-type="float" office:value="14.55" calcext:value-type="float">
            <text:p>14.55</text:p>
          </table:table-cell>
          <table:table-cell table:formula="of:=([.E75]-[.E74])/(([.B75]-[.B74])/1000)" office:value-type="float" office:value="1692.70833333331" calcext:value-type="float">
            <text:p>1692.70833333331</text:p>
          </table:table-cell>
        </table:table-row>
        <table:table-row table:style-name="ro1">
          <table:table-cell/>
          <table:table-cell office:value-type="float" office:value="1162" calcext:value-type="float">
            <text:p>1162</text:p>
          </table:table-cell>
          <table:table-cell office:value-type="float" office:value="90.9" calcext:value-type="float">
            <text:p>90.9</text:p>
          </table:table-cell>
          <table:table-cell table:formula="of:=([.C76]+[.C75])/2" office:value-type="float" office:value="76.95" calcext:value-type="float">
            <text:p>76.95</text:p>
          </table:table-cell>
          <table:table-cell table:formula="of:=([.C76]-[.C75])/(([.B76]-[.B75])/1000)" office:value-type="float" office:value="1641.17647058824" calcext:value-type="float">
            <text:p>1641.17647058824</text:p>
          </table:table-cell>
          <table:table-cell table:formula="of:=([.D76]+[.D75])/2" office:value-type="float" office:value="58.2" calcext:value-type="float">
            <text:p>58.2</text:p>
          </table:table-cell>
          <table:table-cell table:formula="of:=([.E76]-[.E75])/(([.B76]-[.B75])/1000)" office:value-type="float" office:value="-76621.9723183391" calcext:value-type="float">
            <text:p>-76621.9723183391</text:p>
          </table:table-cell>
        </table:table-row>
        <table:table-row table:style-name="ro1">
          <table:table-cell/>
          <table:table-cell office:value-type="float" office:value="1178" calcext:value-type="float">
            <text:p>1178</text:p>
          </table:table-cell>
          <table:table-cell office:value-type="float" office:value="90.6" calcext:value-type="float">
            <text:p>90.6</text:p>
          </table:table-cell>
          <table:table-cell table:formula="of:=([.C77]+[.C76])/2" office:value-type="float" office:value="90.75" calcext:value-type="float">
            <text:p>90.75</text:p>
          </table:table-cell>
          <table:table-cell table:formula="of:=([.C77]-[.C76])/(([.B77]-[.B76])/1000)" office:value-type="float" office:value="-18.7500000000007" calcext:value-type="float">
            <text:p>-18.7500000000007</text:p>
          </table:table-cell>
          <table:table-cell table:formula="of:=([.D77]+[.D76])/2" office:value-type="float" office:value="83.85" calcext:value-type="float">
            <text:p>83.85</text:p>
          </table:table-cell>
          <table:table-cell table:formula="of:=([.E77]-[.E76])/(([.B77]-[.B76])/1000)" office:value-type="float" office:value="-103745.404411765" calcext:value-type="float">
            <text:p>-103745.404411765</text:p>
          </table:table-cell>
        </table:table-row>
        <table:table-row table:style-name="ro1">
          <table:table-cell/>
          <table:table-cell office:value-type="float" office:value="1196" calcext:value-type="float">
            <text:p>1196</text:p>
          </table:table-cell>
          <table:table-cell office:value-type="float" office:value="63.9" calcext:value-type="float">
            <text:p>63.9</text:p>
          </table:table-cell>
          <table:table-cell table:formula="of:=([.C78]+[.C77])/2" office:value-type="float" office:value="77.25" calcext:value-type="float">
            <text:p>77.25</text:p>
          </table:table-cell>
          <table:table-cell table:formula="of:=([.C78]-[.C77])/(([.B78]-[.B77])/1000)" office:value-type="float" office:value="-1483.33333333333" calcext:value-type="float">
            <text:p>-1483.33333333333</text:p>
          </table:table-cell>
          <table:table-cell table:formula="of:=([.D78]+[.D77])/2" office:value-type="float" office:value="84" calcext:value-type="float">
            <text:p>84</text:p>
          </table:table-cell>
          <table:table-cell table:formula="of:=([.E78]-[.E77])/(([.B78]-[.B77])/1000)" office:value-type="float" office:value="-81365.7407407407" calcext:value-type="float">
            <text:p>-81365.7407407407</text:p>
          </table:table-cell>
        </table:table-row>
        <table:table-row table:style-name="ro1">
          <table:table-cell/>
          <table:table-cell office:value-type="float" office:value="1212" calcext:value-type="float">
            <text:p>1212</text:p>
          </table:table-cell>
          <table:table-cell office:value-type="float" office:value="19.8" calcext:value-type="float">
            <text:p>19.8</text:p>
          </table:table-cell>
          <table:table-cell table:formula="of:=([.C79]+[.C78])/2" office:value-type="float" office:value="41.85" calcext:value-type="float">
            <text:p>41.85</text:p>
          </table:table-cell>
          <table:table-cell table:formula="of:=([.C79]-[.C78])/(([.B79]-[.B78])/1000)" office:value-type="float" office:value="-2756.25" calcext:value-type="float">
            <text:p>-2756.25</text:p>
          </table:table-cell>
          <table:table-cell table:formula="of:=([.D79]+[.D78])/2" office:value-type="float" office:value="59.55" calcext:value-type="float">
            <text:p>59.55</text:p>
          </table:table-cell>
          <table:table-cell table:formula="of:=([.E79]-[.E78])/(([.B79]-[.B78])/1000)" office:value-type="float" office:value="-79557.2916666666" calcext:value-type="float">
            <text:p>-79557.2916666666</text:p>
          </table:table-cell>
        </table:table-row>
        <table:table-row table:style-name="ro1">
          <table:table-cell/>
          <table:table-cell office:value-type="float" office:value="1228" calcext:value-type="float">
            <text:p>1228</text:p>
          </table:table-cell>
          <table:table-cell office:value-type="float" office:value="-25.2" calcext:value-type="float">
            <text:p>-25.2</text:p>
          </table:table-cell>
          <table:table-cell table:formula="of:=([.C80]+[.C79])/2" office:value-type="float" office:value="-2.7" calcext:value-type="float">
            <text:p>-2.7</text:p>
          </table:table-cell>
          <table:table-cell table:formula="of:=([.C80]-[.C79])/(([.B80]-[.B79])/1000)" office:value-type="float" office:value="-2812.5" calcext:value-type="float">
            <text:p>-2812.5</text:p>
          </table:table-cell>
          <table:table-cell table:formula="of:=([.D80]+[.D79])/2" office:value-type="float" office:value="19.575" calcext:value-type="float">
            <text:p>19.575</text:p>
          </table:table-cell>
          <table:table-cell table:formula="of:=([.E80]-[.E79])/(([.B80]-[.B79])/1000)" office:value-type="float" office:value="-3515.62500000003" calcext:value-type="float">
            <text:p>-3515.62500000003</text:p>
          </table:table-cell>
        </table:table-row>
        <table:table-row table:style-name="ro1">
          <table:table-cell/>
          <table:table-cell office:value-type="float" office:value="1246" calcext:value-type="float">
            <text:p>1246</text:p>
          </table:table-cell>
          <table:table-cell office:value-type="float" office:value="-56.4" calcext:value-type="float">
            <text:p>-56.4</text:p>
          </table:table-cell>
          <table:table-cell table:formula="of:=([.C81]+[.C80])/2" office:value-type="float" office:value="-40.8" calcext:value-type="float">
            <text:p>-40.8</text:p>
          </table:table-cell>
          <table:table-cell table:formula="of:=([.C81]-[.C80])/(([.B81]-[.B80])/1000)" office:value-type="float" office:value="-1733.33333333333" calcext:value-type="float">
            <text:p>-1733.33333333333</text:p>
          </table:table-cell>
          <table:table-cell table:formula="of:=([.D81]+[.D80])/2" office:value-type="float" office:value="-21.75" calcext:value-type="float">
            <text:p>-21.75</text:p>
          </table:table-cell>
          <table:table-cell table:formula="of:=([.E81]-[.E80])/(([.B81]-[.B80])/1000)" office:value-type="float" office:value="59953.7037037037" calcext:value-type="float">
            <text:p>59953.7037037037</text:p>
          </table:table-cell>
        </table:table-row>
        <table:table-row table:style-name="ro1">
          <table:table-cell/>
          <table:table-cell office:value-type="float" office:value="1264" calcext:value-type="float">
            <text:p>1264</text:p>
          </table:table-cell>
          <table:table-cell office:value-type="float" office:value="-59.1" calcext:value-type="float">
            <text:p>-59.1</text:p>
          </table:table-cell>
          <table:table-cell table:formula="of:=([.C82]+[.C81])/2" office:value-type="float" office:value="-57.75" calcext:value-type="float">
            <text:p>-57.75</text:p>
          </table:table-cell>
          <table:table-cell table:formula="of:=([.C82]-[.C81])/(([.B82]-[.B81])/1000)" office:value-type="float" office:value="-150" calcext:value-type="float">
            <text:p>-150</text:p>
          </table:table-cell>
          <table:table-cell table:formula="of:=([.D82]+[.D81])/2" office:value-type="float" office:value="-49.275" calcext:value-type="float">
            <text:p>-49.275</text:p>
          </table:table-cell>
          <table:table-cell table:formula="of:=([.E82]-[.E81])/(([.B82]-[.B81])/1000)" office:value-type="float" office:value="87962.962962963" calcext:value-type="float">
            <text:p>87962.962962963</text:p>
          </table:table-cell>
        </table:table-row>
        <table:table-row table:style-name="ro1">
          <table:table-cell/>
          <table:table-cell office:value-type="float" office:value="1282" calcext:value-type="float">
            <text:p>1282</text:p>
          </table:table-cell>
          <table:table-cell office:value-type="float" office:value="-33.6" calcext:value-type="float">
            <text:p>-33.6</text:p>
          </table:table-cell>
          <table:table-cell table:formula="of:=([.C83]+[.C82])/2" office:value-type="float" office:value="-46.35" calcext:value-type="float">
            <text:p>-46.35</text:p>
          </table:table-cell>
          <table:table-cell table:formula="of:=([.C83]-[.C82])/(([.B83]-[.B82])/1000)" office:value-type="float" office:value="1416.66666666667" calcext:value-type="float">
            <text:p>1416.66666666667</text:p>
          </table:table-cell>
          <table:table-cell table:formula="of:=([.D83]+[.D82])/2" office:value-type="float" office:value="-52.05" calcext:value-type="float">
            <text:p>-52.05</text:p>
          </table:table-cell>
          <table:table-cell table:formula="of:=([.E83]-[.E82])/(([.B83]-[.B82])/1000)" office:value-type="float" office:value="87037.0370370371" calcext:value-type="float">
            <text:p>87037.0370370371</text:p>
          </table:table-cell>
        </table:table-row>
        <table:table-row table:style-name="ro1">
          <table:table-cell/>
          <table:table-cell office:value-type="float" office:value="1299" calcext:value-type="float">
            <text:p>1299</text:p>
          </table:table-cell>
          <table:table-cell office:value-type="float" office:value="9.3" calcext:value-type="float">
            <text:p>9.3</text:p>
          </table:table-cell>
          <table:table-cell table:formula="of:=([.C84]+[.C83])/2" office:value-type="float" office:value="-12.15" calcext:value-type="float">
            <text:p>-12.15</text:p>
          </table:table-cell>
          <table:table-cell table:formula="of:=([.C84]-[.C83])/(([.B84]-[.B83])/1000)" office:value-type="float" office:value="2523.52941176471" calcext:value-type="float">
            <text:p>2523.52941176471</text:p>
          </table:table-cell>
          <table:table-cell table:formula="of:=([.D84]+[.D83])/2" office:value-type="float" office:value="-29.25" calcext:value-type="float">
            <text:p>-29.25</text:p>
          </table:table-cell>
          <table:table-cell table:formula="of:=([.E84]-[.E83])/(([.B84]-[.B83])/1000)" office:value-type="float" office:value="65109.5732410611" calcext:value-type="float">
            <text:p>65109.5732410611</text:p>
          </table:table-cell>
        </table:table-row>
        <table:table-row table:style-name="ro1">
          <table:table-cell/>
          <table:table-cell office:value-type="float" office:value="1314" calcext:value-type="float">
            <text:p>1314</text:p>
          </table:table-cell>
          <table:table-cell office:value-type="float" office:value="47.7" calcext:value-type="float">
            <text:p>47.7</text:p>
          </table:table-cell>
          <table:table-cell table:formula="of:=([.C85]+[.C84])/2" office:value-type="float" office:value="28.5" calcext:value-type="float">
            <text:p>28.5</text:p>
          </table:table-cell>
          <table:table-cell table:formula="of:=([.C85]-[.C84])/(([.B85]-[.B84])/1000)" office:value-type="float" office:value="2560" calcext:value-type="float">
            <text:p>2560</text:p>
          </table:table-cell>
          <table:table-cell table:formula="of:=([.D85]+[.D84])/2" office:value-type="float" office:value="8.175" calcext:value-type="float">
            <text:p>8.175</text:p>
          </table:table-cell>
          <table:table-cell table:formula="of:=([.E85]-[.E84])/(([.B85]-[.B84])/1000)" office:value-type="float" office:value="2431.37254901964" calcext:value-type="float">
            <text:p>2431.37254901964</text:p>
          </table:table-cell>
        </table:table-row>
        <table:table-row table:style-name="ro1">
          <table:table-cell/>
          <table:table-cell office:value-type="float" office:value="1332" calcext:value-type="float">
            <text:p>1332</text:p>
          </table:table-cell>
          <table:table-cell office:value-type="float" office:value="75.3" calcext:value-type="float">
            <text:p>75.3</text:p>
          </table:table-cell>
          <table:table-cell table:formula="of:=([.C86]+[.C85])/2" office:value-type="float" office:value="61.5" calcext:value-type="float">
            <text:p>61.5</text:p>
          </table:table-cell>
          <table:table-cell table:formula="of:=([.C86]-[.C85])/(([.B86]-[.B85])/1000)" office:value-type="float" office:value="1533.33333333333" calcext:value-type="float">
            <text:p>1533.33333333333</text:p>
          </table:table-cell>
          <table:table-cell table:formula="of:=([.D86]+[.D85])/2" office:value-type="float" office:value="45" calcext:value-type="float">
            <text:p>45</text:p>
          </table:table-cell>
          <table:table-cell table:formula="of:=([.E86]-[.E85])/(([.B86]-[.B85])/1000)" office:value-type="float" office:value="-57037.0370370371" calcext:value-type="float">
            <text:p>-57037.0370370371</text:p>
          </table:table-cell>
        </table:table-row>
        <table:table-row table:style-name="ro1">
          <table:table-cell/>
          <table:table-cell office:value-type="float" office:value="1348" calcext:value-type="float">
            <text:p>1348</text:p>
          </table:table-cell>
          <table:table-cell office:value-type="float" office:value="80.7" calcext:value-type="float">
            <text:p>80.7</text:p>
          </table:table-cell>
          <table:table-cell table:formula="of:=([.C87]+[.C86])/2" office:value-type="float" office:value="78" calcext:value-type="float">
            <text:p>78</text:p>
          </table:table-cell>
          <table:table-cell table:formula="of:=([.C87]-[.C86])/(([.B87]-[.B86])/1000)" office:value-type="float" office:value="337.5" calcext:value-type="float">
            <text:p>337.5</text:p>
          </table:table-cell>
          <table:table-cell table:formula="of:=([.D87]+[.D86])/2" office:value-type="float" office:value="69.75" calcext:value-type="float">
            <text:p>69.75</text:p>
          </table:table-cell>
          <table:table-cell table:formula="of:=([.E87]-[.E86])/(([.B87]-[.B86])/1000)" office:value-type="float" office:value="-74739.5833333333" calcext:value-type="float">
            <text:p>-74739.5833333333</text:p>
          </table:table-cell>
        </table:table-row>
        <table:table-row table:style-name="ro1">
          <table:table-cell/>
          <table:table-cell office:value-type="float" office:value="1364" calcext:value-type="float">
            <text:p>1364</text:p>
          </table:table-cell>
          <table:table-cell office:value-type="float" office:value="62.4" calcext:value-type="float">
            <text:p>62.4</text:p>
          </table:table-cell>
          <table:table-cell table:formula="of:=([.C88]+[.C87])/2" office:value-type="float" office:value="71.55" calcext:value-type="float">
            <text:p>71.55</text:p>
          </table:table-cell>
          <table:table-cell table:formula="of:=([.C88]-[.C87])/(([.B88]-[.B87])/1000)" office:value-type="float" office:value="-1143.75" calcext:value-type="float">
            <text:p>-1143.75</text:p>
          </table:table-cell>
          <table:table-cell table:formula="of:=([.D88]+[.D87])/2" office:value-type="float" office:value="74.775" calcext:value-type="float">
            <text:p>74.775</text:p>
          </table:table-cell>
          <table:table-cell table:formula="of:=([.E88]-[.E87])/(([.B88]-[.B87])/1000)" office:value-type="float" office:value="-92578.125" calcext:value-type="float">
            <text:p>-92578.125</text:p>
          </table:table-cell>
        </table:table-row>
        <table:table-row table:style-name="ro1">
          <table:table-cell/>
          <table:table-cell office:value-type="float" office:value="1381" calcext:value-type="float">
            <text:p>1381</text:p>
          </table:table-cell>
          <table:table-cell office:value-type="float" office:value="27.6" calcext:value-type="float">
            <text:p>27.6</text:p>
          </table:table-cell>
          <table:table-cell table:formula="of:=([.C89]+[.C88])/2" office:value-type="float" office:value="45" calcext:value-type="float">
            <text:p>45</text:p>
          </table:table-cell>
          <table:table-cell table:formula="of:=([.C89]-[.C88])/(([.B89]-[.B88])/1000)" office:value-type="float" office:value="-2047.05882352941" calcext:value-type="float">
            <text:p>-2047.05882352941</text:p>
          </table:table-cell>
          <table:table-cell table:formula="of:=([.D89]+[.D88])/2" office:value-type="float" office:value="58.275" calcext:value-type="float">
            <text:p>58.275</text:p>
          </table:table-cell>
          <table:table-cell table:formula="of:=([.E89]-[.E88])/(([.B89]-[.B88])/1000)" office:value-type="float" office:value="-53135.8131487889" calcext:value-type="float">
            <text:p>-53135.8131487889</text:p>
          </table:table-cell>
        </table:table-row>
        <table:table-row table:style-name="ro1">
          <table:table-cell/>
          <table:table-cell office:value-type="float" office:value="1398" calcext:value-type="float">
            <text:p>1398</text:p>
          </table:table-cell>
          <table:table-cell office:value-type="float" office:value="-10.8" calcext:value-type="float">
            <text:p>-10.8</text:p>
          </table:table-cell>
          <table:table-cell table:formula="of:=([.C90]+[.C89])/2" office:value-type="float" office:value="8.4" calcext:value-type="float">
            <text:p>8.4</text:p>
          </table:table-cell>
          <table:table-cell table:formula="of:=([.C90]-[.C89])/(([.B90]-[.B89])/1000)" office:value-type="float" office:value="-2258.82352941176" calcext:value-type="float">
            <text:p>-2258.82352941176</text:p>
          </table:table-cell>
          <table:table-cell table:formula="of:=([.D90]+[.D89])/2" office:value-type="float" office:value="26.7" calcext:value-type="float">
            <text:p>26.7</text:p>
          </table:table-cell>
          <table:table-cell table:formula="of:=([.E90]-[.E89])/(([.B90]-[.B89])/1000)" office:value-type="float" office:value="-12456.7474048443" calcext:value-type="float">
            <text:p>-12456.7474048443</text:p>
          </table:table-cell>
        </table:table-row>
        <table:table-row table:style-name="ro1">
          <table:table-cell/>
          <table:table-cell office:value-type="float" office:value="1416" calcext:value-type="float">
            <text:p>1416</text:p>
          </table:table-cell>
          <table:table-cell office:value-type="float" office:value="-40.8" calcext:value-type="float">
            <text:p>-40.8</text:p>
          </table:table-cell>
          <table:table-cell table:formula="of:=([.C91]+[.C90])/2" office:value-type="float" office:value="-25.8" calcext:value-type="float">
            <text:p>-25.8</text:p>
          </table:table-cell>
          <table:table-cell table:formula="of:=([.C91]-[.C90])/(([.B91]-[.B90])/1000)" office:value-type="float" office:value="-1666.66666666667" calcext:value-type="float">
            <text:p>-1666.66666666667</text:p>
          </table:table-cell>
          <table:table-cell table:formula="of:=([.D91]+[.D90])/2" office:value-type="float" office:value="-8.7" calcext:value-type="float">
            <text:p>-8.7</text:p>
          </table:table-cell>
          <table:table-cell table:formula="of:=([.E91]-[.E90])/(([.B91]-[.B90])/1000)" office:value-type="float" office:value="32897.6034858388" calcext:value-type="float">
            <text:p>32897.6034858388</text:p>
          </table:table-cell>
        </table:table-row>
        <table:table-row table:style-name="ro1">
          <table:table-cell/>
          <table:table-cell office:value-type="float" office:value="1433" calcext:value-type="float">
            <text:p>1433</text:p>
          </table:table-cell>
          <table:table-cell office:value-type="float" office:value="-48.3" calcext:value-type="float">
            <text:p>-48.3</text:p>
          </table:table-cell>
          <table:table-cell table:formula="of:=([.C92]+[.C91])/2" office:value-type="float" office:value="-44.55" calcext:value-type="float">
            <text:p>-44.55</text:p>
          </table:table-cell>
          <table:table-cell table:formula="of:=([.C92]-[.C91])/(([.B92]-[.B91])/1000)" office:value-type="float" office:value="-441.176470588235" calcext:value-type="float">
            <text:p>-441.176470588235</text:p>
          </table:table-cell>
          <table:table-cell table:formula="of:=([.D92]+[.D91])/2" office:value-type="float" office:value="-35.175" calcext:value-type="float">
            <text:p>-35.175</text:p>
          </table:table-cell>
          <table:table-cell table:formula="of:=([.E92]-[.E91])/(([.B92]-[.B91])/1000)" office:value-type="float" office:value="72087.6585928489" calcext:value-type="float">
            <text:p>72087.6585928489</text:p>
          </table:table-cell>
        </table:table-row>
        <table:table-row table:style-name="ro1">
          <table:table-cell/>
          <table:table-cell office:value-type="float" office:value="1451" calcext:value-type="float">
            <text:p>1451</text:p>
          </table:table-cell>
          <table:table-cell office:value-type="float" office:value="-31.5" calcext:value-type="float">
            <text:p>-31.5</text:p>
          </table:table-cell>
          <table:table-cell table:formula="of:=([.C93]+[.C92])/2" office:value-type="float" office:value="-39.9" calcext:value-type="float">
            <text:p>-39.9</text:p>
          </table:table-cell>
          <table:table-cell table:formula="of:=([.C93]-[.C92])/(([.B93]-[.B92])/1000)" office:value-type="float" office:value="933.333333333333" calcext:value-type="float">
            <text:p>933.333333333333</text:p>
          </table:table-cell>
          <table:table-cell table:formula="of:=([.D93]+[.D92])/2" office:value-type="float" office:value="-42.225" calcext:value-type="float">
            <text:p>-42.225</text:p>
          </table:table-cell>
          <table:table-cell table:formula="of:=([.E93]-[.E92])/(([.B93]-[.B92])/1000)" office:value-type="float" office:value="76361.6557734205" calcext:value-type="float">
            <text:p>76361.6557734205</text:p>
          </table:table-cell>
        </table:table-row>
        <table:table-row table:style-name="ro1">
          <table:table-cell/>
          <table:table-cell office:value-type="float" office:value="1469" calcext:value-type="float">
            <text:p>1469</text:p>
          </table:table-cell>
          <table:table-cell office:value-type="float" office:value="2.7" calcext:value-type="float">
            <text:p>2.7</text:p>
          </table:table-cell>
          <table:table-cell table:formula="of:=([.C94]+[.C93])/2" office:value-type="float" office:value="-14.4" calcext:value-type="float">
            <text:p>-14.4</text:p>
          </table:table-cell>
          <table:table-cell table:formula="of:=([.C94]-[.C93])/(([.B94]-[.B93])/1000)" office:value-type="float" office:value="1900" calcext:value-type="float">
            <text:p>1900</text:p>
          </table:table-cell>
          <table:table-cell table:formula="of:=([.D94]+[.D93])/2" office:value-type="float" office:value="-27.15" calcext:value-type="float">
            <text:p>-27.15</text:p>
          </table:table-cell>
          <table:table-cell table:formula="of:=([.E94]-[.E93])/(([.B94]-[.B93])/1000)" office:value-type="float" office:value="53703.7037037037" calcext:value-type="float">
            <text:p>53703.7037037037</text:p>
          </table:table-cell>
        </table:table-row>
        <table:table-row table:style-name="ro1">
          <table:table-cell/>
          <table:table-cell office:value-type="float" office:value="1484" calcext:value-type="float">
            <text:p>1484</text:p>
          </table:table-cell>
          <table:table-cell office:value-type="float" office:value="35.7" calcext:value-type="float">
            <text:p>35.7</text:p>
          </table:table-cell>
          <table:table-cell table:formula="of:=([.C95]+[.C94])/2" office:value-type="float" office:value="19.2" calcext:value-type="float">
            <text:p>19.2</text:p>
          </table:table-cell>
          <table:table-cell table:formula="of:=([.C95]-[.C94])/(([.B95]-[.B94])/1000)" office:value-type="float" office:value="2200" calcext:value-type="float">
            <text:p>2200</text:p>
          </table:table-cell>
          <table:table-cell table:formula="of:=([.D95]+[.D94])/2" office:value-type="float" office:value="2.4" calcext:value-type="float">
            <text:p>2.4</text:p>
          </table:table-cell>
          <table:table-cell table:formula="of:=([.E95]-[.E94])/(([.B95]-[.B94])/1000)" office:value-type="float" office:value="20000" calcext:value-type="float">
            <text:p>20000</text:p>
          </table:table-cell>
        </table:table-row>
        <table:table-row table:style-name="ro1">
          <table:table-cell/>
          <table:table-cell office:value-type="float" office:value="1501" calcext:value-type="float">
            <text:p>1501</text:p>
          </table:table-cell>
          <table:table-cell office:value-type="float" office:value="62.1" calcext:value-type="float">
            <text:p>62.1</text:p>
          </table:table-cell>
          <table:table-cell table:formula="of:=([.C96]+[.C95])/2" office:value-type="float" office:value="48.9" calcext:value-type="float">
            <text:p>48.9</text:p>
          </table:table-cell>
          <table:table-cell table:formula="of:=([.C96]-[.C95])/(([.B96]-[.B95])/1000)" office:value-type="float" office:value="1552.94117647059" calcext:value-type="float">
            <text:p>1552.94117647059</text:p>
          </table:table-cell>
          <table:table-cell table:formula="of:=([.D96]+[.D95])/2" office:value-type="float" office:value="34.05" calcext:value-type="float">
            <text:p>34.05</text:p>
          </table:table-cell>
          <table:table-cell table:formula="of:=([.E96]-[.E95])/(([.B96]-[.B95])/1000)" office:value-type="float" office:value="-38062.2837370242" calcext:value-type="float">
            <text:p>-38062.2837370242</text:p>
          </table:table-cell>
        </table:table-row>
        <table:table-row table:style-name="ro1">
          <table:table-cell/>
          <table:table-cell office:value-type="float" office:value="1517" calcext:value-type="float">
            <text:p>1517</text:p>
          </table:table-cell>
          <table:table-cell office:value-type="float" office:value="70.2" calcext:value-type="float">
            <text:p>70.2</text:p>
          </table:table-cell>
          <table:table-cell table:formula="of:=([.C97]+[.C96])/2" office:value-type="float" office:value="66.15" calcext:value-type="float">
            <text:p>66.15</text:p>
          </table:table-cell>
          <table:table-cell table:formula="of:=([.C97]-[.C96])/(([.B97]-[.B96])/1000)" office:value-type="float" office:value="506.25" calcext:value-type="float">
            <text:p>506.25</text:p>
          </table:table-cell>
          <table:table-cell table:formula="of:=([.D97]+[.D96])/2" office:value-type="float" office:value="57.525" calcext:value-type="float">
            <text:p>57.525</text:p>
          </table:table-cell>
          <table:table-cell table:formula="of:=([.E97]-[.E96])/(([.B97]-[.B96])/1000)" office:value-type="float" office:value="-65418.1985294118" calcext:value-type="float">
            <text:p>-65418.1985294118</text:p>
          </table:table-cell>
        </table:table-row>
        <table:table-row table:style-name="ro1">
          <table:table-cell/>
          <table:table-cell office:value-type="float" office:value="1534" calcext:value-type="float">
            <text:p>1534</text:p>
          </table:table-cell>
          <table:table-cell office:value-type="float" office:value="58.8" calcext:value-type="float">
            <text:p>58.8</text:p>
          </table:table-cell>
          <table:table-cell table:formula="of:=([.C98]+[.C97])/2" office:value-type="float" office:value="64.5" calcext:value-type="float">
            <text:p>64.5</text:p>
          </table:table-cell>
          <table:table-cell table:formula="of:=([.C98]-[.C97])/(([.B98]-[.B97])/1000)" office:value-type="float" office:value="-670.588235294118" calcext:value-type="float">
            <text:p>-670.588235294118</text:p>
          </table:table-cell>
          <table:table-cell table:formula="of:=([.D98]+[.D97])/2" office:value-type="float" office:value="65.325" calcext:value-type="float">
            <text:p>65.325</text:p>
          </table:table-cell>
          <table:table-cell table:formula="of:=([.E98]-[.E97])/(([.B98]-[.B97])/1000)" office:value-type="float" office:value="-69225.7785467128" calcext:value-type="float">
            <text:p>-69225.7785467128</text:p>
          </table:table-cell>
        </table:table-row>
        <table:table-row table:style-name="ro1">
          <table:table-cell/>
          <table:table-cell office:value-type="float" office:value="1551" calcext:value-type="float">
            <text:p>1551</text:p>
          </table:table-cell>
          <table:table-cell office:value-type="float" office:value="32.1" calcext:value-type="float">
            <text:p>32.1</text:p>
          </table:table-cell>
          <table:table-cell table:formula="of:=([.C99]+[.C98])/2" office:value-type="float" office:value="45.45" calcext:value-type="float">
            <text:p>45.45</text:p>
          </table:table-cell>
          <table:table-cell table:formula="of:=([.C99]-[.C98])/(([.B99]-[.B98])/1000)" office:value-type="float" office:value="-1570.58823529412" calcext:value-type="float">
            <text:p>-1570.58823529412</text:p>
          </table:table-cell>
          <table:table-cell table:formula="of:=([.D99]+[.D98])/2" office:value-type="float" office:value="54.975" calcext:value-type="float">
            <text:p>54.975</text:p>
          </table:table-cell>
          <table:table-cell table:formula="of:=([.E99]-[.E98])/(([.B99]-[.B98])/1000)" office:value-type="float" office:value="-52941.1764705882" calcext:value-type="float">
            <text:p>-52941.1764705882</text:p>
          </table:table-cell>
        </table:table-row>
        <table:table-row table:style-name="ro1">
          <table:table-cell/>
          <table:table-cell office:value-type="float" office:value="1567" calcext:value-type="float">
            <text:p>1567</text:p>
          </table:table-cell>
          <table:table-cell office:value-type="float" office:value="-0.6" calcext:value-type="float">
            <text:p>-0.6</text:p>
          </table:table-cell>
          <table:table-cell table:formula="of:=([.C100]+[.C99])/2" office:value-type="float" office:value="15.75" calcext:value-type="float">
            <text:p>15.75</text:p>
          </table:table-cell>
          <table:table-cell table:formula="of:=([.C100]-[.C99])/(([.B100]-[.B99])/1000)" office:value-type="float" office:value="-2043.75" calcext:value-type="float">
            <text:p>-2043.75</text:p>
          </table:table-cell>
          <table:table-cell table:formula="of:=([.D100]+[.D99])/2" office:value-type="float" office:value="30.6" calcext:value-type="float">
            <text:p>30.6</text:p>
          </table:table-cell>
          <table:table-cell table:formula="of:=([.E100]-[.E99])/(([.B100]-[.B99])/1000)" office:value-type="float" office:value="-29572.6102941177" calcext:value-type="float">
            <text:p>-29572.6102941177</text:p>
          </table:table-cell>
        </table:table-row>
        <table:table-row table:style-name="ro1">
          <table:table-cell/>
          <table:table-cell office:value-type="float" office:value="1584" calcext:value-type="float">
            <text:p>1584</text:p>
          </table:table-cell>
          <table:table-cell office:value-type="float" office:value="-27" calcext:value-type="float">
            <text:p>-27</text:p>
          </table:table-cell>
          <table:table-cell table:formula="of:=([.C101]+[.C100])/2" office:value-type="float" office:value="-13.8" calcext:value-type="float">
            <text:p>-13.8</text:p>
          </table:table-cell>
          <table:table-cell table:formula="of:=([.C101]-[.C100])/(([.B101]-[.B100])/1000)" office:value-type="float" office:value="-1552.94117647059" calcext:value-type="float">
            <text:p>-1552.94117647059</text:p>
          </table:table-cell>
          <table:table-cell table:formula="of:=([.D101]+[.D100])/2" office:value-type="float" office:value="0.975" calcext:value-type="float">
            <text:p>0.975</text:p>
          </table:table-cell>
          <table:table-cell table:formula="of:=([.E101]-[.E100])/(([.B101]-[.B100])/1000)" office:value-type="float" office:value="28871.107266436" calcext:value-type="float">
            <text:p>28871.107266436</text:p>
          </table:table-cell>
        </table:table-row>
        <table:table-row table:style-name="ro1">
          <table:table-cell/>
          <table:table-cell office:value-type="float" office:value="1602" calcext:value-type="float">
            <text:p>1602</text:p>
          </table:table-cell>
          <table:table-cell office:value-type="float" office:value="-38.4" calcext:value-type="float">
            <text:p>-38.4</text:p>
          </table:table-cell>
          <table:table-cell table:formula="of:=([.C102]+[.C101])/2" office:value-type="float" office:value="-32.7" calcext:value-type="float">
            <text:p>-32.7</text:p>
          </table:table-cell>
          <table:table-cell table:formula="of:=([.C102]-[.C101])/(([.B102]-[.B101])/1000)" office:value-type="float" office:value="-633.333333333333" calcext:value-type="float">
            <text:p>-633.333333333333</text:p>
          </table:table-cell>
          <table:table-cell table:formula="of:=([.D102]+[.D101])/2" office:value-type="float" office:value="-23.25" calcext:value-type="float">
            <text:p>-23.25</text:p>
          </table:table-cell>
          <table:table-cell table:formula="of:=([.E102]-[.E101])/(([.B102]-[.B101])/1000)" office:value-type="float" office:value="51089.3246187364" calcext:value-type="float">
            <text:p>51089.3246187364</text:p>
          </table:table-cell>
        </table:table-row>
        <table:table-row table:style-name="ro1">
          <table:table-cell/>
          <table:table-cell office:value-type="float" office:value="1619" calcext:value-type="float">
            <text:p>1619</text:p>
          </table:table-cell>
          <table:table-cell office:value-type="float" office:value="-28.8" calcext:value-type="float">
            <text:p>-28.8</text:p>
          </table:table-cell>
          <table:table-cell table:formula="of:=([.C103]+[.C102])/2" office:value-type="float" office:value="-33.6" calcext:value-type="float">
            <text:p>-33.6</text:p>
          </table:table-cell>
          <table:table-cell table:formula="of:=([.C103]-[.C102])/(([.B103]-[.B102])/1000)" office:value-type="float" office:value="564.705882352941" calcext:value-type="float">
            <text:p>564.705882352941</text:p>
          </table:table-cell>
          <table:table-cell table:formula="of:=([.D103]+[.D102])/2" office:value-type="float" office:value="-33.15" calcext:value-type="float">
            <text:p>-33.15</text:p>
          </table:table-cell>
          <table:table-cell table:formula="of:=([.E103]-[.E102])/(([.B103]-[.B102])/1000)" office:value-type="float" office:value="70472.8950403691" calcext:value-type="float">
            <text:p>70472.8950403691</text:p>
          </table:table-cell>
        </table:table-row>
        <table:table-row table:style-name="ro1">
          <table:table-cell/>
          <table:table-cell office:value-type="float" office:value="1637" calcext:value-type="float">
            <text:p>1637</text:p>
          </table:table-cell>
          <table:table-cell office:value-type="float" office:value="-3" calcext:value-type="float">
            <text:p>-3</text:p>
          </table:table-cell>
          <table:table-cell table:formula="of:=([.C104]+[.C103])/2" office:value-type="float" office:value="-15.9" calcext:value-type="float">
            <text:p>-15.9</text:p>
          </table:table-cell>
          <table:table-cell table:formula="of:=([.C104]-[.C103])/(([.B104]-[.B103])/1000)" office:value-type="float" office:value="1433.33333333333" calcext:value-type="float">
            <text:p>1433.33333333333</text:p>
          </table:table-cell>
          <table:table-cell table:formula="of:=([.D104]+[.D103])/2" office:value-type="float" office:value="-24.75" calcext:value-type="float">
            <text:p>-24.75</text:p>
          </table:table-cell>
          <table:table-cell table:formula="of:=([.E104]-[.E103])/(([.B104]-[.B103])/1000)" office:value-type="float" office:value="48257.0806100218" calcext:value-type="float">
            <text:p>48257.0806100218</text:p>
          </table:table-cell>
        </table:table-row>
        <table:table-row table:style-name="ro1">
          <table:table-cell/>
          <table:table-cell office:value-type="float" office:value="1653" calcext:value-type="float">
            <text:p>1653</text:p>
          </table:table-cell>
          <table:table-cell office:value-type="float" office:value="26.4" calcext:value-type="float">
            <text:p>26.4</text:p>
          </table:table-cell>
          <table:table-cell table:formula="of:=([.C105]+[.C104])/2" office:value-type="float" office:value="11.7" calcext:value-type="float">
            <text:p>11.7</text:p>
          </table:table-cell>
          <table:table-cell table:formula="of:=([.C105]-[.C104])/(([.B105]-[.B104])/1000)" office:value-type="float" office:value="1837.5" calcext:value-type="float">
            <text:p>1837.5</text:p>
          </table:table-cell>
          <table:table-cell table:formula="of:=([.D105]+[.D104])/2" office:value-type="float" office:value="-2.1" calcext:value-type="float">
            <text:p>-2.1</text:p>
          </table:table-cell>
          <table:table-cell table:formula="of:=([.E105]-[.E104])/(([.B105]-[.B104])/1000)" office:value-type="float" office:value="25260.4166666666" calcext:value-type="float">
            <text:p>25260.4166666666</text:p>
          </table:table-cell>
        </table:table-row>
        <table:table-row table:style-name="ro1">
          <table:table-cell/>
          <table:table-cell office:value-type="float" office:value="1671" calcext:value-type="float">
            <text:p>1671</text:p>
          </table:table-cell>
          <table:table-cell office:value-type="float" office:value="51" calcext:value-type="float">
            <text:p>51</text:p>
          </table:table-cell>
          <table:table-cell table:formula="of:=([.C106]+[.C105])/2" office:value-type="float" office:value="38.7" calcext:value-type="float">
            <text:p>38.7</text:p>
          </table:table-cell>
          <table:table-cell table:formula="of:=([.C106]-[.C105])/(([.B106]-[.B105])/1000)" office:value-type="float" office:value="1366.66666666667" calcext:value-type="float">
            <text:p>1366.66666666667</text:p>
          </table:table-cell>
          <table:table-cell table:formula="of:=([.D106]+[.D105])/2" office:value-type="float" office:value="25.2" calcext:value-type="float">
            <text:p>25.2</text:p>
          </table:table-cell>
          <table:table-cell table:formula="of:=([.E106]-[.E105])/(([.B106]-[.B105])/1000)" office:value-type="float" office:value="-26157.4074074074" calcext:value-type="float">
            <text:p>-26157.4074074074</text:p>
          </table:table-cell>
        </table:table-row>
        <table:table-row table:style-name="ro1">
          <table:table-cell/>
          <table:table-cell office:value-type="float" office:value="1687" calcext:value-type="float">
            <text:p>1687</text:p>
          </table:table-cell>
          <table:table-cell office:value-type="float" office:value="61.2" calcext:value-type="float">
            <text:p>61.2</text:p>
          </table:table-cell>
          <table:table-cell table:formula="of:=([.C107]+[.C106])/2" office:value-type="float" office:value="56.1" calcext:value-type="float">
            <text:p>56.1</text:p>
          </table:table-cell>
          <table:table-cell table:formula="of:=([.C107]-[.C106])/(([.B107]-[.B106])/1000)" office:value-type="float" office:value="637.5" calcext:value-type="float">
            <text:p>637.5</text:p>
          </table:table-cell>
          <table:table-cell table:formula="of:=([.D107]+[.D106])/2" office:value-type="float" office:value="47.4" calcext:value-type="float">
            <text:p>47.4</text:p>
          </table:table-cell>
          <table:table-cell table:formula="of:=([.E107]-[.E106])/(([.B107]-[.B106])/1000)" office:value-type="float" office:value="-45572.9166666667" calcext:value-type="float">
            <text:p>-45572.9166666667</text:p>
          </table:table-cell>
        </table:table-row>
        <table:table-row table:style-name="ro1">
          <table:table-cell/>
          <table:table-cell office:value-type="float" office:value="1703" calcext:value-type="float">
            <text:p>1703</text:p>
          </table:table-cell>
          <table:table-cell office:value-type="float" office:value="54.6" calcext:value-type="float">
            <text:p>54.6</text:p>
          </table:table-cell>
          <table:table-cell table:formula="of:=([.C108]+[.C107])/2" office:value-type="float" office:value="57.9" calcext:value-type="float">
            <text:p>57.9</text:p>
          </table:table-cell>
          <table:table-cell table:formula="of:=([.C108]-[.C107])/(([.B108]-[.B107])/1000)" office:value-type="float" office:value="-412.5" calcext:value-type="float">
            <text:p>-412.5</text:p>
          </table:table-cell>
          <table:table-cell table:formula="of:=([.D108]+[.D107])/2" office:value-type="float" office:value="57" calcext:value-type="float">
            <text:p>57</text:p>
          </table:table-cell>
          <table:table-cell table:formula="of:=([.E108]-[.E107])/(([.B108]-[.B107])/1000)" office:value-type="float" office:value="-65625" calcext:value-type="float">
            <text:p>-65625</text:p>
          </table:table-cell>
        </table:table-row>
        <table:table-row table:style-name="ro1">
          <table:table-cell/>
          <table:table-cell office:value-type="float" office:value="1720" calcext:value-type="float">
            <text:p>1720</text:p>
          </table:table-cell>
          <table:table-cell office:value-type="float" office:value="34.2" calcext:value-type="float">
            <text:p>34.2</text:p>
          </table:table-cell>
          <table:table-cell table:formula="of:=([.C109]+[.C108])/2" office:value-type="float" office:value="44.4" calcext:value-type="float">
            <text:p>44.4</text:p>
          </table:table-cell>
          <table:table-cell table:formula="of:=([.C109]-[.C108])/(([.B109]-[.B108])/1000)" office:value-type="float" office:value="-1200" calcext:value-type="float">
            <text:p>-1200</text:p>
          </table:table-cell>
          <table:table-cell table:formula="of:=([.D109]+[.D108])/2" office:value-type="float" office:value="51.15" calcext:value-type="float">
            <text:p>51.15</text:p>
          </table:table-cell>
          <table:table-cell table:formula="of:=([.E109]-[.E108])/(([.B109]-[.B108])/1000)" office:value-type="float" office:value="-46323.5294117647" calcext:value-type="float">
            <text:p>-46323.5294117647</text:p>
          </table:table-cell>
        </table:table-row>
        <table:table-row table:style-name="ro1">
          <table:table-cell/>
          <table:table-cell office:value-type="float" office:value="1737" calcext:value-type="float">
            <text:p>1737</text:p>
          </table:table-cell>
          <table:table-cell office:value-type="float" office:value="7.5" calcext:value-type="float">
            <text:p>7.5</text:p>
          </table:table-cell>
          <table:table-cell table:formula="of:=([.C110]+[.C109])/2" office:value-type="float" office:value="20.85" calcext:value-type="float">
            <text:p>20.85</text:p>
          </table:table-cell>
          <table:table-cell table:formula="of:=([.C110]-[.C109])/(([.B110]-[.B109])/1000)" office:value-type="float" office:value="-1570.58823529412" calcext:value-type="float">
            <text:p>-1570.58823529412</text:p>
          </table:table-cell>
          <table:table-cell table:formula="of:=([.D110]+[.D109])/2" office:value-type="float" office:value="32.625" calcext:value-type="float">
            <text:p>32.625</text:p>
          </table:table-cell>
          <table:table-cell table:formula="of:=([.E110]-[.E109])/(([.B110]-[.B109])/1000)" office:value-type="float" office:value="-21799.3079584775" calcext:value-type="float">
            <text:p>-21799.3079584775</text:p>
          </table:table-cell>
        </table:table-row>
        <table:table-row table:style-name="ro1">
          <table:table-cell/>
          <table:table-cell office:value-type="float" office:value="1753" calcext:value-type="float">
            <text:p>1753</text:p>
          </table:table-cell>
          <table:table-cell office:value-type="float" office:value="-15.3" calcext:value-type="float">
            <text:p>-15.3</text:p>
          </table:table-cell>
          <table:table-cell table:formula="of:=([.C111]+[.C110])/2" office:value-type="float" office:value="-3.9" calcext:value-type="float">
            <text:p>-3.9</text:p>
          </table:table-cell>
          <table:table-cell table:formula="of:=([.C111]-[.C110])/(([.B111]-[.B110])/1000)" office:value-type="float" office:value="-1425" calcext:value-type="float">
            <text:p>-1425</text:p>
          </table:table-cell>
          <table:table-cell table:formula="of:=([.D111]+[.D110])/2" office:value-type="float" office:value="8.475" calcext:value-type="float">
            <text:p>8.475</text:p>
          </table:table-cell>
          <table:table-cell table:formula="of:=([.E111]-[.E110])/(([.B111]-[.B110])/1000)" office:value-type="float" office:value="9099.26470588236" calcext:value-type="float">
            <text:p>9099.26470588236</text:p>
          </table:table-cell>
        </table:table-row>
        <table:table-row table:style-name="ro1">
          <table:table-cell/>
          <table:table-cell office:value-type="float" office:value="1770" calcext:value-type="float">
            <text:p>1770</text:p>
          </table:table-cell>
          <table:table-cell office:value-type="float" office:value="-29.1" calcext:value-type="float">
            <text:p>-29.1</text:p>
          </table:table-cell>
          <table:table-cell table:formula="of:=([.C112]+[.C111])/2" office:value-type="float" office:value="-22.2" calcext:value-type="float">
            <text:p>-22.2</text:p>
          </table:table-cell>
          <table:table-cell table:formula="of:=([.C112]-[.C111])/(([.B112]-[.B111])/1000)" office:value-type="float" office:value="-811.764705882353" calcext:value-type="float">
            <text:p>-811.764705882353</text:p>
          </table:table-cell>
          <table:table-cell table:formula="of:=([.D112]+[.D111])/2" office:value-type="float" office:value="-13.05" calcext:value-type="float">
            <text:p>-13.05</text:p>
          </table:table-cell>
          <table:table-cell table:formula="of:=([.E112]-[.E111])/(([.B112]-[.B111])/1000)" office:value-type="float" office:value="36072.6643598616" calcext:value-type="float">
            <text:p>36072.6643598616</text:p>
          </table:table-cell>
        </table:table-row>
        <table:table-row table:style-name="ro1">
          <table:table-cell/>
          <table:table-cell office:value-type="float" office:value="1787" calcext:value-type="float">
            <text:p>1787</text:p>
          </table:table-cell>
          <table:table-cell office:value-type="float" office:value="-25.8" calcext:value-type="float">
            <text:p>-25.8</text:p>
          </table:table-cell>
          <table:table-cell table:formula="of:=([.C113]+[.C112])/2" office:value-type="float" office:value="-27.45" calcext:value-type="float">
            <text:p>-27.45</text:p>
          </table:table-cell>
          <table:table-cell table:formula="of:=([.C113]-[.C112])/(([.B113]-[.B112])/1000)" office:value-type="float" office:value="194.117647058824" calcext:value-type="float">
            <text:p>194.117647058824</text:p>
          </table:table-cell>
          <table:table-cell table:formula="of:=([.D113]+[.D112])/2" office:value-type="float" office:value="-24.825" calcext:value-type="float">
            <text:p>-24.825</text:p>
          </table:table-cell>
          <table:table-cell table:formula="of:=([.E113]-[.E112])/(([.B113]-[.B112])/1000)" office:value-type="float" office:value="59169.5501730104" calcext:value-type="float">
            <text:p>59169.5501730104</text:p>
          </table:table-cell>
        </table:table-row>
        <table:table-row table:style-name="ro1">
          <table:table-cell/>
          <table:table-cell office:value-type="float" office:value="1806" calcext:value-type="float">
            <text:p>1806</text:p>
          </table:table-cell>
          <table:table-cell office:value-type="float" office:value="-7.2" calcext:value-type="float">
            <text:p>-7.2</text:p>
          </table:table-cell>
          <table:table-cell table:formula="of:=([.C114]+[.C113])/2" office:value-type="float" office:value="-16.5" calcext:value-type="float">
            <text:p>-16.5</text:p>
          </table:table-cell>
          <table:table-cell table:formula="of:=([.C114]-[.C113])/(([.B114]-[.B113])/1000)" office:value-type="float" office:value="978.947368421053" calcext:value-type="float">
            <text:p>978.947368421053</text:p>
          </table:table-cell>
          <table:table-cell table:formula="of:=([.D114]+[.D113])/2" office:value-type="float" office:value="-21.975" calcext:value-type="float">
            <text:p>-21.975</text:p>
          </table:table-cell>
          <table:table-cell table:formula="of:=([.E114]-[.E113])/(([.B114]-[.B113])/1000)" office:value-type="float" office:value="41306.8274401173" calcext:value-type="float">
            <text:p>41306.8274401173</text:p>
          </table:table-cell>
        </table:table-row>
        <table:table-row table:style-name="ro1">
          <table:table-cell/>
          <table:table-cell office:value-type="float" office:value="1822" calcext:value-type="float">
            <text:p>1822</text:p>
          </table:table-cell>
          <table:table-cell office:value-type="float" office:value="17.1" calcext:value-type="float">
            <text:p>17.1</text:p>
          </table:table-cell>
          <table:table-cell table:formula="of:=([.C115]+[.C114])/2" office:value-type="float" office:value="4.95" calcext:value-type="float">
            <text:p>4.95</text:p>
          </table:table-cell>
          <table:table-cell table:formula="of:=([.C115]-[.C114])/(([.B115]-[.B114])/1000)" office:value-type="float" office:value="1518.75" calcext:value-type="float">
            <text:p>1518.75</text:p>
          </table:table-cell>
          <table:table-cell table:formula="of:=([.D115]+[.D114])/2" office:value-type="float" office:value="-5.775" calcext:value-type="float">
            <text:p>-5.775</text:p>
          </table:table-cell>
          <table:table-cell table:formula="of:=([.E115]-[.E114])/(([.B115]-[.B114])/1000)" office:value-type="float" office:value="33737.6644736842" calcext:value-type="float">
            <text:p>33737.6644736842</text:p>
          </table:table-cell>
        </table:table-row>
        <table:table-row table:style-name="ro1">
          <table:table-cell/>
          <table:table-cell office:value-type="float" office:value="1839" calcext:value-type="float">
            <text:p>1839</text:p>
          </table:table-cell>
          <table:table-cell office:value-type="float" office:value="39.6" calcext:value-type="float">
            <text:p>39.6</text:p>
          </table:table-cell>
          <table:table-cell table:formula="of:=([.C116]+[.C115])/2" office:value-type="float" office:value="28.35" calcext:value-type="float">
            <text:p>28.35</text:p>
          </table:table-cell>
          <table:table-cell table:formula="of:=([.C116]-[.C115])/(([.B116]-[.B115])/1000)" office:value-type="float" office:value="1323.52941176471" calcext:value-type="float">
            <text:p>1323.52941176471</text:p>
          </table:table-cell>
          <table:table-cell table:formula="of:=([.D116]+[.D115])/2" office:value-type="float" office:value="16.65" calcext:value-type="float">
            <text:p>16.65</text:p>
          </table:table-cell>
          <table:table-cell table:formula="of:=([.E116]-[.E115])/(([.B116]-[.B115])/1000)" office:value-type="float" office:value="-11483.5640138408" calcext:value-type="float">
            <text:p>-11483.5640138408</text:p>
          </table:table-cell>
        </table:table-row>
        <table:table-row table:style-name="ro1">
          <table:table-cell/>
          <table:table-cell office:value-type="float" office:value="1855" calcext:value-type="float">
            <text:p>1855</text:p>
          </table:table-cell>
          <table:table-cell office:value-type="float" office:value="51.6" calcext:value-type="float">
            <text:p>51.6</text:p>
          </table:table-cell>
          <table:table-cell table:formula="of:=([.C117]+[.C116])/2" office:value-type="float" office:value="45.6" calcext:value-type="float">
            <text:p>45.6</text:p>
          </table:table-cell>
          <table:table-cell table:formula="of:=([.C117]-[.C116])/(([.B117]-[.B116])/1000)" office:value-type="float" office:value="750" calcext:value-type="float">
            <text:p>750</text:p>
          </table:table-cell>
          <table:table-cell table:formula="of:=([.D117]+[.D116])/2" office:value-type="float" office:value="36.975" calcext:value-type="float">
            <text:p>36.975</text:p>
          </table:table-cell>
          <table:table-cell table:formula="of:=([.E117]-[.E116])/(([.B117]-[.B116])/1000)" office:value-type="float" office:value="-35845.5882352941" calcext:value-type="float">
            <text:p>-35845.5882352941</text:p>
          </table:table-cell>
        </table:table-row>
        <table:table-row table:style-name="ro1">
          <table:table-cell/>
          <table:table-cell office:value-type="float" office:value="1872" calcext:value-type="float">
            <text:p>1872</text:p>
          </table:table-cell>
          <table:table-cell office:value-type="float" office:value="50.1" calcext:value-type="float">
            <text:p>50.1</text:p>
          </table:table-cell>
          <table:table-cell table:formula="of:=([.C118]+[.C117])/2" office:value-type="float" office:value="50.85" calcext:value-type="float">
            <text:p>50.85</text:p>
          </table:table-cell>
          <table:table-cell table:formula="of:=([.C118]-[.C117])/(([.B118]-[.B117])/1000)" office:value-type="float" office:value="-88.2352941176471" calcext:value-type="float">
            <text:p>-88.2352941176471</text:p>
          </table:table-cell>
          <table:table-cell table:formula="of:=([.D118]+[.D117])/2" office:value-type="float" office:value="48.225" calcext:value-type="float">
            <text:p>48.225</text:p>
          </table:table-cell>
          <table:table-cell table:formula="of:=([.E118]-[.E117])/(([.B118]-[.B117])/1000)" office:value-type="float" office:value="-49307.9584775087" calcext:value-type="float">
            <text:p>-49307.9584775087</text:p>
          </table:table-cell>
        </table:table-row>
        <table:table-row table:style-name="ro1">
          <table:table-cell/>
          <table:table-cell office:value-type="float" office:value="1889" calcext:value-type="float">
            <text:p>1889</text:p>
          </table:table-cell>
          <table:table-cell office:value-type="float" office:value="36" calcext:value-type="float">
            <text:p>36</text:p>
          </table:table-cell>
          <table:table-cell table:formula="of:=([.C119]+[.C118])/2" office:value-type="float" office:value="43.05" calcext:value-type="float">
            <text:p>43.05</text:p>
          </table:table-cell>
          <table:table-cell table:formula="of:=([.C119]-[.C118])/(([.B119]-[.B118])/1000)" office:value-type="float" office:value="-829.411764705882" calcext:value-type="float">
            <text:p>-829.411764705882</text:p>
          </table:table-cell>
          <table:table-cell table:formula="of:=([.D119]+[.D118])/2" office:value-type="float" office:value="46.95" calcext:value-type="float">
            <text:p>46.95</text:p>
          </table:table-cell>
          <table:table-cell table:formula="of:=([.E119]-[.E118])/(([.B119]-[.B118])/1000)" office:value-type="float" office:value="-43598.615916955" calcext:value-type="float">
            <text:p>-43598.615916955</text:p>
          </table:table-cell>
        </table:table-row>
        <table:table-row table:style-name="ro1">
          <table:table-cell/>
          <table:table-cell office:value-type="float" office:value="1905" calcext:value-type="float">
            <text:p>1905</text:p>
          </table:table-cell>
          <table:table-cell office:value-type="float" office:value="14.1" calcext:value-type="float">
            <text:p>14.1</text:p>
          </table:table-cell>
          <table:table-cell table:formula="of:=([.C120]+[.C119])/2" office:value-type="float" office:value="25.05" calcext:value-type="float">
            <text:p>25.05</text:p>
          </table:table-cell>
          <table:table-cell table:formula="of:=([.C120]-[.C119])/(([.B120]-[.B119])/1000)" office:value-type="float" office:value="-1368.75" calcext:value-type="float">
            <text:p>-1368.75</text:p>
          </table:table-cell>
          <table:table-cell table:formula="of:=([.D120]+[.D119])/2" office:value-type="float" office:value="34.05" calcext:value-type="float">
            <text:p>34.05</text:p>
          </table:table-cell>
          <table:table-cell table:formula="of:=([.E120]-[.E119])/(([.B120]-[.B119])/1000)" office:value-type="float" office:value="-33708.6397058823" calcext:value-type="float">
            <text:p>-33708.6397058823</text:p>
          </table:table-cell>
        </table:table-row>
        <table:table-row table:style-name="ro1">
          <table:table-cell/>
          <table:table-cell office:value-type="float" office:value="1922" calcext:value-type="float">
            <text:p>1922</text:p>
          </table:table-cell>
          <table:table-cell office:value-type="float" office:value="-6.9" calcext:value-type="float">
            <text:p>-6.9</text:p>
          </table:table-cell>
          <table:table-cell table:formula="of:=([.C121]+[.C120])/2" office:value-type="float" office:value="3.6" calcext:value-type="float">
            <text:p>3.6</text:p>
          </table:table-cell>
          <table:table-cell table:formula="of:=([.C121]-[.C120])/(([.B121]-[.B120])/1000)" office:value-type="float" office:value="-1235.29411764706" calcext:value-type="float">
            <text:p>-1235.29411764706</text:p>
          </table:table-cell>
          <table:table-cell table:formula="of:=([.D121]+[.D120])/2" office:value-type="float" office:value="14.325" calcext:value-type="float">
            <text:p>14.325</text:p>
          </table:table-cell>
          <table:table-cell table:formula="of:=([.E121]-[.E120])/(([.B121]-[.B120])/1000)" office:value-type="float" office:value="7850.34602076123" calcext:value-type="float">
            <text:p>7850.34602076123</text:p>
          </table:table-cell>
        </table:table-row>
        <table:table-row table:style-name="ro1">
          <table:table-cell/>
          <table:table-cell office:value-type="float" office:value="1939" calcext:value-type="float">
            <text:p>1939</text:p>
          </table:table-cell>
          <table:table-cell office:value-type="float" office:value="-20.7" calcext:value-type="float">
            <text:p>-20.7</text:p>
          </table:table-cell>
          <table:table-cell table:formula="of:=([.C122]+[.C121])/2" office:value-type="float" office:value="-13.8" calcext:value-type="float">
            <text:p>-13.8</text:p>
          </table:table-cell>
          <table:table-cell table:formula="of:=([.C122]-[.C121])/(([.B122]-[.B121])/1000)" office:value-type="float" office:value="-811.764705882353" calcext:value-type="float">
            <text:p>-811.764705882353</text:p>
          </table:table-cell>
          <table:table-cell table:formula="of:=([.D122]+[.D121])/2" office:value-type="float" office:value="-5.1" calcext:value-type="float">
            <text:p>-5.1</text:p>
          </table:table-cell>
          <table:table-cell table:formula="of:=([.E122]-[.E121])/(([.B122]-[.B121])/1000)" office:value-type="float" office:value="24913.4948096886" calcext:value-type="float">
            <text:p>24913.4948096886</text:p>
          </table:table-cell>
        </table:table-row>
        <table:table-row table:style-name="ro1">
          <table:table-cell/>
          <table:table-cell office:value-type="float" office:value="1956" calcext:value-type="float">
            <text:p>1956</text:p>
          </table:table-cell>
          <table:table-cell office:value-type="float" office:value="-21.3" calcext:value-type="float">
            <text:p>-21.3</text:p>
          </table:table-cell>
          <table:table-cell table:formula="of:=([.C123]+[.C122])/2" office:value-type="float" office:value="-21" calcext:value-type="float">
            <text:p>-21</text:p>
          </table:table-cell>
          <table:table-cell table:formula="of:=([.C123]-[.C122])/(([.B123]-[.B122])/1000)" office:value-type="float" office:value="-35.2941176470589" calcext:value-type="float">
            <text:p>-35.2941176470589</text:p>
          </table:table-cell>
          <table:table-cell table:formula="of:=([.D123]+[.D122])/2" office:value-type="float" office:value="-17.4" calcext:value-type="float">
            <text:p>-17.4</text:p>
          </table:table-cell>
          <table:table-cell table:formula="of:=([.E123]-[.E122])/(([.B123]-[.B122])/1000)" office:value-type="float" office:value="45674.740484429" calcext:value-type="float">
            <text:p>45674.740484429</text:p>
          </table:table-cell>
        </table:table-row>
        <table:table-row table:style-name="ro1">
          <table:table-cell/>
          <table:table-cell office:value-type="float" office:value="1974" calcext:value-type="float">
            <text:p>1974</text:p>
          </table:table-cell>
          <table:table-cell office:value-type="float" office:value="-8.4" calcext:value-type="float">
            <text:p>-8.4</text:p>
          </table:table-cell>
          <table:table-cell table:formula="of:=([.C124]+[.C123])/2" office:value-type="float" office:value="-14.85" calcext:value-type="float">
            <text:p>-14.85</text:p>
          </table:table-cell>
          <table:table-cell table:formula="of:=([.C124]-[.C123])/(([.B124]-[.B123])/1000)" office:value-type="float" office:value="716.666666666667" calcext:value-type="float">
            <text:p>716.666666666667</text:p>
          </table:table-cell>
          <table:table-cell table:formula="of:=([.D124]+[.D123])/2" office:value-type="float" office:value="-17.925" calcext:value-type="float">
            <text:p>-17.925</text:p>
          </table:table-cell>
          <table:table-cell table:formula="of:=([.E124]-[.E123])/(([.B124]-[.B123])/1000)" office:value-type="float" office:value="41775.5991285403" calcext:value-type="float">
            <text:p>41775.5991285403</text:p>
          </table:table-cell>
        </table:table-row>
        <table:table-row table:style-name="ro1">
          <table:table-cell/>
          <table:table-cell office:value-type="float" office:value="1991" calcext:value-type="float">
            <text:p>1991</text:p>
          </table:table-cell>
          <table:table-cell office:value-type="float" office:value="10.8" calcext:value-type="float">
            <text:p>10.8</text:p>
          </table:table-cell>
          <table:table-cell table:formula="of:=([.C125]+[.C124])/2" office:value-type="float" office:value="1.2" calcext:value-type="float">
            <text:p>1.2</text:p>
          </table:table-cell>
          <table:table-cell table:formula="of:=([.C125]-[.C124])/(([.B125]-[.B124])/1000)" office:value-type="float" office:value="1129.41176470588" calcext:value-type="float">
            <text:p>1129.41176470588</text:p>
          </table:table-cell>
          <table:table-cell table:formula="of:=([.D125]+[.D124])/2" office:value-type="float" office:value="-6.825" calcext:value-type="float">
            <text:p>-6.825</text:p>
          </table:table-cell>
          <table:table-cell table:formula="of:=([.E125]-[.E124])/(([.B125]-[.B124])/1000)" office:value-type="float" office:value="24279.1234140715" calcext:value-type="float">
            <text:p>24279.1234140715</text:p>
          </table:table-cell>
        </table:table-row>
        <table:table-row table:style-name="ro1">
          <table:table-cell/>
          <table:table-cell office:value-type="float" office:value="2008" calcext:value-type="float">
            <text:p>2008</text:p>
          </table:table-cell>
          <table:table-cell office:value-type="float" office:value="30.6" calcext:value-type="float">
            <text:p>30.6</text:p>
          </table:table-cell>
          <table:table-cell table:formula="of:=([.C126]+[.C125])/2" office:value-type="float" office:value="20.7" calcext:value-type="float">
            <text:p>20.7</text:p>
          </table:table-cell>
          <table:table-cell table:formula="of:=([.C126]-[.C125])/(([.B126]-[.B125])/1000)" office:value-type="float" office:value="1164.70588235294" calcext:value-type="float">
            <text:p>1164.70588235294</text:p>
          </table:table-cell>
          <table:table-cell table:formula="of:=([.D126]+[.D125])/2" office:value-type="float" office:value="10.95" calcext:value-type="float">
            <text:p>10.95</text:p>
          </table:table-cell>
          <table:table-cell table:formula="of:=([.E126]-[.E125])/(([.B126]-[.B125])/1000)" office:value-type="float" office:value="2076.12456747405" calcext:value-type="float">
            <text:p>2076.12456747405</text:p>
          </table:table-cell>
        </table:table-row>
        <table:table-row table:style-name="ro1">
          <table:table-cell/>
          <table:table-cell office:value-type="float" office:value="2024" calcext:value-type="float">
            <text:p>2024</text:p>
          </table:table-cell>
          <table:table-cell office:value-type="float" office:value="43.5" calcext:value-type="float">
            <text:p>43.5</text:p>
          </table:table-cell>
          <table:table-cell table:formula="of:=([.C127]+[.C126])/2" office:value-type="float" office:value="37.05" calcext:value-type="float">
            <text:p>37.05</text:p>
          </table:table-cell>
          <table:table-cell table:formula="of:=([.C127]-[.C126])/(([.B127]-[.B126])/1000)" office:value-type="float" office:value="806.25" calcext:value-type="float">
            <text:p>806.25</text:p>
          </table:table-cell>
          <table:table-cell table:formula="of:=([.D127]+[.D126])/2" office:value-type="float" office:value="28.875" calcext:value-type="float">
            <text:p>28.875</text:p>
          </table:table-cell>
          <table:table-cell table:formula="of:=([.E127]-[.E126])/(([.B127]-[.B126])/1000)" office:value-type="float" office:value="-22403.4926470588" calcext:value-type="float">
            <text:p>-22403.4926470588</text:p>
          </table:table-cell>
        </table:table-row>
        <table:table-row table:style-name="ro1">
          <table:table-cell/>
          <table:table-cell office:value-type="float" office:value="2040" calcext:value-type="float">
            <text:p>2040</text:p>
          </table:table-cell>
          <table:table-cell office:value-type="float" office:value="45.6" calcext:value-type="float">
            <text:p>45.6</text:p>
          </table:table-cell>
          <table:table-cell table:formula="of:=([.C128]+[.C127])/2" office:value-type="float" office:value="44.55" calcext:value-type="float">
            <text:p>44.55</text:p>
          </table:table-cell>
          <table:table-cell table:formula="of:=([.C128]-[.C127])/(([.B128]-[.B127])/1000)" office:value-type="float" office:value="131.25" calcext:value-type="float">
            <text:p>131.25</text:p>
          </table:table-cell>
          <table:table-cell table:formula="of:=([.D128]+[.D127])/2" office:value-type="float" office:value="40.8" calcext:value-type="float">
            <text:p>40.8</text:p>
          </table:table-cell>
          <table:table-cell table:formula="of:=([.E128]-[.E127])/(([.B128]-[.B127])/1000)" office:value-type="float" office:value="-42187.5" calcext:value-type="float">
            <text:p>-42187.5</text:p>
          </table:table-cell>
        </table:table-row>
        <table:table-row table:style-name="ro1">
          <table:table-cell/>
          <table:table-cell office:value-type="float" office:value="2058" calcext:value-type="float">
            <text:p>2058</text:p>
          </table:table-cell>
          <table:table-cell office:value-type="float" office:value="36.3" calcext:value-type="float">
            <text:p>36.3</text:p>
          </table:table-cell>
          <table:table-cell table:formula="of:=([.C129]+[.C128])/2" office:value-type="float" office:value="40.95" calcext:value-type="float">
            <text:p>40.95</text:p>
          </table:table-cell>
          <table:table-cell table:formula="of:=([.C129]-[.C128])/(([.B129]-[.B128])/1000)" office:value-type="float" office:value="-516.666666666667" calcext:value-type="float">
            <text:p>-516.666666666667</text:p>
          </table:table-cell>
          <table:table-cell table:formula="of:=([.D129]+[.D128])/2" office:value-type="float" office:value="42.75" calcext:value-type="float">
            <text:p>42.75</text:p>
          </table:table-cell>
          <table:table-cell table:formula="of:=([.E129]-[.E128])/(([.B129]-[.B128])/1000)" office:value-type="float" office:value="-35995.3703703704" calcext:value-type="float">
            <text:p>-35995.3703703704</text:p>
          </table:table-cell>
        </table:table-row>
        <table:table-row table:style-name="ro1">
          <table:table-cell/>
          <table:table-cell office:value-type="float" office:value="2074" calcext:value-type="float">
            <text:p>2074</text:p>
          </table:table-cell>
          <table:table-cell office:value-type="float" office:value="19.5" calcext:value-type="float">
            <text:p>19.5</text:p>
          </table:table-cell>
          <table:table-cell table:formula="of:=([.C130]+[.C129])/2" office:value-type="float" office:value="27.9" calcext:value-type="float">
            <text:p>27.9</text:p>
          </table:table-cell>
          <table:table-cell table:formula="of:=([.C130]-[.C129])/(([.B130]-[.B129])/1000)" office:value-type="float" office:value="-1050" calcext:value-type="float">
            <text:p>-1050</text:p>
          </table:table-cell>
          <table:table-cell table:formula="of:=([.D130]+[.D129])/2" office:value-type="float" office:value="34.425" calcext:value-type="float">
            <text:p>34.425</text:p>
          </table:table-cell>
          <table:table-cell table:formula="of:=([.E130]-[.E129])/(([.B130]-[.B129])/1000)" office:value-type="float" office:value="-33333.3333333333" calcext:value-type="float">
            <text:p>-33333.3333333333</text:p>
          </table:table-cell>
        </table:table-row>
        <table:table-row table:style-name="ro1">
          <table:table-cell/>
          <table:table-cell office:value-type="float" office:value="2091" calcext:value-type="float">
            <text:p>2091</text:p>
          </table:table-cell>
          <table:table-cell office:value-type="float" office:value="1.2" calcext:value-type="float">
            <text:p>1.2</text:p>
          </table:table-cell>
          <table:table-cell table:formula="of:=([.C131]+[.C130])/2" office:value-type="float" office:value="10.35" calcext:value-type="float">
            <text:p>10.35</text:p>
          </table:table-cell>
          <table:table-cell table:formula="of:=([.C131]-[.C130])/(([.B131]-[.B130])/1000)" office:value-type="float" office:value="-1076.47058823529" calcext:value-type="float">
            <text:p>-1076.47058823529</text:p>
          </table:table-cell>
          <table:table-cell table:formula="of:=([.D131]+[.D130])/2" office:value-type="float" office:value="19.125" calcext:value-type="float">
            <text:p>19.125</text:p>
          </table:table-cell>
          <table:table-cell table:formula="of:=([.E131]-[.E130])/(([.B131]-[.B130])/1000)" office:value-type="float" office:value="-1557.09342560555" calcext:value-type="float">
            <text:p>-1557.09342560555</text:p>
          </table:table-cell>
        </table:table-row>
        <table:table-row table:style-name="ro1">
          <table:table-cell/>
          <table:table-cell office:value-type="float" office:value="2106" calcext:value-type="float">
            <text:p>2106</text:p>
          </table:table-cell>
          <table:table-cell office:value-type="float" office:value="-11.7" calcext:value-type="float">
            <text:p>-11.7</text:p>
          </table:table-cell>
          <table:table-cell table:formula="of:=([.C132]+[.C131])/2" office:value-type="float" office:value="-5.25" calcext:value-type="float">
            <text:p>-5.25</text:p>
          </table:table-cell>
          <table:table-cell table:formula="of:=([.C132]-[.C131])/(([.B132]-[.B131])/1000)" office:value-type="float" office:value="-860" calcext:value-type="float">
            <text:p>-860</text:p>
          </table:table-cell>
          <table:table-cell table:formula="of:=([.D132]+[.D131])/2" office:value-type="float" office:value="2.55" calcext:value-type="float">
            <text:p>2.55</text:p>
          </table:table-cell>
          <table:table-cell table:formula="of:=([.E132]-[.E131])/(([.B132]-[.B131])/1000)" office:value-type="float" office:value="14431.3725490196" calcext:value-type="float">
            <text:p>14431.3725490196</text:p>
          </table:table-cell>
        </table:table-row>
        <table:table-row table:style-name="ro1">
          <table:table-cell/>
          <table:table-cell office:value-type="float" office:value="2124" calcext:value-type="float">
            <text:p>2124</text:p>
          </table:table-cell>
          <table:table-cell office:value-type="float" office:value="-15.9" calcext:value-type="float">
            <text:p>-15.9</text:p>
          </table:table-cell>
          <table:table-cell table:formula="of:=([.C133]+[.C132])/2" office:value-type="float" office:value="-13.8" calcext:value-type="float">
            <text:p>-13.8</text:p>
          </table:table-cell>
          <table:table-cell table:formula="of:=([.C133]-[.C132])/(([.B133]-[.B132])/1000)" office:value-type="float" office:value="-233.333333333333" calcext:value-type="float">
            <text:p>-233.333333333333</text:p>
          </table:table-cell>
          <table:table-cell table:formula="of:=([.D133]+[.D132])/2" office:value-type="float" office:value="-9.525" calcext:value-type="float">
            <text:p>-9.525</text:p>
          </table:table-cell>
          <table:table-cell table:formula="of:=([.E133]-[.E132])/(([.B133]-[.B132])/1000)" office:value-type="float" office:value="34814.8148148148" calcext:value-type="float">
            <text:p>34814.8148148148</text:p>
          </table:table-cell>
        </table:table-row>
        <table:table-row table:style-name="ro1">
          <table:table-cell/>
          <table:table-cell office:value-type="float" office:value="2142" calcext:value-type="float">
            <text:p>2142</text:p>
          </table:table-cell>
          <table:table-cell office:value-type="float" office:value="-8.7" calcext:value-type="float">
            <text:p>-8.7</text:p>
          </table:table-cell>
          <table:table-cell table:formula="of:=([.C134]+[.C133])/2" office:value-type="float" office:value="-12.3" calcext:value-type="float">
            <text:p>-12.3</text:p>
          </table:table-cell>
          <table:table-cell table:formula="of:=([.C134]-[.C133])/(([.B134]-[.B133])/1000)" office:value-type="float" office:value="400" calcext:value-type="float">
            <text:p>400</text:p>
          </table:table-cell>
          <table:table-cell table:formula="of:=([.D134]+[.D133])/2" office:value-type="float" office:value="-13.05" calcext:value-type="float">
            <text:p>-13.05</text:p>
          </table:table-cell>
          <table:table-cell table:formula="of:=([.E134]-[.E133])/(([.B134]-[.B133])/1000)" office:value-type="float" office:value="35185.1851851852" calcext:value-type="float">
            <text:p>35185.1851851852</text:p>
          </table:table-cell>
        </table:table-row>
        <table:table-row table:style-name="ro1">
          <table:table-cell/>
          <table:table-cell office:value-type="float" office:value="2158" calcext:value-type="float">
            <text:p>2158</text:p>
          </table:table-cell>
          <table:table-cell office:value-type="float" office:value="6.3" calcext:value-type="float">
            <text:p>6.3</text:p>
          </table:table-cell>
          <table:table-cell table:formula="of:=([.C135]+[.C134])/2" office:value-type="float" office:value="-1.2" calcext:value-type="float">
            <text:p>-1.2</text:p>
          </table:table-cell>
          <table:table-cell table:formula="of:=([.C135]-[.C134])/(([.B135]-[.B134])/1000)" office:value-type="float" office:value="937.5" calcext:value-type="float">
            <text:p>937.5</text:p>
          </table:table-cell>
          <table:table-cell table:formula="of:=([.D135]+[.D134])/2" office:value-type="float" office:value="-6.75" calcext:value-type="float">
            <text:p>-6.75</text:p>
          </table:table-cell>
          <table:table-cell table:formula="of:=([.E135]-[.E134])/(([.B135]-[.B134])/1000)" office:value-type="float" office:value="33593.75" calcext:value-type="float">
            <text:p>33593.75</text:p>
          </table:table-cell>
        </table:table-row>
        <table:table-row table:style-name="ro1">
          <table:table-cell/>
          <table:table-cell office:value-type="float" office:value="2173" calcext:value-type="float">
            <text:p>2173</text:p>
          </table:table-cell>
          <table:table-cell office:value-type="float" office:value="22.2" calcext:value-type="float">
            <text:p>22.2</text:p>
          </table:table-cell>
          <table:table-cell table:formula="of:=([.C136]+[.C135])/2" office:value-type="float" office:value="14.25" calcext:value-type="float">
            <text:p>14.25</text:p>
          </table:table-cell>
          <table:table-cell table:formula="of:=([.C136]-[.C135])/(([.B136]-[.B135])/1000)" office:value-type="float" office:value="1060" calcext:value-type="float">
            <text:p>1060</text:p>
          </table:table-cell>
          <table:table-cell table:formula="of:=([.D136]+[.D135])/2" office:value-type="float" office:value="6.525" calcext:value-type="float">
            <text:p>6.525</text:p>
          </table:table-cell>
          <table:table-cell table:formula="of:=([.E136]-[.E135])/(([.B136]-[.B135])/1000)" office:value-type="float" office:value="8166.66666666667" calcext:value-type="float">
            <text:p>8166.66666666667</text:p>
          </table:table-cell>
        </table:table-row>
        <table:table-row table:style-name="ro1">
          <table:table-cell/>
          <table:table-cell office:value-type="float" office:value="2191" calcext:value-type="float">
            <text:p>2191</text:p>
          </table:table-cell>
          <table:table-cell office:value-type="float" office:value="35.7" calcext:value-type="float">
            <text:p>35.7</text:p>
          </table:table-cell>
          <table:table-cell table:formula="of:=([.C137]+[.C136])/2" office:value-type="float" office:value="28.95" calcext:value-type="float">
            <text:p>28.95</text:p>
          </table:table-cell>
          <table:table-cell table:formula="of:=([.C137]-[.C136])/(([.B137]-[.B136])/1000)" office:value-type="float" office:value="750" calcext:value-type="float">
            <text:p>750</text:p>
          </table:table-cell>
          <table:table-cell table:formula="of:=([.D137]+[.D136])/2" office:value-type="float" office:value="21.6" calcext:value-type="float">
            <text:p>21.6</text:p>
          </table:table-cell>
          <table:table-cell table:formula="of:=([.E137]-[.E136])/(([.B137]-[.B136])/1000)" office:value-type="float" office:value="-17222.2222222222" calcext:value-type="float">
            <text:p>-17222.2222222222</text:p>
          </table:table-cell>
        </table:table-row>
        <table:table-row table:style-name="ro1">
          <table:table-cell/>
          <table:table-cell office:value-type="float" office:value="2207" calcext:value-type="float">
            <text:p>2207</text:p>
          </table:table-cell>
          <table:table-cell office:value-type="float" office:value="40.5" calcext:value-type="float">
            <text:p>40.5</text:p>
          </table:table-cell>
          <table:table-cell table:formula="of:=([.C138]+[.C137])/2" office:value-type="float" office:value="38.1" calcext:value-type="float">
            <text:p>38.1</text:p>
          </table:table-cell>
          <table:table-cell table:formula="of:=([.C138]-[.C137])/(([.B138]-[.B137])/1000)" office:value-type="float" office:value="300" calcext:value-type="float">
            <text:p>300</text:p>
          </table:table-cell>
          <table:table-cell table:formula="of:=([.D138]+[.D137])/2" office:value-type="float" office:value="33.525" calcext:value-type="float">
            <text:p>33.525</text:p>
          </table:table-cell>
          <table:table-cell table:formula="of:=([.E138]-[.E137])/(([.B138]-[.B137])/1000)" office:value-type="float" office:value="-28125" calcext:value-type="float">
            <text:p>-28125</text:p>
          </table:table-cell>
        </table:table-row>
        <table:table-row table:style-name="ro1">
          <table:table-cell/>
          <table:table-cell office:value-type="float" office:value="2224" calcext:value-type="float">
            <text:p>2224</text:p>
          </table:table-cell>
          <table:table-cell office:value-type="float" office:value="35.7" calcext:value-type="float">
            <text:p>35.7</text:p>
          </table:table-cell>
          <table:table-cell table:formula="of:=([.C139]+[.C138])/2" office:value-type="float" office:value="38.1" calcext:value-type="float">
            <text:p>38.1</text:p>
          </table:table-cell>
          <table:table-cell table:formula="of:=([.C139]-[.C138])/(([.B139]-[.B138])/1000)" office:value-type="float" office:value="-282.35294117647" calcext:value-type="float">
            <text:p>-282.35294117647</text:p>
          </table:table-cell>
          <table:table-cell table:formula="of:=([.D139]+[.D138])/2" office:value-type="float" office:value="38.1" calcext:value-type="float">
            <text:p>38.1</text:p>
          </table:table-cell>
          <table:table-cell table:formula="of:=([.E139]-[.E138])/(([.B139]-[.B138])/1000)" office:value-type="float" office:value="-34256.0553633218" calcext:value-type="float">
            <text:p>-34256.0553633218</text:p>
          </table:table-cell>
        </table:table-row>
        <table:table-row table:style-name="ro1">
          <table:table-cell/>
          <table:table-cell office:value-type="float" office:value="2240" calcext:value-type="float">
            <text:p>2240</text:p>
          </table:table-cell>
          <table:table-cell office:value-type="float" office:value="23.7" calcext:value-type="float">
            <text:p>23.7</text:p>
          </table:table-cell>
          <table:table-cell table:formula="of:=([.C140]+[.C139])/2" office:value-type="float" office:value="29.7" calcext:value-type="float">
            <text:p>29.7</text:p>
          </table:table-cell>
          <table:table-cell table:formula="of:=([.C140]-[.C139])/(([.B140]-[.B139])/1000)" office:value-type="float" office:value="-750" calcext:value-type="float">
            <text:p>-750</text:p>
          </table:table-cell>
          <table:table-cell table:formula="of:=([.D140]+[.D139])/2" office:value-type="float" office:value="33.9" calcext:value-type="float">
            <text:p>33.9</text:p>
          </table:table-cell>
          <table:table-cell table:formula="of:=([.E140]-[.E139])/(([.B140]-[.B139])/1000)" office:value-type="float" office:value="-29227.9411764706" calcext:value-type="float">
            <text:p>-29227.9411764706</text:p>
          </table:table-cell>
        </table:table-row>
        <table:table-row table:style-name="ro1">
          <table:table-cell/>
          <table:table-cell office:value-type="float" office:value="2257" calcext:value-type="float">
            <text:p>2257</text:p>
          </table:table-cell>
          <table:table-cell office:value-type="float" office:value="8.4" calcext:value-type="float">
            <text:p>8.4</text:p>
          </table:table-cell>
          <table:table-cell table:formula="of:=([.C141]+[.C140])/2" office:value-type="float" office:value="16.05" calcext:value-type="float">
            <text:p>16.05</text:p>
          </table:table-cell>
          <table:table-cell table:formula="of:=([.C141]-[.C140])/(([.B141]-[.B140])/1000)" office:value-type="float" office:value="-900" calcext:value-type="float">
            <text:p>-900</text:p>
          </table:table-cell>
          <table:table-cell table:formula="of:=([.D141]+[.D140])/2" office:value-type="float" office:value="22.875" calcext:value-type="float">
            <text:p>22.875</text:p>
          </table:table-cell>
          <table:table-cell table:formula="of:=([.E141]-[.E140])/(([.B141]-[.B140])/1000)" office:value-type="float" office:value="-8823.52941176469" calcext:value-type="float">
            <text:p>-8823.52941176469</text:p>
          </table:table-cell>
        </table:table-row>
        <table:table-row table:style-name="ro1">
          <table:table-cell/>
          <table:table-cell office:value-type="float" office:value="2273" calcext:value-type="float">
            <text:p>2273</text:p>
          </table:table-cell>
          <table:table-cell office:value-type="float" office:value="-3.9" calcext:value-type="float">
            <text:p>-3.9</text:p>
          </table:table-cell>
          <table:table-cell table:formula="of:=([.C142]+[.C141])/2" office:value-type="float" office:value="2.25" calcext:value-type="float">
            <text:p>2.25</text:p>
          </table:table-cell>
          <table:table-cell table:formula="of:=([.C142]-[.C141])/(([.B142]-[.B141])/1000)" office:value-type="float" office:value="-768.75" calcext:value-type="float">
            <text:p>-768.75</text:p>
          </table:table-cell>
          <table:table-cell table:formula="of:=([.D142]+[.D141])/2" office:value-type="float" office:value="9.15" calcext:value-type="float">
            <text:p>9.15</text:p>
          </table:table-cell>
          <table:table-cell table:formula="of:=([.E142]-[.E141])/(([.B142]-[.B141])/1000)" office:value-type="float" office:value="8203.12499999999" calcext:value-type="float">
            <text:p>8203.12499999999</text:p>
          </table:table-cell>
        </table:table-row>
        <table:table-row table:style-name="ro1">
          <table:table-cell/>
          <table:table-cell office:value-type="float" office:value="2289" calcext:value-type="float">
            <text:p>2289</text:p>
          </table:table-cell>
          <table:table-cell office:value-type="float" office:value="-10.8" calcext:value-type="float">
            <text:p>-10.8</text:p>
          </table:table-cell>
          <table:table-cell table:formula="of:=([.C143]+[.C142])/2" office:value-type="float" office:value="-7.35" calcext:value-type="float">
            <text:p>-7.35</text:p>
          </table:table-cell>
          <table:table-cell table:formula="of:=([.C143]-[.C142])/(([.B143]-[.B142])/1000)" office:value-type="float" office:value="-431.25" calcext:value-type="float">
            <text:p>-431.25</text:p>
          </table:table-cell>
          <table:table-cell table:formula="of:=([.D143]+[.D142])/2" office:value-type="float" office:value="-2.55" calcext:value-type="float">
            <text:p>-2.55</text:p>
          </table:table-cell>
          <table:table-cell table:formula="of:=([.E143]-[.E142])/(([.B143]-[.B142])/1000)" office:value-type="float" office:value="21093.75" calcext:value-type="float">
            <text:p>21093.75</text:p>
          </table:table-cell>
        </table:table-row>
        <table:table-row table:style-name="ro1">
          <table:table-cell/>
          <table:table-cell office:value-type="float" office:value="2307" calcext:value-type="float">
            <text:p>2307</text:p>
          </table:table-cell>
          <table:table-cell office:value-type="float" office:value="-8.4" calcext:value-type="float">
            <text:p>-8.4</text:p>
          </table:table-cell>
          <table:table-cell table:formula="of:=([.C144]+[.C143])/2" office:value-type="float" office:value="-9.6" calcext:value-type="float">
            <text:p>-9.6</text:p>
          </table:table-cell>
          <table:table-cell table:formula="of:=([.C144]-[.C143])/(([.B144]-[.B143])/1000)" office:value-type="float" office:value="133.333333333333" calcext:value-type="float">
            <text:p>133.333333333333</text:p>
          </table:table-cell>
          <table:table-cell table:formula="of:=([.D144]+[.D143])/2" office:value-type="float" office:value="-8.475" calcext:value-type="float">
            <text:p>-8.475</text:p>
          </table:table-cell>
          <table:table-cell table:formula="of:=([.E144]-[.E143])/(([.B144]-[.B143])/1000)" office:value-type="float" office:value="31365.7407407407" calcext:value-type="float">
            <text:p>31365.7407407407</text:p>
          </table:table-cell>
        </table:table-row>
        <table:table-row table:style-name="ro1">
          <table:table-cell/>
          <table:table-cell office:value-type="float" office:value="2324" calcext:value-type="float">
            <text:p>2324</text:p>
          </table:table-cell>
          <table:table-cell office:value-type="float" office:value="1.8" calcext:value-type="float">
            <text:p>1.8</text:p>
          </table:table-cell>
          <table:table-cell table:formula="of:=([.C145]+[.C144])/2" office:value-type="float" office:value="-3.3" calcext:value-type="float">
            <text:p>-3.3</text:p>
          </table:table-cell>
          <table:table-cell table:formula="of:=([.C145]-[.C144])/(([.B145]-[.B144])/1000)" office:value-type="float" office:value="600" calcext:value-type="float">
            <text:p>600</text:p>
          </table:table-cell>
          <table:table-cell table:formula="of:=([.D145]+[.D144])/2" office:value-type="float" office:value="-6.45" calcext:value-type="float">
            <text:p>-6.45</text:p>
          </table:table-cell>
          <table:table-cell table:formula="of:=([.E145]-[.E144])/(([.B145]-[.B144])/1000)" office:value-type="float" office:value="27450.9803921569" calcext:value-type="float">
            <text:p>27450.9803921569</text:p>
          </table:table-cell>
        </table:table-row>
        <table:table-row table:style-name="ro1">
          <table:table-cell/>
          <table:table-cell office:value-type="float" office:value="2339" calcext:value-type="float">
            <text:p>2339</text:p>
          </table:table-cell>
          <table:table-cell office:value-type="float" office:value="14.4" calcext:value-type="float">
            <text:p>14.4</text:p>
          </table:table-cell>
          <table:table-cell table:formula="of:=([.C146]+[.C145])/2" office:value-type="float" office:value="8.1" calcext:value-type="float">
            <text:p>8.1</text:p>
          </table:table-cell>
          <table:table-cell table:formula="of:=([.C146]-[.C145])/(([.B146]-[.B145])/1000)" office:value-type="float" office:value="840" calcext:value-type="float">
            <text:p>840</text:p>
          </table:table-cell>
          <table:table-cell table:formula="of:=([.D146]+[.D145])/2" office:value-type="float" office:value="2.4" calcext:value-type="float">
            <text:p>2.4</text:p>
          </table:table-cell>
          <table:table-cell table:formula="of:=([.E146]-[.E145])/(([.B146]-[.B145])/1000)" office:value-type="float" office:value="16000" calcext:value-type="float">
            <text:p>16000</text:p>
          </table:table-cell>
        </table:table-row>
        <table:table-row table:style-name="ro1">
          <table:table-cell/>
          <table:table-cell office:value-type="float" office:value="2356" calcext:value-type="float">
            <text:p>2356</text:p>
          </table:table-cell>
          <table:table-cell office:value-type="float" office:value="27" calcext:value-type="float">
            <text:p>27</text:p>
          </table:table-cell>
          <table:table-cell table:formula="of:=([.C147]+[.C146])/2" office:value-type="float" office:value="20.7" calcext:value-type="float">
            <text:p>20.7</text:p>
          </table:table-cell>
          <table:table-cell table:formula="of:=([.C147]-[.C146])/(([.B147]-[.B146])/1000)" office:value-type="float" office:value="741.176470588235" calcext:value-type="float">
            <text:p>741.176470588235</text:p>
          </table:table-cell>
          <table:table-cell table:formula="of:=([.D147]+[.D146])/2" office:value-type="float" office:value="14.4" calcext:value-type="float">
            <text:p>14.4</text:p>
          </table:table-cell>
          <table:table-cell table:formula="of:=([.E147]-[.E146])/(([.B147]-[.B146])/1000)" office:value-type="float" office:value="-5813.14878892734" calcext:value-type="float">
            <text:p>-5813.14878892734</text:p>
          </table:table-cell>
        </table:table-row>
        <table:table-row table:style-name="ro1">
          <table:table-cell/>
          <table:table-cell office:value-type="float" office:value="2372" calcext:value-type="float">
            <text:p>2372</text:p>
          </table:table-cell>
          <table:table-cell office:value-type="float" office:value="34.8" calcext:value-type="float">
            <text:p>34.8</text:p>
          </table:table-cell>
          <table:table-cell table:formula="of:=([.C148]+[.C147])/2" office:value-type="float" office:value="30.9" calcext:value-type="float">
            <text:p>30.9</text:p>
          </table:table-cell>
          <table:table-cell table:formula="of:=([.C148]-[.C147])/(([.B148]-[.B147])/1000)" office:value-type="float" office:value="487.5" calcext:value-type="float">
            <text:p>487.5</text:p>
          </table:table-cell>
          <table:table-cell table:formula="of:=([.D148]+[.D147])/2" office:value-type="float" office:value="25.8" calcext:value-type="float">
            <text:p>25.8</text:p>
          </table:table-cell>
          <table:table-cell table:formula="of:=([.E148]-[.E147])/(([.B148]-[.B147])/1000)" office:value-type="float" office:value="-15854.7794117647" calcext:value-type="float">
            <text:p>-15854.7794117647</text:p>
          </table:table-cell>
        </table:table-row>
        <table:table-row table:style-name="ro1">
          <table:table-cell/>
          <table:table-cell office:value-type="float" office:value="2390" calcext:value-type="float">
            <text:p>2390</text:p>
          </table:table-cell>
          <table:table-cell office:value-type="float" office:value="34.2" calcext:value-type="float">
            <text:p>34.2</text:p>
          </table:table-cell>
          <table:table-cell table:formula="of:=([.C149]+[.C148])/2" office:value-type="float" office:value="34.5" calcext:value-type="float">
            <text:p>34.5</text:p>
          </table:table-cell>
          <table:table-cell table:formula="of:=([.C149]-[.C148])/(([.B149]-[.B148])/1000)" office:value-type="float" office:value="-33.333333333333" calcext:value-type="float">
            <text:p>-33.333333333333</text:p>
          </table:table-cell>
          <table:table-cell table:formula="of:=([.D149]+[.D148])/2" office:value-type="float" office:value="32.7" calcext:value-type="float">
            <text:p>32.7</text:p>
          </table:table-cell>
          <table:table-cell table:formula="of:=([.E149]-[.E148])/(([.B149]-[.B148])/1000)" office:value-type="float" office:value="-28935.1851851852" calcext:value-type="float">
            <text:p>-28935.1851851852</text:p>
          </table:table-cell>
        </table:table-row>
        <table:table-row table:style-name="ro1">
          <table:table-cell/>
          <table:table-cell office:value-type="float" office:value="2406" calcext:value-type="float">
            <text:p>2406</text:p>
          </table:table-cell>
          <table:table-cell office:value-type="float" office:value="26.7" calcext:value-type="float">
            <text:p>26.7</text:p>
          </table:table-cell>
          <table:table-cell table:formula="of:=([.C150]+[.C149])/2" office:value-type="float" office:value="30.45" calcext:value-type="float">
            <text:p>30.45</text:p>
          </table:table-cell>
          <table:table-cell table:formula="of:=([.C150]-[.C149])/(([.B150]-[.B149])/1000)" office:value-type="float" office:value="-468.75" calcext:value-type="float">
            <text:p>-468.75</text:p>
          </table:table-cell>
          <table:table-cell table:formula="of:=([.D150]+[.D149])/2" office:value-type="float" office:value="32.475" calcext:value-type="float">
            <text:p>32.475</text:p>
          </table:table-cell>
          <table:table-cell table:formula="of:=([.E150]-[.E149])/(([.B150]-[.B149])/1000)" office:value-type="float" office:value="-27213.5416666667" calcext:value-type="float">
            <text:p>-27213.5416666667</text:p>
          </table:table-cell>
        </table:table-row>
        <table:table-row table:style-name="ro1">
          <table:table-cell/>
          <table:table-cell office:value-type="float" office:value="2422" calcext:value-type="float">
            <text:p>2422</text:p>
          </table:table-cell>
          <table:table-cell office:value-type="float" office:value="14.7" calcext:value-type="float">
            <text:p>14.7</text:p>
          </table:table-cell>
          <table:table-cell table:formula="of:=([.C151]+[.C150])/2" office:value-type="float" office:value="20.7" calcext:value-type="float">
            <text:p>20.7</text:p>
          </table:table-cell>
          <table:table-cell table:formula="of:=([.C151]-[.C150])/(([.B151]-[.B150])/1000)" office:value-type="float" office:value="-750" calcext:value-type="float">
            <text:p>-750</text:p>
          </table:table-cell>
          <table:table-cell table:formula="of:=([.D151]+[.D150])/2" office:value-type="float" office:value="25.575" calcext:value-type="float">
            <text:p>25.575</text:p>
          </table:table-cell>
          <table:table-cell table:formula="of:=([.E151]-[.E150])/(([.B151]-[.B150])/1000)" office:value-type="float" office:value="-17578.125" calcext:value-type="float">
            <text:p>-17578.125</text:p>
          </table:table-cell>
        </table:table-row>
        <table:table-row table:style-name="ro1">
          <table:table-cell/>
          <table:table-cell office:value-type="float" office:value="2439" calcext:value-type="float">
            <text:p>2439</text:p>
          </table:table-cell>
          <table:table-cell office:value-type="float" office:value="2.7" calcext:value-type="float">
            <text:p>2.7</text:p>
          </table:table-cell>
          <table:table-cell table:formula="of:=([.C152]+[.C151])/2" office:value-type="float" office:value="8.7" calcext:value-type="float">
            <text:p>8.7</text:p>
          </table:table-cell>
          <table:table-cell table:formula="of:=([.C152]-[.C151])/(([.B152]-[.B151])/1000)" office:value-type="float" office:value="-705.882352941176" calcext:value-type="float">
            <text:p>-705.882352941176</text:p>
          </table:table-cell>
          <table:table-cell table:formula="of:=([.D152]+[.D151])/2" office:value-type="float" office:value="14.7" calcext:value-type="float">
            <text:p>14.7</text:p>
          </table:table-cell>
          <table:table-cell table:formula="of:=([.E152]-[.E151])/(([.B152]-[.B151])/1000)" office:value-type="float" office:value="2595.15570934256" calcext:value-type="float">
            <text:p>2595.15570934256</text:p>
          </table:table-cell>
        </table:table-row>
        <table:table-row table:style-name="ro1">
          <table:table-cell/>
          <table:table-cell office:value-type="float" office:value="2454" calcext:value-type="float">
            <text:p>2454</text:p>
          </table:table-cell>
          <table:table-cell office:value-type="float" office:value="-4.5" calcext:value-type="float">
            <text:p>-4.5</text:p>
          </table:table-cell>
          <table:table-cell table:formula="of:=([.C153]+[.C152])/2" office:value-type="float" office:value="-0.9" calcext:value-type="float">
            <text:p>-0.9</text:p>
          </table:table-cell>
          <table:table-cell table:formula="of:=([.C153]-[.C152])/(([.B153]-[.B152])/1000)" office:value-type="float" office:value="-480" calcext:value-type="float">
            <text:p>-480</text:p>
          </table:table-cell>
          <table:table-cell table:formula="of:=([.D153]+[.D152])/2" office:value-type="float" office:value="3.9" calcext:value-type="float">
            <text:p>3.9</text:p>
          </table:table-cell>
          <table:table-cell table:formula="of:=([.E153]-[.E152])/(([.B153]-[.B152])/1000)" office:value-type="float" office:value="15058.8235294118" calcext:value-type="float">
            <text:p>15058.8235294118</text:p>
          </table:table-cell>
        </table:table-row>
        <table:table-row table:style-name="ro1">
          <table:table-cell/>
          <table:table-cell office:value-type="float" office:value="2471" calcext:value-type="float">
            <text:p>2471</text:p>
          </table:table-cell>
          <table:table-cell office:value-type="float" office:value="-6" calcext:value-type="float">
            <text:p>-6</text:p>
          </table:table-cell>
          <table:table-cell table:formula="of:=([.C154]+[.C153])/2" office:value-type="float" office:value="-5.25" calcext:value-type="float">
            <text:p>-5.25</text:p>
          </table:table-cell>
          <table:table-cell table:formula="of:=([.C154]-[.C153])/(([.B154]-[.B153])/1000)" office:value-type="float" office:value="-88.2352941176471" calcext:value-type="float">
            <text:p>-88.2352941176471</text:p>
          </table:table-cell>
          <table:table-cell table:formula="of:=([.D154]+[.D153])/2" office:value-type="float" office:value="-3.075" calcext:value-type="float">
            <text:p>-3.075</text:p>
          </table:table-cell>
          <table:table-cell table:formula="of:=([.E154]-[.E153])/(([.B154]-[.B153])/1000)" office:value-type="float" office:value="23044.9826989619" calcext:value-type="float">
            <text:p>23044.9826989619</text:p>
          </table:table-cell>
        </table:table-row>
        <table:table-row table:style-name="ro1">
          <table:table-cell/>
          <table:table-cell office:value-type="float" office:value="2488" calcext:value-type="float">
            <text:p>2488</text:p>
          </table:table-cell>
          <table:table-cell office:value-type="float" office:value="-0.6" calcext:value-type="float">
            <text:p>-0.6</text:p>
          </table:table-cell>
          <table:table-cell table:formula="of:=([.C155]+[.C154])/2" office:value-type="float" office:value="-3.3" calcext:value-type="float">
            <text:p>-3.3</text:p>
          </table:table-cell>
          <table:table-cell table:formula="of:=([.C155]-[.C154])/(([.B155]-[.B154])/1000)" office:value-type="float" office:value="317.647058823529" calcext:value-type="float">
            <text:p>317.647058823529</text:p>
          </table:table-cell>
          <table:table-cell table:formula="of:=([.D155]+[.D154])/2" office:value-type="float" office:value="-4.275" calcext:value-type="float">
            <text:p>-4.275</text:p>
          </table:table-cell>
          <table:table-cell table:formula="of:=([.E155]-[.E154])/(([.B155]-[.B154])/1000)" office:value-type="float" office:value="23875.4325259516" calcext:value-type="float">
            <text:p>23875.4325259516</text:p>
          </table:table-cell>
        </table:table-row>
        <table:table-row table:style-name="ro1">
          <table:table-cell/>
          <table:table-cell office:value-type="float" office:value="2504" calcext:value-type="float">
            <text:p>2504</text:p>
          </table:table-cell>
          <table:table-cell office:value-type="float" office:value="9.6" calcext:value-type="float">
            <text:p>9.6</text:p>
          </table:table-cell>
          <table:table-cell table:formula="of:=([.C156]+[.C155])/2" office:value-type="float" office:value="4.5" calcext:value-type="float">
            <text:p>4.5</text:p>
          </table:table-cell>
          <table:table-cell table:formula="of:=([.C156]-[.C155])/(([.B156]-[.B155])/1000)" office:value-type="float" office:value="637.5" calcext:value-type="float">
            <text:p>637.5</text:p>
          </table:table-cell>
          <table:table-cell table:formula="of:=([.D156]+[.D155])/2" office:value-type="float" office:value="0.6" calcext:value-type="float">
            <text:p>0.6</text:p>
          </table:table-cell>
          <table:table-cell table:formula="of:=([.E156]-[.E155])/(([.B156]-[.B155])/1000)" office:value-type="float" office:value="19990.8088235294" calcext:value-type="float">
            <text:p>19990.8088235294</text:p>
          </table:table-cell>
        </table:table-row>
        <table:table-row table:style-name="ro1">
          <table:table-cell/>
          <table:table-cell office:value-type="float" office:value="2520" calcext:value-type="float">
            <text:p>2520</text:p>
          </table:table-cell>
          <table:table-cell office:value-type="float" office:value="19.8" calcext:value-type="float">
            <text:p>19.8</text:p>
          </table:table-cell>
          <table:table-cell table:formula="of:=([.C157]+[.C156])/2" office:value-type="float" office:value="14.7" calcext:value-type="float">
            <text:p>14.7</text:p>
          </table:table-cell>
          <table:table-cell table:formula="of:=([.C157]-[.C156])/(([.B157]-[.B156])/1000)" office:value-type="float" office:value="637.5" calcext:value-type="float">
            <text:p>637.5</text:p>
          </table:table-cell>
          <table:table-cell table:formula="of:=([.D157]+[.D156])/2" office:value-type="float" office:value="9.6" calcext:value-type="float">
            <text:p>9.6</text:p>
          </table:table-cell>
          <table:table-cell table:formula="of:=([.E157]-[.E156])/(([.B157]-[.B156])/100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537" calcext:value-type="float">
            <text:p>2537</text:p>
          </table:table-cell>
          <table:table-cell office:value-type="float" office:value="28.2" calcext:value-type="float">
            <text:p>28.2</text:p>
          </table:table-cell>
          <table:table-cell table:formula="of:=([.C158]+[.C157])/2" office:value-type="float" office:value="24" calcext:value-type="float">
            <text:p>24</text:p>
          </table:table-cell>
          <table:table-cell table:formula="of:=([.C158]-[.C157])/(([.B158]-[.B157])/1000)" office:value-type="float" office:value="494.117647058823" calcext:value-type="float">
            <text:p>494.117647058823</text:p>
          </table:table-cell>
          <table:table-cell table:formula="of:=([.D158]+[.D157])/2" office:value-type="float" office:value="19.35" calcext:value-type="float">
            <text:p>19.35</text:p>
          </table:table-cell>
          <table:table-cell table:formula="of:=([.E158]-[.E157])/(([.B158]-[.B157])/1000)" office:value-type="float" office:value="-8434.25605536333" calcext:value-type="float">
            <text:p>-8434.25605536333</text:p>
          </table:table-cell>
        </table:table-row>
        <table:table-row table:style-name="ro1">
          <table:table-cell/>
          <table:table-cell office:value-type="float" office:value="2553" calcext:value-type="float">
            <text:p>2553</text:p>
          </table:table-cell>
          <table:table-cell office:value-type="float" office:value="30.6" calcext:value-type="float">
            <text:p>30.6</text:p>
          </table:table-cell>
          <table:table-cell table:formula="of:=([.C159]+[.C158])/2" office:value-type="float" office:value="29.4" calcext:value-type="float">
            <text:p>29.4</text:p>
          </table:table-cell>
          <table:table-cell table:formula="of:=([.C159]-[.C158])/(([.B159]-[.B158])/1000)" office:value-type="float" office:value="150" calcext:value-type="float">
            <text:p>150</text:p>
          </table:table-cell>
          <table:table-cell table:formula="of:=([.D159]+[.D158])/2" office:value-type="float" office:value="26.7" calcext:value-type="float">
            <text:p>26.7</text:p>
          </table:table-cell>
          <table:table-cell table:formula="of:=([.E159]-[.E158])/(([.B159]-[.B158])/1000)" office:value-type="float" office:value="-21507.3529411765" calcext:value-type="float">
            <text:p>-21507.3529411765</text:p>
          </table:table-cell>
        </table:table-row>
        <table:table-row table:style-name="ro1">
          <table:table-cell/>
          <table:table-cell office:value-type="float" office:value="2570" calcext:value-type="float">
            <text:p>2570</text:p>
          </table:table-cell>
          <table:table-cell office:value-type="float" office:value="27" calcext:value-type="float">
            <text:p>27</text:p>
          </table:table-cell>
          <table:table-cell table:formula="of:=([.C160]+[.C159])/2" office:value-type="float" office:value="28.8" calcext:value-type="float">
            <text:p>28.8</text:p>
          </table:table-cell>
          <table:table-cell table:formula="of:=([.C160]-[.C159])/(([.B160]-[.B159])/1000)" office:value-type="float" office:value="-211.764705882353" calcext:value-type="float">
            <text:p>-211.764705882353</text:p>
          </table:table-cell>
          <table:table-cell table:formula="of:=([.D160]+[.D159])/2" office:value-type="float" office:value="29.1" calcext:value-type="float">
            <text:p>29.1</text:p>
          </table:table-cell>
          <table:table-cell table:formula="of:=([.E160]-[.E159])/(([.B160]-[.B159])/1000)" office:value-type="float" office:value="-21280.276816609" calcext:value-type="float">
            <text:p>-21280.276816609</text:p>
          </table:table-cell>
        </table:table-row>
        <table:table-row table:style-name="ro1">
          <table:table-cell/>
          <table:table-cell office:value-type="float" office:value="2586" calcext:value-type="float">
            <text:p>2586</text:p>
          </table:table-cell>
          <table:table-cell office:value-type="float" office:value="18.9" calcext:value-type="float">
            <text:p>18.9</text:p>
          </table:table-cell>
          <table:table-cell table:formula="of:=([.C161]+[.C160])/2" office:value-type="float" office:value="22.95" calcext:value-type="float">
            <text:p>22.95</text:p>
          </table:table-cell>
          <table:table-cell table:formula="of:=([.C161]-[.C160])/(([.B161]-[.B160])/1000)" office:value-type="float" office:value="-506.25" calcext:value-type="float">
            <text:p>-506.25</text:p>
          </table:table-cell>
          <table:table-cell table:formula="of:=([.D161]+[.D160])/2" office:value-type="float" office:value="25.875" calcext:value-type="float">
            <text:p>25.875</text:p>
          </table:table-cell>
          <table:table-cell table:formula="of:=([.E161]-[.E160])/(([.B161]-[.B160])/1000)" office:value-type="float" office:value="-18405.3308823529" calcext:value-type="float">
            <text:p>-18405.3308823529</text:p>
          </table:table-cell>
        </table:table-row>
        <table:table-row table:style-name="ro1">
          <table:table-cell/>
          <table:table-cell office:value-type="float" office:value="2604" calcext:value-type="float">
            <text:p>2604</text:p>
          </table:table-cell>
          <table:table-cell office:value-type="float" office:value="9" calcext:value-type="float">
            <text:p>9</text:p>
          </table:table-cell>
          <table:table-cell table:formula="of:=([.C162]+[.C161])/2" office:value-type="float" office:value="13.95" calcext:value-type="float">
            <text:p>13.95</text:p>
          </table:table-cell>
          <table:table-cell table:formula="of:=([.C162]-[.C161])/(([.B162]-[.B161])/1000)" office:value-type="float" office:value="-550" calcext:value-type="float">
            <text:p>-550</text:p>
          </table:table-cell>
          <table:table-cell table:formula="of:=([.D162]+[.D161])/2" office:value-type="float" office:value="18.45" calcext:value-type="float">
            <text:p>18.45</text:p>
          </table:table-cell>
          <table:table-cell table:formula="of:=([.E162]-[.E161])/(([.B162]-[.B161])/1000)" office:value-type="float" office:value="-2430.55555555555" calcext:value-type="float">
            <text:p>-2430.55555555555</text:p>
          </table:table-cell>
        </table:table-row>
        <table:table-row table:style-name="ro1">
          <table:table-cell/>
          <table:table-cell office:value-type="float" office:value="2619" calcext:value-type="float">
            <text:p>2619</text:p>
          </table:table-cell>
          <table:table-cell office:value-type="float" office:value="1.8" calcext:value-type="float">
            <text:p>1.8</text:p>
          </table:table-cell>
          <table:table-cell table:formula="of:=([.C163]+[.C162])/2" office:value-type="float" office:value="5.4" calcext:value-type="float">
            <text:p>5.4</text:p>
          </table:table-cell>
          <table:table-cell table:formula="of:=([.C163]-[.C162])/(([.B163]-[.B162])/1000)" office:value-type="float" office:value="-480" calcext:value-type="float">
            <text:p>-480</text:p>
          </table:table-cell>
          <table:table-cell table:formula="of:=([.D163]+[.D162])/2" office:value-type="float" office:value="9.675" calcext:value-type="float">
            <text:p>9.675</text:p>
          </table:table-cell>
          <table:table-cell table:formula="of:=([.E163]-[.E162])/(([.B163]-[.B162])/1000)" office:value-type="float" office:value="4666.66666666666" calcext:value-type="float">
            <text:p>4666.66666666666</text:p>
          </table:table-cell>
        </table:table-row>
        <table:table-row table:style-name="ro1">
          <table:table-cell/>
          <table:table-cell office:value-type="float" office:value="2634" calcext:value-type="float">
            <text:p>2634</text:p>
          </table:table-cell>
          <table:table-cell office:value-type="float" office:value="-1.8" calcext:value-type="float">
            <text:p>-1.8</text:p>
          </table:table-cell>
          <table:table-cell table:formula="of:=([.C164]+[.C163])/2" office:value-type="float" office:value="0" calcext:value-type="float">
            <text:p>0</text:p>
          </table:table-cell>
          <table:table-cell table:formula="of:=([.C164]-[.C163])/(([.B164]-[.B163])/1000)" office:value-type="float" office:value="-240" calcext:value-type="float">
            <text:p>-240</text:p>
          </table:table-cell>
          <table:table-cell table:formula="of:=([.D164]+[.D163])/2" office:value-type="float" office:value="2.7" calcext:value-type="float">
            <text:p>2.7</text:p>
          </table:table-cell>
          <table:table-cell table:formula="of:=([.E164]-[.E163])/(([.B164]-[.B163])/1000)" office:value-type="float" office:value="16000" calcext:value-type="float">
            <text:p>16000</text:p>
          </table:table-cell>
        </table:table-row>
        <table:table-row table:style-name="ro1">
          <table:table-cell/>
          <table:table-cell office:value-type="float" office:value="2651" calcext:value-type="float">
            <text:p>2651</text:p>
          </table:table-cell>
          <table:table-cell office:value-type="float" office:value="-0.6" calcext:value-type="float">
            <text:p>-0.6</text:p>
          </table:table-cell>
          <table:table-cell table:formula="of:=([.C165]+[.C164])/2" office:value-type="float" office:value="-1.2" calcext:value-type="float">
            <text:p>-1.2</text:p>
          </table:table-cell>
          <table:table-cell table:formula="of:=([.C165]-[.C164])/(([.B165]-[.B164])/1000)" office:value-type="float" office:value="70.5882352941177" calcext:value-type="float">
            <text:p>70.5882352941177</text:p>
          </table:table-cell>
          <table:table-cell table:formula="of:=([.D165]+[.D164])/2" office:value-type="float" office:value="-0.6" calcext:value-type="float">
            <text:p>-0.6</text:p>
          </table:table-cell>
          <table:table-cell table:formula="of:=([.E165]-[.E164])/(([.B165]-[.B164])/1000)" office:value-type="float" office:value="18269.8961937716" calcext:value-type="float">
            <text:p>18269.8961937716</text:p>
          </table:table-cell>
        </table:table-row>
        <table:table-row table:style-name="ro1">
          <table:table-cell/>
          <table:table-cell office:value-type="float" office:value="2668" calcext:value-type="float">
            <text:p>2668</text:p>
          </table:table-cell>
          <table:table-cell office:value-type="float" office:value="5.7" calcext:value-type="float">
            <text:p>5.7</text:p>
          </table:table-cell>
          <table:table-cell table:formula="of:=([.C166]+[.C165])/2" office:value-type="float" office:value="2.55" calcext:value-type="float">
            <text:p>2.55</text:p>
          </table:table-cell>
          <table:table-cell table:formula="of:=([.C166]-[.C165])/(([.B166]-[.B165])/1000)" office:value-type="float" office:value="370.588235294118" calcext:value-type="float">
            <text:p>370.588235294118</text:p>
          </table:table-cell>
          <table:table-cell table:formula="of:=([.D166]+[.D165])/2" office:value-type="float" office:value="0.675" calcext:value-type="float">
            <text:p>0.675</text:p>
          </table:table-cell>
          <table:table-cell table:formula="of:=([.E166]-[.E165])/(([.B166]-[.B165])/1000)" office:value-type="float" office:value="17647.0588235294" calcext:value-type="float">
            <text:p>17647.0588235294</text:p>
          </table:table-cell>
        </table:table-row>
        <table:table-row table:style-name="ro1">
          <table:table-cell/>
          <table:table-cell office:value-type="float" office:value="2683" calcext:value-type="float">
            <text:p>2683</text:p>
          </table:table-cell>
          <table:table-cell office:value-type="float" office:value="13.5" calcext:value-type="float">
            <text:p>13.5</text:p>
          </table:table-cell>
          <table:table-cell table:formula="of:=([.C167]+[.C166])/2" office:value-type="float" office:value="9.6" calcext:value-type="float">
            <text:p>9.6</text:p>
          </table:table-cell>
          <table:table-cell table:formula="of:=([.C167]-[.C166])/(([.B167]-[.B166])/1000)" office:value-type="float" office:value="520" calcext:value-type="float">
            <text:p>520</text:p>
          </table:table-cell>
          <table:table-cell table:formula="of:=([.D167]+[.D166])/2" office:value-type="float" office:value="6.075" calcext:value-type="float">
            <text:p>6.075</text:p>
          </table:table-cell>
          <table:table-cell table:formula="of:=([.E167]-[.E166])/(([.B167]-[.B166])/1000)" office:value-type="float" office:value="9960.78431372549" calcext:value-type="float">
            <text:p>9960.78431372549</text:p>
          </table:table-cell>
        </table:table-row>
        <table:table-row table:style-name="ro1">
          <table:table-cell/>
          <table:table-cell office:value-type="float" office:value="2700" calcext:value-type="float">
            <text:p>2700</text:p>
          </table:table-cell>
          <table:table-cell office:value-type="float" office:value="21.3" calcext:value-type="float">
            <text:p>21.3</text:p>
          </table:table-cell>
          <table:table-cell table:formula="of:=([.C168]+[.C167])/2" office:value-type="float" office:value="17.4" calcext:value-type="float">
            <text:p>17.4</text:p>
          </table:table-cell>
          <table:table-cell table:formula="of:=([.C168]-[.C167])/(([.B168]-[.B167])/1000)" office:value-type="float" office:value="458.823529411765" calcext:value-type="float">
            <text:p>458.823529411765</text:p>
          </table:table-cell>
          <table:table-cell table:formula="of:=([.D168]+[.D167])/2" office:value-type="float" office:value="13.5" calcext:value-type="float">
            <text:p>13.5</text:p>
          </table:table-cell>
          <table:table-cell table:formula="of:=([.E168]-[.E167])/(([.B168]-[.B167])/1000)" office:value-type="float" office:value="-3598.61591695502" calcext:value-type="float">
            <text:p>-3598.61591695502</text:p>
          </table:table-cell>
        </table:table-row>
        <table:table-row table:style-name="ro1">
          <table:table-cell/>
          <table:table-cell office:value-type="float" office:value="2716" calcext:value-type="float">
            <text:p>2716</text:p>
          </table:table-cell>
          <table:table-cell office:value-type="float" office:value="25.8" calcext:value-type="float">
            <text:p>25.8</text:p>
          </table:table-cell>
          <table:table-cell table:formula="of:=([.C169]+[.C168])/2" office:value-type="float" office:value="23.55" calcext:value-type="float">
            <text:p>23.55</text:p>
          </table:table-cell>
          <table:table-cell table:formula="of:=([.C169]-[.C168])/(([.B169]-[.B168])/1000)" office:value-type="float" office:value="281.25" calcext:value-type="float">
            <text:p>281.25</text:p>
          </table:table-cell>
          <table:table-cell table:formula="of:=([.D169]+[.D168])/2" office:value-type="float" office:value="20.475" calcext:value-type="float">
            <text:p>20.475</text:p>
          </table:table-cell>
          <table:table-cell table:formula="of:=([.E169]-[.E168])/(([.B169]-[.B168])/1000)" office:value-type="float" office:value="-11098.3455882353" calcext:value-type="float">
            <text:p>-11098.3455882353</text:p>
          </table:table-cell>
        </table:table-row>
        <table:table-row table:style-name="ro1">
          <table:table-cell/>
          <table:table-cell office:value-type="float" office:value="2734" calcext:value-type="float">
            <text:p>2734</text:p>
          </table:table-cell>
          <table:table-cell office:value-type="float" office:value="25.5" calcext:value-type="float">
            <text:p>25.5</text:p>
          </table:table-cell>
          <table:table-cell table:formula="of:=([.C170]+[.C169])/2" office:value-type="float" office:value="25.65" calcext:value-type="float">
            <text:p>25.65</text:p>
          </table:table-cell>
          <table:table-cell table:formula="of:=([.C170]-[.C169])/(([.B170]-[.B169])/1000)" office:value-type="float" office:value="-16.6666666666667" calcext:value-type="float">
            <text:p>-16.6666666666667</text:p>
          </table:table-cell>
          <table:table-cell table:formula="of:=([.D170]+[.D169])/2" office:value-type="float" office:value="24.6" calcext:value-type="float">
            <text:p>24.6</text:p>
          </table:table-cell>
          <table:table-cell table:formula="of:=([.E170]-[.E169])/(([.B170]-[.B169])/1000)" office:value-type="float" office:value="-16550.9259259259" calcext:value-type="float">
            <text:p>-16550.9259259259</text:p>
          </table:table-cell>
        </table:table-row>
        <table:table-row table:style-name="ro1">
          <table:table-cell/>
          <table:table-cell office:value-type="float" office:value="2750" calcext:value-type="float">
            <text:p>2750</text:p>
          </table:table-cell>
          <table:table-cell office:value-type="float" office:value="21" calcext:value-type="float">
            <text:p>21</text:p>
          </table:table-cell>
          <table:table-cell table:formula="of:=([.C171]+[.C170])/2" office:value-type="float" office:value="23.25" calcext:value-type="float">
            <text:p>23.25</text:p>
          </table:table-cell>
          <table:table-cell table:formula="of:=([.C171]-[.C170])/(([.B171]-[.B170])/1000)" office:value-type="float" office:value="-281.25" calcext:value-type="float">
            <text:p>-281.25</text:p>
          </table:table-cell>
          <table:table-cell table:formula="of:=([.D171]+[.D170])/2" office:value-type="float" office:value="24.45" calcext:value-type="float">
            <text:p>24.45</text:p>
          </table:table-cell>
          <table:table-cell table:formula="of:=([.E171]-[.E170])/(([.B171]-[.B170])/1000)" office:value-type="float" office:value="-16536.4583333333" calcext:value-type="float">
            <text:p>-16536.4583333333</text:p>
          </table:table-cell>
        </table:table-row>
        <table:table-row table:style-name="ro1">
          <table:table-cell/>
          <table:table-cell office:value-type="float" office:value="2766" calcext:value-type="float">
            <text:p>2766</text:p>
          </table:table-cell>
          <table:table-cell office:value-type="float" office:value="14.1" calcext:value-type="float">
            <text:p>14.1</text:p>
          </table:table-cell>
          <table:table-cell table:formula="of:=([.C172]+[.C171])/2" office:value-type="float" office:value="17.55" calcext:value-type="float">
            <text:p>17.55</text:p>
          </table:table-cell>
          <table:table-cell table:formula="of:=([.C172]-[.C171])/(([.B172]-[.B171])/1000)" office:value-type="float" office:value="-431.25" calcext:value-type="float">
            <text:p>-431.25</text:p>
          </table:table-cell>
          <table:table-cell table:formula="of:=([.D172]+[.D171])/2" office:value-type="float" office:value="20.4" calcext:value-type="float">
            <text:p>20.4</text:p>
          </table:table-cell>
          <table:table-cell table:formula="of:=([.E172]-[.E171])/(([.B172]-[.B171])/1000)" office:value-type="float" office:value="-9375" calcext:value-type="float">
            <text:p>-9375</text:p>
          </table:table-cell>
        </table:table-row>
        <table:table-row table:style-name="ro1">
          <table:table-cell/>
          <table:table-cell office:value-type="float" office:value="2783" calcext:value-type="float">
            <text:p>2783</text:p>
          </table:table-cell>
          <table:table-cell office:value-type="float" office:value="7.2" calcext:value-type="float">
            <text:p>7.2</text:p>
          </table:table-cell>
          <table:table-cell table:formula="of:=([.C173]+[.C172])/2" office:value-type="float" office:value="10.65" calcext:value-type="float">
            <text:p>10.65</text:p>
          </table:table-cell>
          <table:table-cell table:formula="of:=([.C173]-[.C172])/(([.B173]-[.B172])/1000)" office:value-type="float" office:value="-405.882352941176" calcext:value-type="float">
            <text:p>-405.882352941176</text:p>
          </table:table-cell>
          <table:table-cell table:formula="of:=([.D173]+[.D172])/2" office:value-type="float" office:value="14.1" calcext:value-type="float">
            <text:p>14.1</text:p>
          </table:table-cell>
          <table:table-cell table:formula="of:=([.E173]-[.E172])/(([.B173]-[.B172])/1000)" office:value-type="float" office:value="1492.21453287198" calcext:value-type="float">
            <text:p>1492.21453287198</text:p>
          </table:table-cell>
        </table:table-row>
        <table:table-row table:style-name="ro1">
          <table:table-cell/>
          <table:table-cell office:value-type="float" office:value="2799" calcext:value-type="float">
            <text:p>2799</text:p>
          </table:table-cell>
          <table:table-cell office:value-type="float" office:value="3" calcext:value-type="float">
            <text:p>3</text:p>
          </table:table-cell>
          <table:table-cell table:formula="of:=([.C174]+[.C173])/2" office:value-type="float" office:value="5.1" calcext:value-type="float">
            <text:p>5.1</text:p>
          </table:table-cell>
          <table:table-cell table:formula="of:=([.C174]-[.C173])/(([.B174]-[.B173])/1000)" office:value-type="float" office:value="-262.5" calcext:value-type="float">
            <text:p>-262.5</text:p>
          </table:table-cell>
          <table:table-cell table:formula="of:=([.D174]+[.D173])/2" office:value-type="float" office:value="7.875" calcext:value-type="float">
            <text:p>7.875</text:p>
          </table:table-cell>
          <table:table-cell table:formula="of:=([.E174]-[.E173])/(([.B174]-[.B173])/1000)" office:value-type="float" office:value="8961.39705882353" calcext:value-type="float">
            <text:p>8961.39705882353</text:p>
          </table:table-cell>
        </table:table-row>
        <table:table-row table:style-name="ro1">
          <table:table-cell/>
          <table:table-cell office:value-type="float" office:value="2814" calcext:value-type="float">
            <text:p>2814</text:p>
          </table:table-cell>
          <table:table-cell office:value-type="float" office:value="2.1" calcext:value-type="float">
            <text:p>2.1</text:p>
          </table:table-cell>
          <table:table-cell table:formula="of:=([.C175]+[.C174])/2" office:value-type="float" office:value="2.55" calcext:value-type="float">
            <text:p>2.55</text:p>
          </table:table-cell>
          <table:table-cell table:formula="of:=([.C175]-[.C174])/(([.B175]-[.B174])/1000)" office:value-type="float" office:value="-60" calcext:value-type="float">
            <text:p>-60</text:p>
          </table:table-cell>
          <table:table-cell table:formula="of:=([.D175]+[.D174])/2" office:value-type="float" office:value="3.825" calcext:value-type="float">
            <text:p>3.825</text:p>
          </table:table-cell>
          <table:table-cell table:formula="of:=([.E175]-[.E174])/(([.B175]-[.B174])/1000)" office:value-type="float" office:value="13500" calcext:value-type="float">
            <text:p>13500</text:p>
          </table:table-cell>
        </table:table-row>
        <table:table-row table:style-name="ro1">
          <table:table-cell/>
          <table:table-cell office:value-type="float" office:value="2830" calcext:value-type="float">
            <text:p>2830</text:p>
          </table:table-cell>
          <table:table-cell office:value-type="float" office:value="4.5" calcext:value-type="float">
            <text:p>4.5</text:p>
          </table:table-cell>
          <table:table-cell table:formula="of:=([.C176]+[.C175])/2" office:value-type="float" office:value="3.3" calcext:value-type="float">
            <text:p>3.3</text:p>
          </table:table-cell>
          <table:table-cell table:formula="of:=([.C176]-[.C175])/(([.B176]-[.B175])/1000)" office:value-type="float" office:value="150" calcext:value-type="float">
            <text:p>150</text:p>
          </table:table-cell>
          <table:table-cell table:formula="of:=([.D176]+[.D175])/2" office:value-type="float" office:value="2.925" calcext:value-type="float">
            <text:p>2.925</text:p>
          </table:table-cell>
          <table:table-cell table:formula="of:=([.E176]-[.E175])/(([.B176]-[.B175])/1000)" office:value-type="float" office:value="13125" calcext:value-type="float">
            <text:p>13125</text:p>
          </table:table-cell>
        </table:table-row>
        <table:table-row table:style-name="ro1">
          <table:table-cell/>
          <table:table-cell office:value-type="float" office:value="2845" calcext:value-type="float">
            <text:p>2845</text:p>
          </table:table-cell>
          <table:table-cell office:value-type="float" office:value="9.6" calcext:value-type="float">
            <text:p>9.6</text:p>
          </table:table-cell>
          <table:table-cell table:formula="of:=([.C177]+[.C176])/2" office:value-type="float" office:value="7.05" calcext:value-type="float">
            <text:p>7.05</text:p>
          </table:table-cell>
          <table:table-cell table:formula="of:=([.C177]-[.C176])/(([.B177]-[.B176])/1000)" office:value-type="float" office:value="340" calcext:value-type="float">
            <text:p>340</text:p>
          </table:table-cell>
          <table:table-cell table:formula="of:=([.D177]+[.D176])/2" office:value-type="float" office:value="5.175" calcext:value-type="float">
            <text:p>5.175</text:p>
          </table:table-cell>
          <table:table-cell table:formula="of:=([.E177]-[.E176])/(([.B177]-[.B176])/1000)" office:value-type="float" office:value="12666.6666666667" calcext:value-type="float">
            <text:p>12666.6666666667</text:p>
          </table:table-cell>
        </table:table-row>
        <table:table-row table:style-name="ro1">
          <table:table-cell/>
          <table:table-cell office:value-type="float" office:value="2862" calcext:value-type="float">
            <text:p>2862</text:p>
          </table:table-cell>
          <table:table-cell office:value-type="float" office:value="15.3" calcext:value-type="float">
            <text:p>15.3</text:p>
          </table:table-cell>
          <table:table-cell table:formula="of:=([.C178]+[.C177])/2" office:value-type="float" office:value="12.45" calcext:value-type="float">
            <text:p>12.45</text:p>
          </table:table-cell>
          <table:table-cell table:formula="of:=([.C178]-[.C177])/(([.B178]-[.B177])/1000)" office:value-type="float" office:value="335.294117647059" calcext:value-type="float">
            <text:p>335.294117647059</text:p>
          </table:table-cell>
          <table:table-cell table:formula="of:=([.D178]+[.D177])/2" office:value-type="float" office:value="9.75" calcext:value-type="float">
            <text:p>9.75</text:p>
          </table:table-cell>
          <table:table-cell table:formula="of:=([.E178]-[.E177])/(([.B178]-[.B177])/1000)" office:value-type="float" office:value="-276.816608996539" calcext:value-type="float">
            <text:p>-276.816608996539</text:p>
          </table:table-cell>
        </table:table-row>
        <table:table-row table:style-name="ro1">
          <table:table-cell/>
          <table:table-cell office:value-type="float" office:value="2878" calcext:value-type="float">
            <text:p>2878</text:p>
          </table:table-cell>
          <table:table-cell office:value-type="float" office:value="20.7" calcext:value-type="float">
            <text:p>20.7</text:p>
          </table:table-cell>
          <table:table-cell table:formula="of:=([.C179]+[.C178])/2" office:value-type="float" office:value="18" calcext:value-type="float">
            <text:p>18</text:p>
          </table:table-cell>
          <table:table-cell table:formula="of:=([.C179]-[.C178])/(([.B179]-[.B178])/1000)" office:value-type="float" office:value="337.5" calcext:value-type="float">
            <text:p>337.5</text:p>
          </table:table-cell>
          <table:table-cell table:formula="of:=([.D179]+[.D178])/2" office:value-type="float" office:value="15.225" calcext:value-type="float">
            <text:p>15.225</text:p>
          </table:table-cell>
          <table:table-cell table:formula="of:=([.E179]-[.E178])/(([.B179]-[.B178])/1000)" office:value-type="float" office:value="137.867647058815" calcext:value-type="float">
            <text:p>137.867647058815</text:p>
          </table:table-cell>
        </table:table-row>
        <table:table-row table:style-name="ro1">
          <table:table-cell/>
          <table:table-cell office:value-type="float" office:value="2894" calcext:value-type="float">
            <text:p>2894</text:p>
          </table:table-cell>
          <table:table-cell office:value-type="float" office:value="22.5" calcext:value-type="float">
            <text:p>22.5</text:p>
          </table:table-cell>
          <table:table-cell table:formula="of:=([.C180]+[.C179])/2" office:value-type="float" office:value="21.6" calcext:value-type="float">
            <text:p>21.6</text:p>
          </table:table-cell>
          <table:table-cell table:formula="of:=([.C180]-[.C179])/(([.B180]-[.B179])/1000)" office:value-type="float" office:value="112.5" calcext:value-type="float">
            <text:p>112.5</text:p>
          </table:table-cell>
          <table:table-cell table:formula="of:=([.D180]+[.D179])/2" office:value-type="float" office:value="19.8" calcext:value-type="float">
            <text:p>19.8</text:p>
          </table:table-cell>
          <table:table-cell table:formula="of:=([.E180]-[.E179])/(([.B180]-[.B179])/1000)" office:value-type="float" office:value="-14062.5" calcext:value-type="float">
            <text:p>-14062.5</text:p>
          </table:table-cell>
        </table:table-row>
        <table:table-row table:style-name="ro1">
          <table:table-cell/>
          <table:table-cell office:value-type="float" office:value="2911" calcext:value-type="float">
            <text:p>2911</text:p>
          </table:table-cell>
          <table:table-cell office:value-type="float" office:value="21" calcext:value-type="float">
            <text:p>21</text:p>
          </table:table-cell>
          <table:table-cell table:formula="of:=([.C181]+[.C180])/2" office:value-type="float" office:value="21.75" calcext:value-type="float">
            <text:p>21.75</text:p>
          </table:table-cell>
          <table:table-cell table:formula="of:=([.C181]-[.C180])/(([.B181]-[.B180])/1000)" office:value-type="float" office:value="-88.2352941176471" calcext:value-type="float">
            <text:p>-88.2352941176471</text:p>
          </table:table-cell>
          <table:table-cell table:formula="of:=([.D181]+[.D180])/2" office:value-type="float" office:value="21.675" calcext:value-type="float">
            <text:p>21.675</text:p>
          </table:table-cell>
          <table:table-cell table:formula="of:=([.E181]-[.E180])/(([.B181]-[.B180])/1000)" office:value-type="float" office:value="-11807.9584775087" calcext:value-type="float">
            <text:p>-11807.9584775087</text:p>
          </table:table-cell>
        </table:table-row>
        <table:table-row table:style-name="ro1">
          <table:table-cell/>
          <table:table-cell office:value-type="float" office:value="2928" calcext:value-type="float">
            <text:p>2928</text:p>
          </table:table-cell>
          <table:table-cell office:value-type="float" office:value="17.1" calcext:value-type="float">
            <text:p>17.1</text:p>
          </table:table-cell>
          <table:table-cell table:formula="of:=([.C182]+[.C181])/2" office:value-type="float" office:value="19.05" calcext:value-type="float">
            <text:p>19.05</text:p>
          </table:table-cell>
          <table:table-cell table:formula="of:=([.C182]-[.C181])/(([.B182]-[.B181])/1000)" office:value-type="float" office:value="-229.411764705882" calcext:value-type="float">
            <text:p>-229.411764705882</text:p>
          </table:table-cell>
          <table:table-cell table:formula="of:=([.D182]+[.D181])/2" office:value-type="float" office:value="20.4" calcext:value-type="float">
            <text:p>20.4</text:p>
          </table:table-cell>
          <table:table-cell table:formula="of:=([.E182]-[.E181])/(([.B182]-[.B181])/1000)" office:value-type="float" office:value="-8304.49826989619" calcext:value-type="float">
            <text:p>-8304.49826989619</text:p>
          </table:table-cell>
        </table:table-row>
        <table:table-row table:style-name="ro1">
          <table:table-cell/>
          <table:table-cell office:value-type="float" office:value="2945" calcext:value-type="float">
            <text:p>2945</text:p>
          </table:table-cell>
          <table:table-cell office:value-type="float" office:value="12" calcext:value-type="float">
            <text:p>12</text:p>
          </table:table-cell>
          <table:table-cell table:formula="of:=([.C183]+[.C182])/2" office:value-type="float" office:value="14.55" calcext:value-type="float">
            <text:p>14.55</text:p>
          </table:table-cell>
          <table:table-cell table:formula="of:=([.C183]-[.C182])/(([.B183]-[.B182])/1000)" office:value-type="float" office:value="-300" calcext:value-type="float">
            <text:p>-300</text:p>
          </table:table-cell>
          <table:table-cell table:formula="of:=([.D183]+[.D182])/2" office:value-type="float" office:value="16.8" calcext:value-type="float">
            <text:p>16.8</text:p>
          </table:table-cell>
          <table:table-cell table:formula="of:=([.E183]-[.E182])/(([.B183]-[.B182])/1000)" office:value-type="float" office:value="-4152.24913494811" calcext:value-type="float">
            <text:p>-4152.24913494811</text:p>
          </table:table-cell>
        </table:table-row>
        <table:table-row table:style-name="ro1">
          <table:table-cell/>
          <table:table-cell office:value-type="float" office:value="2961" calcext:value-type="float">
            <text:p>2961</text:p>
          </table:table-cell>
          <table:table-cell office:value-type="float" office:value="7.8" calcext:value-type="float">
            <text:p>7.8</text:p>
          </table:table-cell>
          <table:table-cell table:formula="of:=([.C184]+[.C183])/2" office:value-type="float" office:value="9.9" calcext:value-type="float">
            <text:p>9.9</text:p>
          </table:table-cell>
          <table:table-cell table:formula="of:=([.C184]-[.C183])/(([.B184]-[.B183])/1000)" office:value-type="float" office:value="-262.5" calcext:value-type="float">
            <text:p>-262.5</text:p>
          </table:table-cell>
          <table:table-cell table:formula="of:=([.D184]+[.D183])/2" office:value-type="float" office:value="12.225" calcext:value-type="float">
            <text:p>12.225</text:p>
          </table:table-cell>
          <table:table-cell table:formula="of:=([.E184]-[.E183])/(([.B184]-[.B183])/1000)" office:value-type="float" office:value="2343.75" calcext:value-type="float">
            <text:p>2343.75</text:p>
          </table:table-cell>
        </table:table-row>
        <table:table-row table:style-name="ro1">
          <table:table-cell/>
          <table:table-cell office:value-type="float" office:value="2976" calcext:value-type="float">
            <text:p>2976</text:p>
          </table:table-cell>
          <table:table-cell office:value-type="float" office:value="5.4" calcext:value-type="float">
            <text:p>5.4</text:p>
          </table:table-cell>
          <table:table-cell table:formula="of:=([.C185]+[.C184])/2" office:value-type="float" office:value="6.6" calcext:value-type="float">
            <text:p>6.6</text:p>
          </table:table-cell>
          <table:table-cell table:formula="of:=([.C185]-[.C184])/(([.B185]-[.B184])/1000)" office:value-type="float" office:value="-160" calcext:value-type="float">
            <text:p>-160</text:p>
          </table:table-cell>
          <table:table-cell table:formula="of:=([.D185]+[.D184])/2" office:value-type="float" office:value="8.25" calcext:value-type="float">
            <text:p>8.25</text:p>
          </table:table-cell>
          <table:table-cell table:formula="of:=([.E185]-[.E184])/(([.B185]-[.B184])/1000)" office:value-type="float" office:value="6833.33333333334" calcext:value-type="float">
            <text:p>6833.33333333334</text:p>
          </table:table-cell>
        </table:table-row>
        <table:table-row table:style-name="ro1">
          <table:table-cell/>
          <table:table-cell office:value-type="float" office:value="2993" calcext:value-type="float">
            <text:p>2993</text:p>
          </table:table-cell>
          <table:table-cell office:value-type="float" office:value="6" calcext:value-type="float">
            <text:p>6</text:p>
          </table:table-cell>
          <table:table-cell table:formula="of:=([.C186]+[.C185])/2" office:value-type="float" office:value="5.7" calcext:value-type="float">
            <text:p>5.7</text:p>
          </table:table-cell>
          <table:table-cell table:formula="of:=([.C186]-[.C185])/(([.B186]-[.B185])/1000)" office:value-type="float" office:value="35.2941176470588" calcext:value-type="float">
            <text:p>35.2941176470588</text:p>
          </table:table-cell>
          <table:table-cell table:formula="of:=([.D186]+[.D185])/2" office:value-type="float" office:value="6.15" calcext:value-type="float">
            <text:p>6.15</text:p>
          </table:table-cell>
          <table:table-cell table:formula="of:=([.E186]-[.E185])/(([.B186]-[.B185])/1000)" office:value-type="float" office:value="11487.8892733564" calcext:value-type="float">
            <text:p>11487.8892733564</text:p>
          </table:table-cell>
        </table:table-row>
        <table:table-row table:style-name="ro1">
          <table:table-cell/>
          <table:table-cell office:value-type="float" office:value="3008" calcext:value-type="float">
            <text:p>3008</text:p>
          </table:table-cell>
          <table:table-cell office:value-type="float" office:value="8.7" calcext:value-type="float">
            <text:p>8.7</text:p>
          </table:table-cell>
          <table:table-cell table:formula="of:=([.C187]+[.C186])/2" office:value-type="float" office:value="7.35" calcext:value-type="float">
            <text:p>7.35</text:p>
          </table:table-cell>
          <table:table-cell table:formula="of:=([.C187]-[.C186])/(([.B187]-[.B186])/1000)" office:value-type="float" office:value="180" calcext:value-type="float">
            <text:p>180</text:p>
          </table:table-cell>
          <table:table-cell table:formula="of:=([.D187]+[.D186])/2" office:value-type="float" office:value="6.525" calcext:value-type="float">
            <text:p>6.525</text:p>
          </table:table-cell>
          <table:table-cell table:formula="of:=([.E187]-[.E186])/(([.B187]-[.B186])/1000)" office:value-type="float" office:value="9647.05882352941" calcext:value-type="float">
            <text:p>9647.05882352941</text:p>
          </table:table-cell>
        </table:table-row>
        <table:table-row table:style-name="ro1">
          <table:table-cell/>
          <table:table-cell office:value-type="float" office:value="3023" calcext:value-type="float">
            <text:p>3023</text:p>
          </table:table-cell>
          <table:table-cell office:value-type="float" office:value="12.3" calcext:value-type="float">
            <text:p>12.3</text:p>
          </table:table-cell>
          <table:table-cell table:formula="of:=([.C188]+[.C187])/2" office:value-type="float" office:value="10.5" calcext:value-type="float">
            <text:p>10.5</text:p>
          </table:table-cell>
          <table:table-cell table:formula="of:=([.C188]-[.C187])/(([.B188]-[.B187])/1000)" office:value-type="float" office:value="240" calcext:value-type="float">
            <text:p>240</text:p>
          </table:table-cell>
          <table:table-cell table:formula="of:=([.D188]+[.D187])/2" office:value-type="float" office:value="8.925" calcext:value-type="float">
            <text:p>8.925</text:p>
          </table:table-cell>
          <table:table-cell table:formula="of:=([.E188]-[.E187])/(([.B188]-[.B187])/1000)" office:value-type="float" office:value="4000.00000000001" calcext:value-type="float">
            <text:p>4000.00000000001</text:p>
          </table:table-cell>
        </table:table-row>
        <table:table-row table:style-name="ro1">
          <table:table-cell/>
          <table:table-cell office:value-type="float" office:value="3040" calcext:value-type="float">
            <text:p>3040</text:p>
          </table:table-cell>
          <table:table-cell office:value-type="float" office:value="16.2" calcext:value-type="float">
            <text:p>16.2</text:p>
          </table:table-cell>
          <table:table-cell table:formula="of:=([.C189]+[.C188])/2" office:value-type="float" office:value="14.25" calcext:value-type="float">
            <text:p>14.25</text:p>
          </table:table-cell>
          <table:table-cell table:formula="of:=([.C189]-[.C188])/(([.B189]-[.B188])/1000)" office:value-type="float" office:value="229.411764705882" calcext:value-type="float">
            <text:p>229.411764705882</text:p>
          </table:table-cell>
          <table:table-cell table:formula="of:=([.D189]+[.D188])/2" office:value-type="float" office:value="12.375" calcext:value-type="float">
            <text:p>12.375</text:p>
          </table:table-cell>
          <table:table-cell table:formula="of:=([.E189]-[.E188])/(([.B189]-[.B188])/1000)" office:value-type="float" office:value="-622.837370242227" calcext:value-type="float">
            <text:p>-622.837370242227</text:p>
          </table:table-cell>
        </table:table-row>
        <table:table-row table:style-name="ro1">
          <table:table-cell/>
          <table:table-cell office:value-type="float" office:value="3057" calcext:value-type="float">
            <text:p>3057</text:p>
          </table:table-cell>
          <table:table-cell office:value-type="float" office:value="18.9" calcext:value-type="float">
            <text:p>18.9</text:p>
          </table:table-cell>
          <table:table-cell table:formula="of:=([.C190]+[.C189])/2" office:value-type="float" office:value="17.55" calcext:value-type="float">
            <text:p>17.55</text:p>
          </table:table-cell>
          <table:table-cell table:formula="of:=([.C190]-[.C189])/(([.B190]-[.B189])/1000)" office:value-type="float" office:value="158.823529411765" calcext:value-type="float">
            <text:p>158.823529411765</text:p>
          </table:table-cell>
          <table:table-cell table:formula="of:=([.D190]+[.D189])/2" office:value-type="float" office:value="15.9" calcext:value-type="float">
            <text:p>15.9</text:p>
          </table:table-cell>
          <table:table-cell table:formula="of:=([.E190]-[.E189])/(([.B190]-[.B189])/1000)" office:value-type="float" office:value="-4152.2491349481" calcext:value-type="float">
            <text:p>-4152.2491349481</text:p>
          </table:table-cell>
        </table:table-row>
        <table:table-row table:style-name="ro1">
          <table:table-cell/>
          <table:table-cell office:value-type="float" office:value="3074" calcext:value-type="float">
            <text:p>3074</text:p>
          </table:table-cell>
          <table:table-cell office:value-type="float" office:value="19.2" calcext:value-type="float">
            <text:p>19.2</text:p>
          </table:table-cell>
          <table:table-cell table:formula="of:=([.C191]+[.C190])/2" office:value-type="float" office:value="19.05" calcext:value-type="float">
            <text:p>19.05</text:p>
          </table:table-cell>
          <table:table-cell table:formula="of:=([.C191]-[.C190])/(([.B191]-[.B190])/1000)" office:value-type="float" office:value="17.6470588235295" calcext:value-type="float">
            <text:p>17.6470588235295</text:p>
          </table:table-cell>
          <table:table-cell table:formula="of:=([.D191]+[.D190])/2" office:value-type="float" office:value="18.3" calcext:value-type="float">
            <text:p>18.3</text:p>
          </table:table-cell>
          <table:table-cell table:formula="of:=([.E191]-[.E190])/(([.B191]-[.B190])/1000)" office:value-type="float" office:value="-8304.49826989619" calcext:value-type="float">
            <text:p>-8304.49826989619</text:p>
          </table:table-cell>
        </table:table-row>
        <table:table-row table:style-name="ro1">
          <table:table-cell/>
          <table:table-cell office:value-type="float" office:value="3090" calcext:value-type="float">
            <text:p>3090</text:p>
          </table:table-cell>
          <table:table-cell office:value-type="float" office:value="17.4" calcext:value-type="float">
            <text:p>17.4</text:p>
          </table:table-cell>
          <table:table-cell table:formula="of:=([.C192]+[.C191])/2" office:value-type="float" office:value="18.3" calcext:value-type="float">
            <text:p>18.3</text:p>
          </table:table-cell>
          <table:table-cell table:formula="of:=([.C192]-[.C191])/(([.B192]-[.B191])/1000)" office:value-type="float" office:value="-112.5" calcext:value-type="float">
            <text:p>-112.5</text:p>
          </table:table-cell>
          <table:table-cell table:formula="of:=([.D192]+[.D191])/2" office:value-type="float" office:value="18.675" calcext:value-type="float">
            <text:p>18.675</text:p>
          </table:table-cell>
          <table:table-cell table:formula="of:=([.E192]-[.E191])/(([.B192]-[.B191])/1000)" office:value-type="float" office:value="-8134.19117647059" calcext:value-type="float">
            <text:p>-8134.19117647059</text:p>
          </table:table-cell>
        </table:table-row>
        <table:table-row table:style-name="ro1">
          <table:table-cell/>
          <table:table-cell office:value-type="float" office:value="3106" calcext:value-type="float">
            <text:p>3106</text:p>
          </table:table-cell>
          <table:table-cell office:value-type="float" office:value="14.4" calcext:value-type="float">
            <text:p>14.4</text:p>
          </table:table-cell>
          <table:table-cell table:formula="of:=([.C193]+[.C192])/2" office:value-type="float" office:value="15.9" calcext:value-type="float">
            <text:p>15.9</text:p>
          </table:table-cell>
          <table:table-cell table:formula="of:=([.C193]-[.C192])/(([.B193]-[.B192])/1000)" office:value-type="float" office:value="-187.5" calcext:value-type="float">
            <text:p>-187.5</text:p>
          </table:table-cell>
          <table:table-cell table:formula="of:=([.D193]+[.D192])/2" office:value-type="float" office:value="17.1" calcext:value-type="float">
            <text:p>17.1</text:p>
          </table:table-cell>
          <table:table-cell table:formula="of:=([.E193]-[.E192])/(([.B193]-[.B192])/1000)" office:value-type="float" office:value="-4687.49999999999" calcext:value-type="float">
            <text:p>-4687.49999999999</text:p>
          </table:table-cell>
        </table:table-row>
        <table:table-row table:style-name="ro1">
          <table:table-cell/>
          <table:table-cell office:value-type="float" office:value="3124" calcext:value-type="float">
            <text:p>3124</text:p>
          </table:table-cell>
          <table:table-cell office:value-type="float" office:value="11.4" calcext:value-type="float">
            <text:p>11.4</text:p>
          </table:table-cell>
          <table:table-cell table:formula="of:=([.C194]+[.C193])/2" office:value-type="float" office:value="12.9" calcext:value-type="float">
            <text:p>12.9</text:p>
          </table:table-cell>
          <table:table-cell table:formula="of:=([.C194]-[.C193])/(([.B194]-[.B193])/1000)" office:value-type="float" office:value="-166.666666666667" calcext:value-type="float">
            <text:p>-166.666666666667</text:p>
          </table:table-cell>
          <table:table-cell table:formula="of:=([.D194]+[.D193])/2" office:value-type="float" office:value="14.4" calcext:value-type="float">
            <text:p>14.4</text:p>
          </table:table-cell>
          <table:table-cell table:formula="of:=([.E194]-[.E193])/(([.B194]-[.B193])/1000)" office:value-type="float" office:value="1157.4074074074" calcext:value-type="float">
            <text:p>1157.4074074074</text:p>
          </table:table-cell>
        </table:table-row>
        <table:table-row table:style-name="ro1">
          <table:table-cell/>
          <table:table-cell office:value-type="float" office:value="3140" calcext:value-type="float">
            <text:p>3140</text:p>
          </table:table-cell>
          <table:table-cell office:value-type="float" office:value="9" calcext:value-type="float">
            <text:p>9</text:p>
          </table:table-cell>
          <table:table-cell table:formula="of:=([.C195]+[.C194])/2" office:value-type="float" office:value="10.2" calcext:value-type="float">
            <text:p>10.2</text:p>
          </table:table-cell>
          <table:table-cell table:formula="of:=([.C195]-[.C194])/(([.B195]-[.B194])/1000)" office:value-type="float" office:value="-150" calcext:value-type="float">
            <text:p>-150</text:p>
          </table:table-cell>
          <table:table-cell table:formula="of:=([.D195]+[.D194])/2" office:value-type="float" office:value="11.55" calcext:value-type="float">
            <text:p>11.55</text:p>
          </table:table-cell>
          <table:table-cell table:formula="of:=([.E195]-[.E194])/(([.B195]-[.B194])/1000)" office:value-type="float" office:value="1041.66666666667" calcext:value-type="float">
            <text:p>1041.66666666667</text:p>
          </table:table-cell>
        </table:table-row>
        <table:table-row table:style-name="ro1">
          <table:table-cell/>
          <table:table-cell office:value-type="float" office:value="3155" calcext:value-type="float">
            <text:p>3155</text:p>
          </table:table-cell>
          <table:table-cell office:value-type="float" office:value="8.7" calcext:value-type="float">
            <text:p>8.7</text:p>
          </table:table-cell>
          <table:table-cell table:formula="of:=([.C196]+[.C195])/2" office:value-type="float" office:value="8.85" calcext:value-type="float">
            <text:p>8.85</text:p>
          </table:table-cell>
          <table:table-cell table:formula="of:=([.C196]-[.C195])/(([.B196]-[.B195])/1000)" office:value-type="float" office:value="-20" calcext:value-type="float">
            <text:p>-20</text:p>
          </table:table-cell>
          <table:table-cell table:formula="of:=([.D196]+[.D195])/2" office:value-type="float" office:value="9.525" calcext:value-type="float">
            <text:p>9.525</text:p>
          </table:table-cell>
          <table:table-cell table:formula="of:=([.E196]-[.E195])/(([.B196]-[.B195])/1000)" office:value-type="float" office:value="8666.66666666666" calcext:value-type="float">
            <text:p>8666.66666666666</text:p>
          </table:table-cell>
        </table:table-row>
        <table:table-row table:style-name="ro1">
          <table:table-cell/>
          <table:table-cell office:value-type="float" office:value="3171" calcext:value-type="float">
            <text:p>3171</text:p>
          </table:table-cell>
          <table:table-cell office:value-type="float" office:value="9.6" calcext:value-type="float">
            <text:p>9.6</text:p>
          </table:table-cell>
          <table:table-cell table:formula="of:=([.C197]+[.C196])/2" office:value-type="float" office:value="9.15" calcext:value-type="float">
            <text:p>9.15</text:p>
          </table:table-cell>
          <table:table-cell table:formula="of:=([.C197]-[.C196])/(([.B197]-[.B196])/1000)" office:value-type="float" office:value="56.25" calcext:value-type="float">
            <text:p>56.25</text:p>
          </table:table-cell>
          <table:table-cell table:formula="of:=([.D197]+[.D196])/2" office:value-type="float" office:value="9" calcext:value-type="float">
            <text:p>9</text:p>
          </table:table-cell>
          <table:table-cell table:formula="of:=([.E197]-[.E196])/(([.B197]-[.B196])/1000)" office:value-type="float" office:value="4765.625" calcext:value-type="float">
            <text:p>4765.625</text:p>
          </table:table-cell>
        </table:table-row>
        <table:table-row table:style-name="ro1">
          <table:table-cell/>
          <table:table-cell office:value-type="float" office:value="3186" calcext:value-type="float">
            <text:p>3186</text:p>
          </table:table-cell>
          <table:table-cell office:value-type="float" office:value="11.7" calcext:value-type="float">
            <text:p>11.7</text:p>
          </table:table-cell>
          <table:table-cell table:formula="of:=([.C198]+[.C197])/2" office:value-type="float" office:value="10.65" calcext:value-type="float">
            <text:p>10.65</text:p>
          </table:table-cell>
          <table:table-cell table:formula="of:=([.C198]-[.C197])/(([.B198]-[.B197])/1000)" office:value-type="float" office:value="140" calcext:value-type="float">
            <text:p>140</text:p>
          </table:table-cell>
          <table:table-cell table:formula="of:=([.D198]+[.D197])/2" office:value-type="float" office:value="9.9" calcext:value-type="float">
            <text:p>9.9</text:p>
          </table:table-cell>
          <table:table-cell table:formula="of:=([.E198]-[.E197])/(([.B198]-[.B197])/1000)" office:value-type="float" office:value="5583.33333333333" calcext:value-type="float">
            <text:p>5583.33333333333</text:p>
          </table:table-cell>
        </table:table-row>
        <table:table-row table:style-name="ro1">
          <table:table-cell/>
          <table:table-cell office:value-type="float" office:value="3204" calcext:value-type="float">
            <text:p>3204</text:p>
          </table:table-cell>
          <table:table-cell office:value-type="float" office:value="13.8" calcext:value-type="float">
            <text:p>13.8</text:p>
          </table:table-cell>
          <table:table-cell table:formula="of:=([.C199]+[.C198])/2" office:value-type="float" office:value="12.75" calcext:value-type="float">
            <text:p>12.75</text:p>
          </table:table-cell>
          <table:table-cell table:formula="of:=([.C199]-[.C198])/(([.B199]-[.B198])/1000)" office:value-type="float" office:value="116.666666666667" calcext:value-type="float">
            <text:p>116.666666666667</text:p>
          </table:table-cell>
          <table:table-cell table:formula="of:=([.D199]+[.D198])/2" office:value-type="float" office:value="11.7" calcext:value-type="float">
            <text:p>11.7</text:p>
          </table:table-cell>
          <table:table-cell table:formula="of:=([.E199]-[.E198])/(([.B199]-[.B198])/1000)" office:value-type="float" office:value="-1296.29629629629" calcext:value-type="float">
            <text:p>-1296.29629629629</text:p>
          </table:table-cell>
        </table:table-row>
        <table:table-row table:style-name="ro1">
          <table:table-cell/>
          <table:table-cell office:value-type="float" office:value="3220" calcext:value-type="float">
            <text:p>3220</text:p>
          </table:table-cell>
          <table:table-cell office:value-type="float" office:value="15.3" calcext:value-type="float">
            <text:p>15.3</text:p>
          </table:table-cell>
          <table:table-cell table:formula="of:=([.C200]+[.C199])/2" office:value-type="float" office:value="14.55" calcext:value-type="float">
            <text:p>14.55</text:p>
          </table:table-cell>
          <table:table-cell table:formula="of:=([.C200]-[.C199])/(([.B200]-[.B199])/1000)" office:value-type="float" office:value="93.75" calcext:value-type="float">
            <text:p>93.75</text:p>
          </table:table-cell>
          <table:table-cell table:formula="of:=([.D200]+[.D199])/2" office:value-type="float" office:value="13.65" calcext:value-type="float">
            <text:p>13.65</text:p>
          </table:table-cell>
          <table:table-cell table:formula="of:=([.E200]-[.E199])/(([.B200]-[.B199])/1000)" office:value-type="float" office:value="-1432.29166666667" calcext:value-type="float">
            <text:p>-1432.29166666667</text:p>
          </table:table-cell>
        </table:table-row>
        <table:table-row table:style-name="ro1">
          <table:table-cell/>
          <table:table-cell office:value-type="float" office:value="3236" calcext:value-type="float">
            <text:p>3236</text:p>
          </table:table-cell>
          <table:table-cell office:value-type="float" office:value="15.9" calcext:value-type="float">
            <text:p>15.9</text:p>
          </table:table-cell>
          <table:table-cell table:formula="of:=([.C201]+[.C200])/2" office:value-type="float" office:value="15.6" calcext:value-type="float">
            <text:p>15.6</text:p>
          </table:table-cell>
          <table:table-cell table:formula="of:=([.C201]-[.C200])/(([.B201]-[.B200])/1000)" office:value-type="float" office:value="37.5" calcext:value-type="float">
            <text:p>37.5</text:p>
          </table:table-cell>
          <table:table-cell table:formula="of:=([.D201]+[.D200])/2" office:value-type="float" office:value="15.075" calcext:value-type="float">
            <text:p>15.075</text:p>
          </table:table-cell>
          <table:table-cell table:formula="of:=([.E201]-[.E200])/(([.B201]-[.B200])/1000)" office:value-type="float" office:value="-3515.625" calcext:value-type="float">
            <text:p>-3515.625</text:p>
          </table:table-cell>
        </table:table-row>
        <table:table-row table:style-name="ro1">
          <table:table-cell/>
          <table:table-cell office:value-type="float" office:value="3253" calcext:value-type="float">
            <text:p>3253</text:p>
          </table:table-cell>
          <table:table-cell office:value-type="float" office:value="15.3" calcext:value-type="float">
            <text:p>15.3</text:p>
          </table:table-cell>
          <table:table-cell table:formula="of:=([.C202]+[.C201])/2" office:value-type="float" office:value="15.6" calcext:value-type="float">
            <text:p>15.6</text:p>
          </table:table-cell>
          <table:table-cell table:formula="of:=([.C202]-[.C201])/(([.B202]-[.B201])/1000)" office:value-type="float" office:value="-35.2941176470588" calcext:value-type="float">
            <text:p>-35.2941176470588</text:p>
          </table:table-cell>
          <table:table-cell table:formula="of:=([.D202]+[.D201])/2" office:value-type="float" office:value="15.6" calcext:value-type="float">
            <text:p>15.6</text:p>
          </table:table-cell>
          <table:table-cell table:formula="of:=([.E202]-[.E201])/(([.B202]-[.B201])/1000)" office:value-type="float" office:value="-4282.00692041522" calcext:value-type="float">
            <text:p>-4282.00692041522</text:p>
          </table:table-cell>
        </table:table-row>
        <table:table-row table:style-name="ro1">
          <table:table-cell/>
          <table:table-cell office:value-type="float" office:value="3270" calcext:value-type="float">
            <text:p>3270</text:p>
          </table:table-cell>
          <table:table-cell office:value-type="float" office:value="14.1" calcext:value-type="float">
            <text:p>14.1</text:p>
          </table:table-cell>
          <table:table-cell table:formula="of:=([.C203]+[.C202])/2" office:value-type="float" office:value="14.7" calcext:value-type="float">
            <text:p>14.7</text:p>
          </table:table-cell>
          <table:table-cell table:formula="of:=([.C203]-[.C202])/(([.B203]-[.B202])/1000)" office:value-type="float" office:value="-70.5882352941177" calcext:value-type="float">
            <text:p>-70.5882352941177</text:p>
          </table:table-cell>
          <table:table-cell table:formula="of:=([.D203]+[.D202])/2" office:value-type="float" office:value="15.15" calcext:value-type="float">
            <text:p>15.15</text:p>
          </table:table-cell>
          <table:table-cell table:formula="of:=([.E203]-[.E202])/(([.B203]-[.B202])/1000)" office:value-type="float" office:value="-2076.12456747405" calcext:value-type="float">
            <text:p>-2076.12456747405</text:p>
          </table:table-cell>
        </table:table-row>
        <table:table-row table:style-name="ro1">
          <table:table-cell/>
          <table:table-cell office:value-type="float" office:value="3287" calcext:value-type="float">
            <text:p>3287</text:p>
          </table:table-cell>
          <table:table-cell office:value-type="float" office:value="12.6" calcext:value-type="float">
            <text:p>12.6</text:p>
          </table:table-cell>
          <table:table-cell table:formula="of:=([.C204]+[.C203])/2" office:value-type="float" office:value="13.35" calcext:value-type="float">
            <text:p>13.35</text:p>
          </table:table-cell>
          <table:table-cell table:formula="of:=([.C204]-[.C203])/(([.B204]-[.B203])/1000)" office:value-type="float" office:value="-88.2352941176471" calcext:value-type="float">
            <text:p>-88.2352941176471</text:p>
          </table:table-cell>
          <table:table-cell table:formula="of:=([.D204]+[.D203])/2" office:value-type="float" office:value="14.025" calcext:value-type="float">
            <text:p>14.025</text:p>
          </table:table-cell>
          <table:table-cell table:formula="of:=([.E204]-[.E203])/(([.B204]-[.B203])/1000)" office:value-type="float" office:value="-1038.06228373702" calcext:value-type="float">
            <text:p>-1038.06228373702</text:p>
          </table:table-cell>
        </table:table-row>
        <table:table-row table:style-name="ro1">
          <table:table-cell/>
          <table:table-cell office:value-type="float" office:value="3303" calcext:value-type="float">
            <text:p>3303</text:p>
          </table:table-cell>
          <table:table-cell office:value-type="float" office:value="11.7" calcext:value-type="float">
            <text:p>11.7</text:p>
          </table:table-cell>
          <table:table-cell table:formula="of:=([.C205]+[.C204])/2" office:value-type="float" office:value="12.15" calcext:value-type="float">
            <text:p>12.15</text:p>
          </table:table-cell>
          <table:table-cell table:formula="of:=([.C205]-[.C204])/(([.B205]-[.B204])/1000)" office:value-type="float" office:value="-56.25" calcext:value-type="float">
            <text:p>-56.25</text:p>
          </table:table-cell>
          <table:table-cell table:formula="of:=([.D205]+[.D204])/2" office:value-type="float" office:value="12.75" calcext:value-type="float">
            <text:p>12.75</text:p>
          </table:table-cell>
          <table:table-cell table:formula="of:=([.E205]-[.E204])/(([.B205]-[.B204])/1000)" office:value-type="float" office:value="1999.08088235294" calcext:value-type="float">
            <text:p>1999.08088235294</text:p>
          </table:table-cell>
        </table:table-row>
        <table:table-row table:style-name="ro1">
          <table:table-cell/>
          <table:table-cell office:value-type="float" office:value="3319" calcext:value-type="float">
            <text:p>3319</text:p>
          </table:table-cell>
          <table:table-cell office:value-type="float" office:value="11.1" calcext:value-type="float">
            <text:p>11.1</text:p>
          </table:table-cell>
          <table:table-cell table:formula="of:=([.C206]+[.C205])/2" office:value-type="float" office:value="11.4" calcext:value-type="float">
            <text:p>11.4</text:p>
          </table:table-cell>
          <table:table-cell table:formula="of:=([.C206]-[.C205])/(([.B206]-[.B205])/1000)" office:value-type="float" office:value="-37.5" calcext:value-type="float">
            <text:p>-37.5</text:p>
          </table:table-cell>
          <table:table-cell table:formula="of:=([.D206]+[.D205])/2" office:value-type="float" office:value="11.775" calcext:value-type="float">
            <text:p>11.775</text:p>
          </table:table-cell>
          <table:table-cell table:formula="of:=([.E206]-[.E205])/(([.B206]-[.B205])/1000)" office:value-type="float" office:value="1171.875" calcext:value-type="float">
            <text:p>1171.875</text:p>
          </table:table-cell>
        </table:table-row>
        <table:table-row table:style-name="ro1">
          <table:table-cell/>
          <table:table-cell office:value-type="float" office:value="3342" calcext:value-type="float">
            <text:p>3342</text:p>
          </table:table-cell>
          <table:table-cell office:value-type="float" office:value="11.4" calcext:value-type="float">
            <text:p>11.4</text:p>
          </table:table-cell>
          <table:table-cell table:formula="of:=([.C207]+[.C206])/2" office:value-type="float" office:value="11.25" calcext:value-type="float">
            <text:p>11.25</text:p>
          </table:table-cell>
          <table:table-cell table:formula="of:=([.C207]-[.C206])/(([.B207]-[.B206])/1000)" office:value-type="float" office:value="13.0434782608696" calcext:value-type="float">
            <text:p>13.0434782608696</text:p>
          </table:table-cell>
          <table:table-cell table:formula="of:=([.D207]+[.D206])/2" office:value-type="float" office:value="11.325" calcext:value-type="float">
            <text:p>11.325</text:p>
          </table:table-cell>
          <table:table-cell table:formula="of:=([.E207]-[.E206])/(([.B207]-[.B206])/1000)" office:value-type="float" office:value="2197.54253308129" calcext:value-type="float">
            <text:p>2197.54253308129</text:p>
          </table:table-cell>
        </table:table-row>
        <table:table-row table:style-name="ro1">
          <table:table-cell/>
          <table:table-cell office:value-type="float" office:value="3353" calcext:value-type="float">
            <text:p>3353</text:p>
          </table:table-cell>
          <table:table-cell office:value-type="float" office:value="11.7" calcext:value-type="float">
            <text:p>11.7</text:p>
          </table:table-cell>
          <table:table-cell table:formula="of:=([.C208]+[.C207])/2" office:value-type="float" office:value="11.55" calcext:value-type="float">
            <text:p>11.55</text:p>
          </table:table-cell>
          <table:table-cell table:formula="of:=([.C208]-[.C207])/(([.B208]-[.B207])/1000)" office:value-type="float" office:value="27.2727272727272" calcext:value-type="float">
            <text:p>27.2727272727272</text:p>
          </table:table-cell>
          <table:table-cell table:formula="of:=([.D208]+[.D207])/2" office:value-type="float" office:value="11.4" calcext:value-type="float">
            <text:p>11.4</text:p>
          </table:table-cell>
          <table:table-cell table:formula="of:=([.E208]-[.E207])/(([.B208]-[.B207])/1000)" office:value-type="float" office:value="1293.56809198705" calcext:value-type="float">
            <text:p>1293.56809198705</text:p>
          </table:table-cell>
        </table:table-row>
        <table:table-row table:style-name="ro1">
          <table:table-cell/>
          <table:table-cell office:value-type="float" office:value="3369" calcext:value-type="float">
            <text:p>3369</text:p>
          </table:table-cell>
          <table:table-cell office:value-type="float" office:value="12.3" calcext:value-type="float">
            <text:p>12.3</text:p>
          </table:table-cell>
          <table:table-cell table:formula="of:=([.C209]+[.C208])/2" office:value-type="float" office:value="12" calcext:value-type="float">
            <text:p>12</text:p>
          </table:table-cell>
          <table:table-cell table:formula="of:=([.C209]-[.C208])/(([.B209]-[.B208])/1000)" office:value-type="float" office:value="37.5000000000001" calcext:value-type="float">
            <text:p>37.5000000000001</text:p>
          </table:table-cell>
          <table:table-cell table:formula="of:=([.D209]+[.D208])/2" office:value-type="float" office:value="11.775" calcext:value-type="float">
            <text:p>11.775</text:p>
          </table:table-cell>
          <table:table-cell table:formula="of:=([.E209]-[.E208])/(([.B209]-[.B208])/1000)" office:value-type="float" office:value="639.204545454557" calcext:value-type="float">
            <text:p>639.204545454557</text:p>
          </table:table-cell>
        </table:table-row>
        <table:table-row table:style-name="ro1">
          <table:table-cell/>
          <table:table-cell office:value-type="float" office:value="3386" calcext:value-type="float">
            <text:p>3386</text:p>
          </table:table-cell>
          <table:table-cell office:value-type="float" office:value="12.9" calcext:value-type="float">
            <text:p>12.9</text:p>
          </table:table-cell>
          <table:table-cell table:formula="of:=([.C210]+[.C209])/2" office:value-type="float" office:value="12.6" calcext:value-type="float">
            <text:p>12.6</text:p>
          </table:table-cell>
          <table:table-cell table:formula="of:=([.C210]-[.C209])/(([.B210]-[.B209])/1000)" office:value-type="float" office:value="35.2941176470588" calcext:value-type="float">
            <text:p>35.2941176470588</text:p>
          </table:table-cell>
          <table:table-cell table:formula="of:=([.D210]+[.D209])/2" office:value-type="float" office:value="12.3" calcext:value-type="float">
            <text:p>12.3</text:p>
          </table:table-cell>
          <table:table-cell table:formula="of:=([.E210]-[.E209])/(([.B210]-[.B209])/1000)" office:value-type="float" office:value="-129.757785467135" calcext:value-type="float">
            <text:p>-129.757785467135</text:p>
          </table:table-cell>
        </table:table-row>
        <table:table-row table:style-name="ro1">
          <table:table-cell/>
          <table:table-cell office:value-type="float" office:value="3417" calcext:value-type="float">
            <text:p>3417</text:p>
          </table:table-cell>
          <table:table-cell office:value-type="float" office:value="12.6" calcext:value-type="float">
            <text:p>12.6</text:p>
          </table:table-cell>
          <table:table-cell table:formula="of:=([.C211]+[.C210])/2" office:value-type="float" office:value="12.75" calcext:value-type="float">
            <text:p>12.75</text:p>
          </table:table-cell>
          <table:table-cell table:formula="of:=([.C211]-[.C210])/(([.B211]-[.B210])/1000)" office:value-type="float" office:value="-9.67741935483873" calcext:value-type="float">
            <text:p>-9.67741935483873</text:p>
          </table:table-cell>
          <table:table-cell table:formula="of:=([.D211]+[.D210])/2" office:value-type="float" office:value="12.675" calcext:value-type="float">
            <text:p>12.675</text:p>
          </table:table-cell>
          <table:table-cell table:formula="of:=([.E211]-[.E210])/(([.B211]-[.B210])/1000)" office:value-type="float" office:value="-1450.69474199669" calcext:value-type="float">
            <text:p>-1450.69474199669</text:p>
          </table:table-cell>
        </table:table-row>
        <table:table-row table:style-name="ro1">
          <table:table-cell/>
          <table:table-cell office:value-type="float" office:value="3431" calcext:value-type="float">
            <text:p>3431</text:p>
          </table:table-cell>
          <table:table-cell office:value-type="float" office:value="12.3" calcext:value-type="float">
            <text:p>12.3</text:p>
          </table:table-cell>
          <table:table-cell table:formula="of:=([.C212]+[.C211])/2" office:value-type="float" office:value="12.45" calcext:value-type="float">
            <text:p>12.45</text:p>
          </table:table-cell>
          <table:table-cell table:formula="of:=([.C212]-[.C211])/(([.B212]-[.B211])/1000)" office:value-type="float" office:value="-21.4285714285714" calcext:value-type="float">
            <text:p>-21.4285714285714</text:p>
          </table:table-cell>
          <table:table-cell table:formula="of:=([.D212]+[.D211])/2" office:value-type="float" office:value="12.6" calcext:value-type="float">
            <text:p>12.6</text:p>
          </table:table-cell>
          <table:table-cell table:formula="of:=([.E212]-[.E211])/(([.B212]-[.B211])/1000)" office:value-type="float" office:value="-839.368005266616" calcext:value-type="float">
            <text:p>-839.3680052666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7T12:28:29.759721754</meta:creation-date>
    <dc:date>2020-11-27T12:42:41.434557665</dc:date>
    <meta:editing-duration>PT1M46S</meta:editing-duration>
    <meta:editing-cycles>1</meta:editing-cycles>
    <meta:document-statistic meta:table-count="1" meta:cell-count="1266" meta:object-count="0"/>
    <meta:generator>LibreOffice/6.0.7.3$Linux_AARCH64 LibreOffice_project/00m0$Build-3</meta:generator>
  </office:meta>
</office:document-meta>
</file>